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2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wiss" style:font-pitch="variable"/>
    <style:font-face style:name="Wingdings" svg:font-family="Wingdings"/>
    <style:font-face style:name="Wingdings1" svg:font-family="Wingdings" style:font-pitch="variable" style:font-charset="x-symbol"/>
    <style:font-face style:name="Wingdings2" svg:font-family="Wingdings" style:font-adornments="Normal" style:font-pitch="variable" style:font-charset="x-symbol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4" style:family="paragraph" style:parent-style-name="_5f_Header_20_N_20_page_20_impaire_20__28_D_29_">
      <style:paragraph-properties fo:text-align="start" style:justify-single-word="false"/>
    </style:style>
    <style:style style:name="P5" style:family="paragraph" style:parent-style-name="Footer">
      <style:paragraph-properties fo:text-align="start" style:justify-single-word="false"/>
      <style:text-properties officeooo:paragraph-rsid="00d4df5c"/>
    </style:style>
    <style:style style:name="P6" style:family="paragraph" style:parent-style-name="_5f_Header_20_G_20_page_20_paire_20__28_G_29_">
      <style:paragraph-properties fo:text-align="start" style:justify-single-word="false"/>
    </style:style>
    <style:style style:name="P7" style:family="paragraph" style:parent-style-name="Footer">
      <style:paragraph-properties fo:text-align="start" style:justify-single-word="false"/>
      <style:text-properties officeooo:paragraph-rsid="0211dd7e"/>
    </style:style>
    <style:style style:name="P8" style:family="paragraph" style:parent-style-name="Header">
      <style:paragraph-properties fo:text-align="start" style:justify-single-word="false"/>
      <style:text-properties officeooo:paragraph-rsid="0211dd7e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0" style:family="paragraph" style:parent-style-name="Header">
      <style:paragraph-properties fo:text-align="start" style:justify-single-word="false"/>
      <style:text-properties officeooo:paragraph-rsid="02a56131"/>
    </style:style>
    <style:style style:name="P11" style:family="paragraph" style:parent-style-name="Header">
      <style:paragraph-properties fo:text-align="center" style:justify-single-word="false"/>
      <style:text-properties officeooo:paragraph-rsid="00ab054e"/>
    </style:style>
    <style:style style:name="P12" style:family="paragraph" style:parent-style-name="Header">
      <style:paragraph-properties fo:text-align="center" style:justify-single-word="false"/>
      <style:text-properties officeooo:paragraph-rsid="00c10aa6"/>
    </style:style>
    <style:style style:name="P1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4" style:family="paragraph" style:parent-style-name="Footer">
      <style:text-properties officeooo:rsid="00178920" officeooo:paragraph-rsid="00178920"/>
    </style:style>
    <style:style style:name="P1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9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20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2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22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3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24" style:family="paragraph" style:parent-style-name="Footer">
      <style:text-properties officeooo:paragraph-rsid="00863005"/>
    </style:style>
    <style:style style:name="P25" style:family="paragraph" style:parent-style-name="Footer">
      <style:text-properties officeooo:paragraph-rsid="00c384cf"/>
    </style:style>
    <style:style style:name="P2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3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268e0aa" officeooo:paragraph-rsid="0273bdf8"/>
    </style:style>
    <style:style style:name="P3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3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3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3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3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4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4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4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5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5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59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70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71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72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7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7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75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76" style:family="paragraph" style:parent-style-name="Footer">
      <style:text-properties officeooo:paragraph-rsid="00d4df5c"/>
    </style:style>
    <style:style style:name="P77" style:family="paragraph" style:parent-style-name="Footer">
      <style:paragraph-properties fo:text-align="end" style:justify-single-word="false"/>
      <style:text-properties officeooo:paragraph-rsid="00d4df5c"/>
    </style:style>
    <style:style style:name="P78" style:family="paragraph" style:parent-style-name="_5f_Header_20_G_20_page_20_impaire_20__28_D_29_">
      <style:text-properties officeooo:paragraph-rsid="01259ec2"/>
    </style:style>
    <style:style style:name="P79" style:family="paragraph" style:parent-style-name="_5f_Header_20_G_20_page_20_paire_20__28_G_29_">
      <style:text-properties officeooo:paragraph-rsid="00eb2abc"/>
    </style:style>
    <style:style style:name="P80" style:family="paragraph" style:parent-style-name="Footer">
      <style:text-properties officeooo:paragraph-rsid="030c4d7d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Footer">
      <style:text-properties officeooo:paragraph-rsid="008d016c"/>
    </style:style>
    <style:style style:name="P83" style:family="paragraph" style:parent-style-name="Footer">
      <style:text-properties officeooo:paragraph-rsid="010f7046"/>
    </style:style>
    <style:style style:name="P84" style:family="paragraph" style:parent-style-name="Footer">
      <style:text-properties officeooo:paragraph-rsid="01120261"/>
    </style:style>
    <style:style style:name="P85" style:family="paragraph" style:parent-style-name="Header">
      <style:paragraph-properties fo:margin-left="0cm" fo:margin-right="0cm" fo:text-indent="0cm" style:auto-text-indent="false"/>
    </style:style>
    <style:style style:name="P86" style:family="paragraph" style:parent-style-name="_5f_Header_20_N_20_page_20_impaire_20__28_D_29_">
      <style:text-properties officeooo:rsid="027aa87d" officeooo:paragraph-rsid="027aa87d"/>
    </style:style>
    <style:style style:name="P87" style:family="paragraph" style:parent-style-name="_5f_Header_20_N_20_page_20_impaire_20__28_D_29_">
      <style:text-properties officeooo:rsid="0277791e" officeooo:paragraph-rsid="0277791e"/>
    </style:style>
    <style:style style:name="P88" style:family="paragraph" style:parent-style-name="Footer">
      <style:text-properties officeooo:rsid="0242edd8" officeooo:paragraph-rsid="0242edd8"/>
    </style:style>
    <style:style style:name="P89" style:family="paragraph" style:parent-style-name="Footer">
      <style:text-properties officeooo:paragraph-rsid="00a59a60"/>
    </style:style>
    <style:style style:name="P90" style:family="paragraph" style:parent-style-name="Footer">
      <style:text-properties officeooo:paragraph-rsid="004274bc"/>
    </style:style>
    <style:style style:name="P91" style:family="paragraph" style:parent-style-name="Footer">
      <style:text-properties officeooo:paragraph-rsid="00d8520c"/>
    </style:style>
    <style:style style:name="P92" style:family="paragraph" style:parent-style-name="Footer">
      <style:text-properties officeooo:paragraph-rsid="002aa84d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Footer">
      <style:text-properties officeooo:rsid="001f8a2d" officeooo:paragraph-rsid="00bd36bc"/>
    </style:style>
    <style:style style:name="P95" style:family="paragraph" style:parent-style-name="Footer">
      <style:text-properties officeooo:rsid="001f8a2d" officeooo:paragraph-rsid="002b33ed"/>
    </style:style>
    <style:style style:name="P96" style:family="paragraph" style:parent-style-name="Footer">
      <style:text-properties officeooo:rsid="011350d1" officeooo:paragraph-rsid="011350d1"/>
    </style:style>
    <style:style style:name="P97" style:family="paragraph" style:parent-style-name="Footer">
      <style:text-properties officeooo:rsid="0096b4e2" officeooo:paragraph-rsid="0096b4e2"/>
    </style:style>
    <style:style style:name="P98" style:family="paragraph" style:parent-style-name="Footer">
      <style:text-properties officeooo:paragraph-rsid="0096b4e2"/>
    </style:style>
    <style:style style:name="P99" style:family="paragraph" style:parent-style-name="Footer">
      <style:text-properties officeooo:paragraph-rsid="02a682f9"/>
    </style:style>
    <style:style style:name="P100" style:family="paragraph" style:parent-style-name="_5f_Paragraphe">
      <style:text-properties officeooo:paragraph-rsid="02910d57"/>
    </style:style>
    <style:style style:name="P101" style:family="paragraph" style:parent-style-name="_5f_Paragraphe_5f_Réponse_5f_Pointillés_5f_Grisés">
      <style:text-properties fo:color="#b3b3b3" loext:opacity="100%" style:font-name="Bitstream Vera Sans5" fo:font-size="10pt" fo:font-style="normal" officeooo:paragraph-rsid="029ddaa6" fo:background-color="transparent"/>
    </style:style>
    <style:style style:name="P102" style:family="paragraph" style:parent-style-name="_5f_Paragraphe_5f_Réponse_5f_Pointillés_5f_Grisés">
      <style:paragraph-properties fo:line-height="150%"/>
      <style:text-properties fo:color="#b3b3b3" loext:opacity="100%" style:font-name="Bitstream Vera Sans5" fo:font-size="10pt" fo:font-style="normal" officeooo:paragraph-rsid="029ddaa6" fo:background-color="transparent"/>
    </style:style>
    <style:style style:name="P103" style:family="paragraph" style:parent-style-name="_5f_Paragraphe_5f_Réponse_5f_Pointillés_5f_Grisés">
      <style:paragraph-properties fo:line-height="150%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9" style:family="paragraph" style:parent-style-name="_5f_Premier_5f_Titre_5f_Exercices_5f_avec_5f_Num_5f_Exo_5f_sans_5f_Titre" style:list-style-name="_5f_Numérotation_20_des_20_exercices" style:master-page-name="_32__5f_1_5f_SERIE_5f_N_5f_GAUCHE_5f_ET_5f_DROITE_5f_2COL">
      <style:paragraph-properties style:page-number="138" fo:break-before="auto" fo:break-aft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solid" draw:fill-color="#7fb241"/>
    </style:style>
    <style:style style:name="P114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e9ad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a9ce7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left="0cm" fo:margin-right="0cm" fo:margin-top="0cm" fo:margin-bottom="0cm" fo:line-height="100%" fo:text-indent="0cm" style:writing-mode="lr-tb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OpenSymbol2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align="center" fo:text-indent="0cm"/>
    </style:style>
    <style:style style:name="P125" style:family="paragraph">
      <loext:graphic-properties draw:fill="solid" draw:fill-color="#ff3333" draw:opacity="8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9cc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3333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3333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ff3333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7e12c"/>
    </style:style>
    <style:style style:name="P141" style:family="paragraph">
      <loext:graphic-properties draw:fill="solid" draw:fill-color="#1ca2b8"/>
    </style:style>
    <style:style style:name="P142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43" style:family="paragraph">
      <loext:graphic-properties draw:fill="solid" draw:fill-color="#add9e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ec296"/>
    </style:style>
    <style:style style:name="T151" style:family="text">
      <style:text-properties officeooo:rsid="0272f9e5"/>
    </style:style>
    <style:style style:name="T152" style:family="text">
      <style:text-properties officeooo:rsid="02757f12"/>
    </style:style>
    <style:style style:name="T153" style:family="text">
      <style:text-properties officeooo:rsid="02735980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f8729d"/>
    </style:style>
    <style:style style:name="T158" style:family="text">
      <style:text-properties officeooo:rsid="010c4d3a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0b6801f"/>
    </style:style>
    <style:style style:name="T161" style:family="text">
      <style:text-properties officeooo:rsid="0334a5be"/>
    </style:style>
    <style:style style:name="T162" style:family="text">
      <style:text-properties officeooo:rsid="0315af39"/>
    </style:style>
    <style:style style:name="T163" style:family="text">
      <style:text-properties officeooo:rsid="014407b5"/>
    </style:style>
    <style:style style:name="T164" style:family="text">
      <style:text-properties officeooo:rsid="008d016c"/>
    </style:style>
    <style:style style:name="T165" style:family="text">
      <style:text-properties officeooo:rsid="009e3fdd"/>
    </style:style>
    <style:style style:name="T166" style:family="text">
      <style:text-properties officeooo:rsid="00a4cf55"/>
    </style:style>
    <style:style style:name="T167" style:family="text">
      <style:text-properties officeooo:rsid="005a3fa8"/>
    </style:style>
    <style:style style:name="T168" style:family="text">
      <style:text-properties officeooo:rsid="00415f3a"/>
    </style:style>
    <style:style style:name="T169" style:family="text">
      <style:text-properties officeooo:rsid="00386ebd"/>
    </style:style>
    <style:style style:name="T170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1fe03f2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normal" officeooo:rsid="0291bafc" style:letter-kerning="true" style:font-name-asian="OpenSymbol" style:font-size-asian="12pt" style:font-style-asian="normal" style:font-weight-asian="normal" style:font-name-complex="OpenSymbol" style:text-emphasize="none"/>
    </style:style>
    <style:style style:name="T17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291bafc" style:letter-kerning="true" style:font-name-asian="OpenSymbol" style:font-size-asian="12pt" style:font-style-asian="normal" style:font-weight-asian="normal" style:font-name-complex="OpenSymbol" style:text-emphasize="none"/>
    </style:style>
    <style:style style:name="T180" style:family="text">
      <style:text-properties fo:color="#000000" loext:opacity="100%" style:font-name="Bitstream Vera Sans6" fo:font-size="10pt" fo:language="fr" fo:country="FR" officeooo:rsid="029ddaa6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1" style:family="text">
      <style:text-properties style:font-name="OpenSymbol" officeooo:rsid="02930e84" style:font-name-asian="OpenSymbol" style:font-name-complex="OpenSymbol"/>
    </style:style>
    <style:style style:name="T182" style:family="text">
      <style:text-properties officeooo:rsid="02930e84" style:font-name-asian="OpenSymbol" style:font-name-complex="OpenSymbol"/>
    </style:style>
    <style:style style:name="T183" style:family="text">
      <style:text-properties officeooo:rsid="029ddaa6"/>
    </style:style>
    <style:style style:name="T184" style:family="text"/>
    <style:style style:name="T1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Wingdings2" fo:font-size="12pt" fo:font-style="normal" fo:text-shadow="none" style:text-underline-style="none" fo:font-weight="normal" style:letter-kerning="true" style:font-name-asian="Wingdings2" style:font-size-asian="12pt" style:font-style-asian="normal" style:font-weight-asian="normal" style:font-name-complex="Wingding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font-name="OpenSymbol2" fo:font-size="12pt" fo:font-style="normal" fo:text-shadow="none" style:text-underline-style="none" fo:font-weight="normal" style:letter-kerning="true" style:font-name-asian="Wingdings2" style:font-size-asian="12pt" style:font-style-asian="normal" style:font-weight-asian="normal" style:font-name-complex="Wingding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_5f_corr">
      <style:graphic-properties style:vertical-pos="from-top" style:horizontal-pos="from-left" style:horizontal-rel="page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_5f_corr">
      <style:graphic-properties style:vertical-pos="from-top" style:horizontal-pos="from-left" style:horizontal-rel="page-content" draw:wrap-influence-on-position="once-concurrent" loext:allow-overlap="true" draw:ole-draw-aspect="1"/>
    </style:style>
    <style:style style:name="fr8" style:family="graphic" style:parent-style-name="Form_5f_corr">
      <style:graphic-properties style:vertical-pos="middle" style:vertical-rel="baseline" style:horizontal-pos="from-left" style:horizontal-rel="page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1ca2b8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2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d7e12c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a9ce7b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4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9d0f89" draw:opacity="5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8cm" fo:min-width="0.3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3cm" fo:min-width="0.3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8cm" fo:min-width="0.3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height="true" draw:auto-grow-width="true" fo:min-height="0.478cm" fo:min-width="0.39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dash" draw:stroke-dash="Fine_20_Dashe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Fine_20_Dashed" svg:stroke-width="0.028cm" svg:stroke-color="#3333ff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fill="solid" draw:fill-color="#ff3333" draw:opacity="8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none" draw:fill-color="#729fcf" draw:textarea-horizontal-align="justify" draw:textarea-vertical-align="middle" draw:auto-grow-height="false" fo:min-height="6.486cm" fo:min-width="0.102cm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ed_20__28_var_29__20_1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24" style:family="graphic">
      <style:graphic-properties draw:stroke="solid" draw:stroke-dash="Dashed_20__28_var_29__20_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5" style:family="graphic">
      <style:graphic-properties draw:stroke="solid" draw:stroke-dash="Dashed_20__28_var_29__20_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6" style:family="graphic">
      <style:graphic-properties draw:stroke="solid" draw:stroke-dash="Dashed_20__28_var_29__20_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7" style:family="graphic">
      <style:graphic-properties draw:stroke="solid" draw:stroke-dash="Dashed_20__28_var_29__20_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8" style:family="graphic">
      <style:graphic-properties draw:stroke="solid" draw:stroke-dash="Dashed_20__28_var_29__20_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9" style:family="graphic">
      <style:graphic-properties draw:stroke="solid" draw:stroke-dash="Dashed_20__28_var_29__20_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0" style:family="graphic">
      <style:graphic-properties draw:stroke="solid" draw:stroke-dash="Dashed_20__28_var_29__20_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1" style:family="graphic">
      <style:graphic-properties draw:stroke="solid" draw:stroke-dash="Dashed_20__28_var_29__20_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2" style:family="graphic">
      <style:graphic-properties draw:stroke="solid" draw:stroke-dash="Dashed_20__28_var_29__20_1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3" style:family="graphic">
      <style:graphic-properties draw:stroke="solid" draw:stroke-dash="Dashed_20__28_var_29__20_1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4" style:family="graphic">
      <style:graphic-properties draw:stroke="solid" draw:stroke-dash="Dashed_20__28_var_29__20_1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5" style:family="graphic">
      <style:graphic-properties draw:stroke="solid" draw:stroke-dash="Dashed_20__28_var_29__20_1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6" style:family="graphic">
      <style:graphic-properties draw:stroke="solid" draw:stroke-dash="Dashed_20__28_var_29__20_1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7" style:family="graphic">
      <style:graphic-properties draw:stroke="solid" draw:stroke-dash="Dashed_20__28_var_29__20_1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8" style:family="graphic">
      <style:graphic-properties draw:stroke="solid" draw:stroke-dash="Dashed_20__28_var_29__20_1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39" style:family="graphic">
      <style:graphic-properties draw:stroke="solid" draw:stroke-dash="Dashed_20__28_var_29__20_1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0" style:family="graphic">
      <style:graphic-properties draw:stroke="solid" draw:stroke-dash="Dashed_20__28_var_29__20_1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1" style:family="graphic">
      <style:graphic-properties draw:stroke="solid" draw:stroke-dash="Dashed_20__28_var_29__20_1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2" style:family="graphic">
      <style:graphic-properties draw:stroke="solid" draw:stroke-dash="Dashed_20__28_var_29__20_20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43" style:family="graphic">
      <style:graphic-properties draw:stroke="solid" draw:stroke-dash="Dashed_20__28_var_29__20_2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4" style:family="graphic">
      <style:graphic-properties draw:stroke="solid" draw:stroke-dash="Dashed_20__28_var_29__20_2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5" style:family="graphic">
      <style:graphic-properties draw:stroke="solid" draw:stroke-dash="Dashed_20__28_var_29__20_2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6" style:family="graphic">
      <style:graphic-properties draw:stroke="solid" draw:stroke-dash="Dashed_20__28_var_29__20_2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7" style:family="graphic">
      <style:graphic-properties draw:stroke="solid" draw:stroke-dash="Dashed_20__28_var_29__20_2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8" style:family="graphic">
      <style:graphic-properties draw:stroke="solid" draw:stroke-dash="Dashed_20__28_var_29__20_2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49" style:family="graphic">
      <style:graphic-properties draw:stroke="solid" draw:stroke-dash="Dashed_20__28_var_29__20_2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0" style:family="graphic">
      <style:graphic-properties draw:stroke="solid" draw:stroke-dash="Dashed_20__28_var_29__20_2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1" style:family="graphic">
      <style:graphic-properties draw:stroke="solid" draw:stroke-dash="Dashed_20__28_var_29__20_2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2" style:family="graphic">
      <style:graphic-properties draw:stroke="solid" draw:stroke-dash="Dashed_20__28_var_29__20_3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3" style:family="graphic">
      <style:graphic-properties draw:stroke="solid" draw:stroke-dash="Dashed_20__28_var_29__20_3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4" style:family="graphic">
      <style:graphic-properties draw:stroke="solid" draw:stroke-dash="Dashed_20__28_var_29__20_3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5" style:family="graphic">
      <style:graphic-properties draw:stroke="solid" draw:stroke-dash="Dashed_20__28_var_29__20_3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6" style:family="graphic">
      <style:graphic-properties draw:stroke="solid" draw:stroke-dash="Dashed_20__28_var_29__20_3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7" style:family="graphic">
      <style:graphic-properties draw:stroke="solid" draw:stroke-dash="Dashed_20__28_var_29__20_3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8" style:family="graphic">
      <style:graphic-properties draw:stroke="solid" draw:stroke-dash="Dashed_20__28_var_29__20_3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59" style:family="graphic">
      <style:graphic-properties draw:stroke="solid" draw:stroke-dash="Dashed_20__28_var_29__20_3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0" style:family="graphic">
      <style:graphic-properties draw:stroke="solid" draw:stroke-dash="Dashed_20__28_var_29__20_3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5497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64" style:family="graphic">
      <style:graphic-properties draw:stroke="solid" draw:stroke-dash="Dashed_20__28_var_29__20_549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5" style:family="graphic">
      <style:graphic-properties draw:stroke="solid" draw:stroke-dash="Dashed_20__28_var_29__20_549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6" style:family="graphic">
      <style:graphic-properties draw:stroke="solid" draw:stroke-dash="Dashed_20__28_var_29__20_550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7" style:family="graphic">
      <style:graphic-properties draw:stroke="solid" draw:stroke-dash="Dashed_20__28_var_29__20_550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8" style:family="graphic">
      <style:graphic-properties draw:stroke="solid" draw:stroke-dash="Dashed_20__28_var_29__20_550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69" style:family="graphic">
      <style:graphic-properties draw:stroke="solid" draw:stroke-dash="Dashed_20__28_var_29__20_550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0" style:family="graphic">
      <style:graphic-properties draw:stroke="solid" draw:stroke-dash="Dashed_20__28_var_29__20_550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1" style:family="graphic">
      <style:graphic-properties draw:stroke="solid" draw:stroke-dash="Dashed_20__28_var_29__20_550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2" style:family="graphic">
      <style:graphic-properties draw:stroke="solid" draw:stroke-dash="Dashed_20__28_var_29__20_550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3" style:family="graphic">
      <style:graphic-properties draw:stroke="solid" draw:stroke-dash="Dashed_20__28_var_29__20_550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4" style:family="graphic">
      <style:graphic-properties draw:stroke="solid" draw:stroke-dash="Dashed_20__28_var_29__20_550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5" style:family="graphic">
      <style:graphic-properties draw:stroke="solid" draw:stroke-dash="Dashed_20__28_var_29__20_550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6" style:family="graphic">
      <style:graphic-properties draw:stroke="solid" draw:stroke-dash="Dashed_20__28_var_29__20_551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7" style:family="graphic">
      <style:graphic-properties draw:stroke="solid" draw:stroke-dash="Dashed_20__28_var_29__20_551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8" style:family="graphic">
      <style:graphic-properties draw:stroke="solid" draw:stroke-dash="Dashed_20__28_var_29__20_551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79" style:family="graphic">
      <style:graphic-properties draw:stroke="solid" draw:stroke-dash="Dashed_20__28_var_29__20_551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0" style:family="graphic">
      <style:graphic-properties draw:stroke="solid" draw:stroke-dash="Dashed_20__28_var_29__20_551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1" style:family="graphic">
      <style:graphic-properties draw:stroke="solid" draw:stroke-dash="Dashed_20__28_var_29__20_551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2" style:family="graphic">
      <style:graphic-properties draw:stroke="solid" draw:stroke-dash="Dashed_20__28_var_29__20_5516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83" style:family="graphic">
      <style:graphic-properties draw:stroke="solid" draw:stroke-dash="Dashed_20__28_var_29__20_551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4" style:family="graphic">
      <style:graphic-properties draw:stroke="solid" draw:stroke-dash="Dashed_20__28_var_29__20_551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5" style:family="graphic">
      <style:graphic-properties draw:stroke="solid" draw:stroke-dash="Dashed_20__28_var_29__20_551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6" style:family="graphic">
      <style:graphic-properties draw:stroke="solid" draw:stroke-dash="Dashed_20__28_var_29__20_552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7" style:family="graphic">
      <style:graphic-properties draw:stroke="solid" draw:stroke-dash="Dashed_20__28_var_29__20_552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8" style:family="graphic">
      <style:graphic-properties draw:stroke="solid" draw:stroke-dash="Dashed_20__28_var_29__20_552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89" style:family="graphic">
      <style:graphic-properties draw:stroke="solid" draw:stroke-dash="Dashed_20__28_var_29__20_552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0" style:family="graphic">
      <style:graphic-properties draw:stroke="solid" draw:stroke-dash="Dashed_20__28_var_29__20_552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1" style:family="graphic">
      <style:graphic-properties draw:stroke="solid" draw:stroke-dash="Dashed_20__28_var_29__20_552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2" style:family="graphic">
      <style:graphic-properties draw:stroke="solid" draw:stroke-dash="Dashed_20__28_var_29__20_552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3" style:family="graphic">
      <style:graphic-properties draw:stroke="solid" draw:stroke-dash="Dashed_20__28_var_29__20_552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4" style:family="graphic">
      <style:graphic-properties draw:stroke="solid" draw:stroke-dash="Dashed_20__28_var_29__20_552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5" style:family="graphic">
      <style:graphic-properties draw:stroke="solid" draw:stroke-dash="Dashed_20__28_var_29__20_552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6" style:family="graphic">
      <style:graphic-properties draw:stroke="solid" draw:stroke-dash="Dashed_20__28_var_29__20_553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7" style:family="graphic">
      <style:graphic-properties draw:stroke="solid" draw:stroke-dash="Dashed_20__28_var_29__20_553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8" style:family="graphic">
      <style:graphic-properties draw:stroke="solid" draw:stroke-dash="Dashed_20__28_var_29__20_553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99" style:family="graphic">
      <style:graphic-properties draw:stroke="solid" draw:stroke-dash="Dashed_20__28_var_29__20_553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0" style:family="graphic">
      <style:graphic-properties draw:stroke="solid" draw:stroke-dash="Dashed_20__28_var_29__20_553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01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none" draw:fill-color="#729fcf" draw:textarea-horizontal-align="justify" draw:textarea-vertical-align="middle" draw:auto-grow-height="false" fo:min-height="4.113cm" fo:min-width="0.102cm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fill="solid" draw:fill-color="#ff3333" draw:opacity="7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.03cm" svg:stroke-color="#ff0000" draw:marker-start="" draw:marker-start-width="0.199cm" draw:marker-start-center="false" draw:marker-end="" draw:marker-end-width="0.199cm" draw:marker-end-center="false" draw:fill="solid" draw:fill-color="#ff3333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0.1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3333" draw:textarea-horizontal-align="left" draw:textarea-vertical-align="top" draw:auto-grow-height="false" fo:min-height="0.385cm" fo:min-width="0cm" fo:padding-top="0.212cm" fo:padding-bottom="0.212cm" fo:padding-left="0.423cm" fo:padding-right="0.423cm" fo:wrap-option="wrap" draw:shadow="hidden" draw:shadow-offset-x="0.3cm" draw:shadow-offset-y="0.3cm" draw:shadow-color="#808080" style:writing-mode="lr-tb" style:run-through="foreground"/>
    </style:style>
    <style:style style:name="gr10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0.14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0.14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41cm" svg:stroke-color="#6666ff" draw:marker-start="" draw:marker-start-width="0.235cm" draw:marker-start-center="false" draw:marker-end="" draw:marker-end-width="0.235cm" draw:marker-end-center="false" draw:fill="solid" draw:fill-color="#ff3333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3333" draw:textarea-horizontal-align="left" draw:textarea-vertical-align="top" draw:auto-grow-height="false" fo:min-height="0.741cm" fo:min-width="0.321cm" fo:padding-top="0.212cm" fo:padding-bottom="0.212cm" fo:padding-left="0.423cm" fo:padding-right="0.423cm" fo:wrap-option="wrap" draw:shadow="hidden" draw:shadow-offset-x="0.3cm" draw:shadow-offset-y="0.3cm" draw:shadow-color="#808080" style:writing-mode="lr-tb" style:run-through="foreground"/>
    </style:style>
    <style:style style:name="gr11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3333" draw:textarea-horizontal-align="left" draw:textarea-vertical-align="top" draw:auto-grow-height="false" fo:min-height="0.741cm" fo:min-width="0.323cm" fo:padding-top="0.212cm" fo:padding-bottom="0.212cm" fo:padding-left="0.423cm" fo:padding-right="0.423cm" fo:wrap-option="wrap" draw:shadow="hidden" draw:shadow-offset-x="0.3cm" draw:shadow-offset-y="0.3cm" draw:shadow-color="#808080" style:writing-mode="lr-tb" style:run-through="foreground"/>
    </style:style>
    <style:style style:name="gr112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3333" draw:textarea-horizontal-align="left" draw:textarea-vertical-align="top" draw:auto-grow-height="false" fo:min-height="0cm" fo:min-width="0cm" fo:padding-top="0.212cm" fo:padding-bottom="0.212cm" fo:padding-left="0.423cm" fo:padding-right="0.423cm" fo:wrap-option="wrap" draw:shadow="hidden" draw:shadow-offset-x="0.3cm" draw:shadow-offset-y="0.3cm" draw:shadow-color="#808080" style:writing-mode="lr-tb" style:run-through="foreground"/>
    </style:style>
    <style:style style:name="gr1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333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1.124cm" fo:min-width="1.9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draw:stroke-dash="Dashed_20__28_var_29__20_679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679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679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679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679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679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679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680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680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680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33" draw:textarea-horizontal-align="justify" draw:textarea-vertical-align="middle" draw:auto-grow-height="false" fo:min-height="0.236cm" fo:min-width="0.3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draw:stroke-dash="Dashed_20__28_var_29__20_6789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6790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679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679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5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3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8" style:family="graphic">
      <style:graphic-properties draw:stroke="solid" draw:stroke-dash="Dashed_20__28_var_29__20_545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39" style:family="graphic">
      <style:graphic-properties draw:stroke="solid" draw:stroke-dash="Dashed_20__28_var_29__20_5457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40" style:family="graphic">
      <style:graphic-properties draw:stroke="solid" draw:stroke-dash="Dashed_20__28_var_29__20_545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1" style:family="graphic">
      <style:graphic-properties draw:stroke="solid" draw:stroke-dash="Dashed_20__28_var_29__20_545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2" style:family="graphic">
      <style:graphic-properties draw:stroke="solid" draw:stroke-dash="Dashed_20__28_var_29__20_546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3" style:family="graphic">
      <style:graphic-properties draw:stroke="solid" draw:stroke-dash="Dashed_20__28_var_29__20_546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4" style:family="graphic">
      <style:graphic-properties draw:stroke="solid" draw:stroke-dash="Dashed_20__28_var_29__20_546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5" style:family="graphic">
      <style:graphic-properties draw:stroke="solid" draw:stroke-dash="Dashed_20__28_var_29__20_546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6" style:family="graphic">
      <style:graphic-properties draw:stroke="solid" draw:stroke-dash="Dashed_20__28_var_29__20_546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7" style:family="graphic">
      <style:graphic-properties draw:stroke="solid" draw:stroke-dash="Dashed_20__28_var_29__20_546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8" style:family="graphic">
      <style:graphic-properties draw:stroke="solid" draw:stroke-dash="Dashed_20__28_var_29__20_546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49" style:family="graphic">
      <style:graphic-properties draw:stroke="solid" draw:stroke-dash="Dashed_20__28_var_29__20_546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0" style:family="graphic">
      <style:graphic-properties draw:stroke="solid" draw:stroke-dash="Dashed_20__28_var_29__20_546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1" style:family="graphic">
      <style:graphic-properties draw:stroke="solid" draw:stroke-dash="Dashed_20__28_var_29__20_546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2" style:family="graphic">
      <style:graphic-properties draw:stroke="solid" draw:stroke-dash="Dashed_20__28_var_29__20_547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3" style:family="graphic">
      <style:graphic-properties draw:stroke="solid" draw:stroke-dash="Dashed_20__28_var_29__20_547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4" style:family="graphic">
      <style:graphic-properties draw:stroke="solid" draw:stroke-dash="Dashed_20__28_var_29__20_547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5" style:family="graphic">
      <style:graphic-properties draw:stroke="solid" draw:stroke-dash="Dashed_20__28_var_29__20_547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6" style:family="graphic">
      <style:graphic-properties draw:stroke="solid" draw:stroke-dash="Dashed_20__28_var_29__20_547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7" style:family="graphic">
      <style:graphic-properties draw:stroke="solid" draw:stroke-dash="Dashed_20__28_var_29__20_54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8" style:family="graphic">
      <style:graphic-properties draw:stroke="solid" draw:stroke-dash="Dashed_20__28_var_29__20_5476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59" style:family="graphic">
      <style:graphic-properties draw:stroke="solid" draw:stroke-dash="Dashed_20__28_var_29__20_5477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0" style:family="graphic">
      <style:graphic-properties draw:stroke="solid" draw:stroke-dash="Dashed_20__28_var_29__20_5478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61" style:family="graphic">
      <style:graphic-properties draw:stroke="solid" draw:stroke-dash="Dashed_20__28_var_29__20_54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2" style:family="graphic">
      <style:graphic-properties draw:stroke="solid" draw:stroke-dash="Dashed_20__28_var_29__20_54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3" style:family="graphic">
      <style:graphic-properties draw:stroke="solid" draw:stroke-dash="Dashed_20__28_var_29__20_54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4" style:family="graphic">
      <style:graphic-properties draw:stroke="solid" draw:stroke-dash="Dashed_20__28_var_29__20_54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5" style:family="graphic">
      <style:graphic-properties draw:stroke="solid" draw:stroke-dash="Dashed_20__28_var_29__20_54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6" style:family="graphic">
      <style:graphic-properties draw:stroke="solid" draw:stroke-dash="Dashed_20__28_var_29__20_548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7" style:family="graphic">
      <style:graphic-properties draw:stroke="solid" draw:stroke-dash="Dashed_20__28_var_29__20_548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8" style:family="graphic">
      <style:graphic-properties draw:stroke="solid" draw:stroke-dash="Dashed_20__28_var_29__20_54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69" style:family="graphic">
      <style:graphic-properties draw:stroke="solid" draw:stroke-dash="Dashed_20__28_var_29__20_54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0" style:family="graphic">
      <style:graphic-properties draw:stroke="solid" draw:stroke-dash="Dashed_20__28_var_29__20_548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1" style:family="graphic">
      <style:graphic-properties draw:stroke="solid" draw:stroke-dash="Dashed_20__28_var_29__20_548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2" style:family="graphic">
      <style:graphic-properties draw:stroke="solid" draw:stroke-dash="Dashed_20__28_var_29__20_549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3" style:family="graphic">
      <style:graphic-properties draw:stroke="solid" draw:stroke-dash="Dashed_20__28_var_29__20_549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4" style:family="graphic">
      <style:graphic-properties draw:stroke="solid" draw:stroke-dash="Dashed_20__28_var_29__20_549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5" style:family="graphic">
      <style:graphic-properties draw:stroke="solid" draw:stroke-dash="Dashed_20__28_var_29__20_549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6" style:family="graphic">
      <style:graphic-properties draw:stroke="solid" draw:stroke-dash="Dashed_20__28_var_29__20_549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7" style:family="graphic">
      <style:graphic-properties draw:stroke="solid" draw:stroke-dash="Dashed_20__28_var_29__20_549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8" style:family="graphic">
      <style:graphic-properties draw:stroke="solid" draw:stroke-dash="Dashed_20__28_var_29__20_549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7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0" style:family="graphic">
      <style:graphic-properties draw:stroke="solid" draw:stroke-dash="Dashed_20__28_var_29__20_5573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1" style:family="graphic">
      <style:graphic-properties draw:stroke="solid" draw:stroke-dash="Dashed_20__28_var_29__20_5574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82" style:family="graphic">
      <style:graphic-properties draw:stroke="solid" draw:stroke-dash="Dashed_20__28_var_29__20_557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3" style:family="graphic">
      <style:graphic-properties draw:stroke="solid" draw:stroke-dash="Dashed_20__28_var_29__20_557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4" style:family="graphic">
      <style:graphic-properties draw:stroke="solid" draw:stroke-dash="Dashed_20__28_var_29__20_557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5" style:family="graphic">
      <style:graphic-properties draw:stroke="solid" draw:stroke-dash="Dashed_20__28_var_29__20_557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6" style:family="graphic">
      <style:graphic-properties draw:stroke="solid" draw:stroke-dash="Dashed_20__28_var_29__20_557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7" style:family="graphic">
      <style:graphic-properties draw:stroke="solid" draw:stroke-dash="Dashed_20__28_var_29__20_558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8" style:family="graphic">
      <style:graphic-properties draw:stroke="solid" draw:stroke-dash="Dashed_20__28_var_29__20_5581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89" style:family="graphic">
      <style:graphic-properties draw:stroke="solid" draw:stroke-dash="Dashed_20__28_var_29__20_558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0" style:family="graphic">
      <style:graphic-properties draw:stroke="solid" draw:stroke-dash="Dashed_20__28_var_29__20_558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1" style:family="graphic">
      <style:graphic-properties draw:stroke="solid" draw:stroke-dash="Dashed_20__28_var_29__20_5584" svg:stroke-width="0.019cm" svg:stroke-color="#b3b3b3" draw:marker-start="" draw:marker-start-width="0.229cm" draw:marker-start-center="false" draw:marker-end="" draw:marker-end-width="0.229cm" draw:marker-end-center="false" draw:fill="solid" draw:fill-color="#add9e0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2" style:family="graphic">
      <style:graphic-properties draw:stroke="solid" draw:stroke-dash="Dashed_20__28_var_29__20_5585" svg:stroke-width="0.03cm" svg:stroke-color="#000000" draw:marker-start="" draw:marker-start-width="0.245cm" draw:marker-start-center="false" draw:marker-end="" draw:marker-end-width="0.245cm" draw:marker-end-center="false" draw:fill="none" draw:fill-color="#99ccff" draw:opacity="100%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draw:shadow-opacity="100%" style:run-through="foreground"/>
    </style:style>
    <style:style style:name="gr193" style:family="graphic">
      <style:graphic-properties draw:stroke="solid" draw:stroke-dash="Dashed_20__28_var_29__20_5586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4" style:family="graphic">
      <style:graphic-properties draw:stroke="solid" draw:stroke-dash="Dashed_20__28_var_29__20_5587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5" style:family="graphic">
      <style:graphic-properties draw:stroke="solid" draw:stroke-dash="Dashed_20__28_var_29__20_5448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6" style:family="graphic">
      <style:graphic-properties draw:stroke="solid" draw:stroke-dash="Dashed_20__28_var_29__20_5449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7" style:family="graphic">
      <style:graphic-properties draw:stroke="solid" draw:stroke-dash="Dashed_20__28_var_29__20_5450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8" style:family="graphic">
      <style:graphic-properties draw:stroke="solid" draw:stroke-dash="Dashed_20__28_var_29__20_5451" svg:stroke-width="0.019cm" svg:stroke-color="#000000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199" style:family="graphic">
      <style:graphic-properties draw:stroke="solid" draw:stroke-dash="Dashed_20__28_var_29__20_5452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00" style:family="graphic">
      <style:graphic-properties draw:stroke="solid" draw:stroke-dash="Dashed_20__28_var_29__20_5453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01" style:family="graphic">
      <style:graphic-properties draw:stroke="solid" draw:stroke-dash="Dashed_20__28_var_29__20_5454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02" style:family="graphic">
      <style:graphic-properties draw:stroke="solid" draw:stroke-dash="Dashed_20__28_var_29__20_5455" svg:stroke-width="0.019cm" svg:stroke-color="#b3b3b3" draw:marker-start="" draw:marker-start-width="0.229cm" draw:marker-start-center="false" draw:marker-end="" draw:marker-end-width="0.229cm" draw:marker-end-center="false" draw:fill="solid" draw:fill-color="#99ccff" draw:opacity="10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100%" style:run-through="foreground"/>
    </style:style>
    <style:style style:name="gr203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4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a9ce7b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0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75" draw:name="Shape2_1" draw:style-name="gr135" draw:text-style-name="P142" svg:width="3.918cm" svg:height="1.031cm" draw:transform="rotate (0.0876155284501154) translate (0.137583333333333cm 0.342194444444444cm)">
        <draw:text-box>
          <text:p text:style-name="P111"><text:span text:style-name="T189">Fiche supplémentaire</text:span></text:p>
        </draw:text-box>
      </draw:frame>
      <draw:frame text:anchor-type="page" text:anchor-page-number="1" draw:z-index="274" draw:name="Shape8_3" draw:style-name="gr136" draw:text-style-name="P112" svg:width="2.703cm" svg:height="0.715cm" draw:transform="rotate (0.0872664625997165) translate (1.10595833333333cm 1.30704166666667cm)">
        <draw:text-box>
          <text:p text:style-name="P111"><text:span text:style-name="T185">Série 1</text:span></text:p>
        </draw:text-box>
      </draw:frame>
      <text:list xml:id="list1234794873" text:style-name="_5f_Numérotation_20_des_20_exercices">
        <text:list-item text:start-value="1">
          <text:h text:style-name="P109" text:outline-level="1" text:restart-numbering="true" text:start-value="1"><text:span text:style-name="_5f_Caractères">Colorie les trois quarts de la surface de chaque figure.</text:span></text:h>
        </text:list-item>
      </text:list>
      <text:section text:style-name="Sect1" text:name="Section1">
        <text:h text:style-name="_5f_Paragraphe" text:outline-level="1"><text:span text:style-name="_5f_Caractères"/></text:h>
        <text:h text:style-name="_5f_Paragraphe" text:outline-level="1"><draw:g text:anchor-type="paragraph" draw:z-index="319" draw:name="Forme12" draw:style-name="gr6"><draw:custom-shape draw:style-name="gr128" draw:text-style-name="P138" svg:width="0.888cm" svg:height="0.488cm" svg:x="0.965cm" svg:y="0.013cm"><text:p/><draw:enhanced-geometry svg:viewBox="0 0 21600 21600" draw:type="rectangle" draw:enhanced-path="M 0 0 L 21600 0 21600 21600 0 21600 0 0 Z N"/></draw:custom-shape><draw:g draw:style-name="gr8"><draw:rect draw:style-name="gr129" draw:text-style-name="P139" svg:width="0.9cm" svg:height="0.5cm" svg:x="0.951cm" svg:y="0.011cm"><text:p/></draw:rect><draw:rect draw:style-name="gr130" draw:text-style-name="P139" svg:width="0.9cm" svg:height="0.5cm" svg:x="1.851cm" svg:y="0.011cm"><text:p/></draw:rect><draw:rect draw:style-name="gr131" draw:text-style-name="P139" svg:width="0.9cm" svg:height="0.503cm" svg:x="0.951cm" svg:y="0.51cm"><text:p/></draw:rect><draw:rect draw:style-name="gr132" draw:text-style-name="P139" svg:width="0.9cm" svg:height="0.503cm" svg:x="1.851cm" svg:y="0.51cm"><text:p/></draw:rect></draw:g><draw:custom-shape draw:style-name="gr128" draw:text-style-name="P138" svg:width="0.888cm" svg:height="0.488cm" svg:x="1.858cm" svg:y="0.02cm"><text:p/><draw:enhanced-geometry svg:viewBox="0 0 21600 21600" draw:type="rectangle" draw:enhanced-path="M 0 0 L 21600 0 21600 21600 0 21600 0 0 Z N"/></draw:custom-shape><draw:custom-shape draw:style-name="gr128" draw:text-style-name="P138" svg:width="0.888cm" svg:height="0.488cm" svg:x="0.965cm" svg:y="0.521cm"><text:p/><draw:enhanced-geometry svg:viewBox="0 0 21600 21600" draw:type="rectangle" draw:enhanced-path="M 0 0 L 21600 0 21600 21600 0 21600 0 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paragraph" draw:z-index="320" draw:name="Forme11" draw:style-name="gr6"><draw:custom-shape draw:style-name="gr115" draw:text-style-name="P138" svg:width="2.465cm" svg:height="1.375cm" svg:x="0.653cm" svg:y="0.362cm"><text:p/><draw:enhanced-geometry svg:viewBox="0 0 21600 21600" draw:type="rectangle" draw:enhanced-path="M 0 0 L 21600 0 21600 21600 0 21600 0 0 Z N"/></draw:custom-shape><draw:g draw:style-name="gr8"><draw:rect draw:style-name="gr116" draw:text-style-name="P139" svg:width="0.826cm" svg:height="0.458cm" svg:x="0.642cm" svg:y="0.369cm"><text:p/></draw:rect><draw:rect draw:style-name="gr117" draw:text-style-name="P139" svg:width="0.826cm" svg:height="0.458cm" svg:x="1.469cm" svg:y="0.369cm"><text:p/></draw:rect><draw:rect draw:style-name="gr118" draw:text-style-name="P139" svg:width="0.826cm" svg:height="0.459cm" svg:x="0.642cm" svg:y="0.824cm"><text:p/></draw:rect><draw:rect draw:style-name="gr119" draw:text-style-name="P139" svg:width="0.826cm" svg:height="0.459cm" svg:x="1.469cm" svg:y="0.824cm"><text:p/></draw:rect><draw:rect draw:style-name="gr120" draw:text-style-name="P139" svg:width="0.826cm" svg:height="0.458cm" svg:x="2.291cm" svg:y="0.369cm"><text:p/></draw:rect><draw:rect draw:style-name="gr121" draw:text-style-name="P139" svg:width="0.826cm" svg:height="0.458cm" svg:x="3.117cm" svg:y="0.369cm"><text:p/></draw:rect><draw:rect draw:style-name="gr122" draw:text-style-name="P139" svg:width="0.826cm" svg:height="0.459cm" svg:x="2.291cm" svg:y="0.824cm"><text:p/></draw:rect><draw:rect draw:style-name="gr123" draw:text-style-name="P139" svg:width="0.826cm" svg:height="0.459cm" svg:x="3.117cm" svg:y="0.824cm"><text:p/></draw:rect><draw:rect draw:style-name="gr124" draw:text-style-name="P139" svg:width="0.826cm" svg:height="0.459cm" svg:x="0.642cm" svg:y="1.281cm"><text:p/></draw:rect><draw:rect draw:style-name="gr125" draw:text-style-name="P139" svg:width="0.826cm" svg:height="0.459cm" svg:x="1.469cm" svg:y="1.281cm"><text:p/></draw:rect><draw:rect draw:style-name="gr126" draw:text-style-name="P139" svg:width="0.826cm" svg:height="0.459cm" svg:x="2.291cm" svg:y="1.281cm"><text:p/></draw:rect><draw:rect draw:style-name="gr127" draw:text-style-name="P139" svg:width="0.826cm" svg:height="0.459cm" svg:x="3.117cm" svg:y="1.281cm"><text:p/></draw:rect></draw:g></draw:g></text:h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</text:section>
      <text:h text:style-name="_5f_Paragraphe" text:outline-level="1"><draw:g text:anchor-type="paragraph" draw:z-index="321" draw:name="Forme13" draw:style-name="gr6"><draw:custom-shape draw:style-name="gr113" draw:text-style-name="P134" svg:width="0.533cm" svg:height="0.389cm" svg:x="0.882cm" svg:y="0.006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3cm" svg:height="0.389cm" svg:x="0.882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3cm" svg:height="0.389cm" svg:x="1.411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3cm" svg:height="0.389cm" svg:x="0.882cm" svg:y="0.819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3cm" svg:height="0.389cm" svg:x="1.413cm" svg:y="0.817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3cm" svg:height="0.389cm" svg:x="1.942cm" svg:y="0.819cm"><text:p/><draw:enhanced-geometry svg:viewBox="0 0 21600 21600" draw:mirror-horizontal="false" draw:mirror-vertical="false" draw:type="rectangle" draw:enhanced-path="M 0 0 L 21600 0 21600 21600 0 21600 0 0 Z N"/></draw:custom-shape><draw:g draw:style-name="gr8"><draw:line draw:style-name="gr114" draw:text-style-name="P137" svg:x1="0.907cm" svg:y1="-0.013cm" svg:x2="1.438cm" svg:y2="-0.013cm"><text:p/></draw:line><draw:line draw:style-name="gr114" draw:text-style-name="P137" svg:x1="0.907cm" svg:y1="0.388cm" svg:x2="1.967cm" svg:y2="0.388cm"><text:p/></draw:line><draw:line draw:style-name="gr114" draw:text-style-name="P137" svg:x1="0.907cm" svg:y1="0.792cm" svg:x2="2.498cm" svg:y2="0.792cm"><text:p/></draw:line><draw:line draw:style-name="gr114" draw:text-style-name="P137" svg:x1="0.907cm" svg:y1="1.186cm" svg:x2="0.907cm" svg:y2="-0.013cm"><text:p/></draw:line><draw:line draw:style-name="gr114" draw:text-style-name="P137" svg:x1="1.438cm" svg:y1="1.186cm" svg:x2="1.438cm" svg:y2="-0.013cm"><text:p/></draw:line><draw:line draw:style-name="gr114" draw:text-style-name="P137" svg:x1="0.907cm" svg:y1="1.187cm" svg:x2="2.498cm" svg:y2="1.187cm"><text:p/></draw:line><draw:line draw:style-name="gr114" draw:text-style-name="P137" svg:x1="1.967cm" svg:y1="1.189cm" svg:x2="1.967cm" svg:y2="0.388cm"><text:p/></draw:line><draw:line draw:style-name="gr114" draw:text-style-name="P137" svg:x1="2.498cm" svg:y1="1.191cm" svg:x2="2.498cm" svg:y2="0.792cm"><text:p/></draw:line></draw:g><draw:custom-shape draw:style-name="gr113" draw:text-style-name="P134" svg:width="0.532cm" svg:height="0.389cm" svg:x="2.471cm" svg:y="0.006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2.471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3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2.471cm" svg:y="0.819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3.002cm" svg:y="0.817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3.531cm" svg:y="0.819cm"><text:p/><draw:enhanced-geometry svg:viewBox="0 0 21600 21600" draw:mirror-horizontal="false" draw:mirror-vertical="false" draw:type="rectangle" draw:enhanced-path="M 0 0 L 21600 0 21600 21600 0 21600 0 0 Z N"/></draw:custom-shape><draw:g draw:style-name="gr8"><draw:line draw:style-name="gr114" draw:text-style-name="P137" svg:x1="2.498cm" svg:y1="-0.013cm" svg:x2="3.027cm" svg:y2="-0.013cm"><text:p/></draw:line><draw:line draw:style-name="gr114" draw:text-style-name="P137" svg:x1="2.498cm" svg:y1="0.388cm" svg:x2="3.558cm" svg:y2="0.388cm"><text:p/></draw:line><draw:line draw:style-name="gr114" draw:text-style-name="P137" svg:x1="2.498cm" svg:y1="0.792cm" svg:x2="4.087cm" svg:y2="0.792cm"><text:p/></draw:line><draw:line draw:style-name="gr114" draw:text-style-name="P137" svg:x1="2.498cm" svg:y1="1.186cm" svg:x2="2.498cm" svg:y2="-0.013cm"><text:p/></draw:line><draw:line draw:style-name="gr114" draw:text-style-name="P137" svg:x1="3.026cm" svg:y1="1.186cm" svg:x2="3.026cm" svg:y2="-0.013cm"><text:p/></draw:line><draw:line draw:style-name="gr114" draw:text-style-name="P137" svg:x1="2.498cm" svg:y1="1.187cm" svg:x2="4.087cm" svg:y2="1.187cm"><text:p/></draw:line><draw:line draw:style-name="gr114" draw:text-style-name="P137" svg:x1="3.558cm" svg:y1="1.189cm" svg:x2="3.558cm" svg:y2="0.388cm"><text:p/></draw:line><draw:line draw:style-name="gr114" draw:text-style-name="P137" svg:x1="4.086cm" svg:y1="1.191cm" svg:x2="4.086cm" svg:y2="0.792cm"><text:p/></draw:line></draw:g><draw:custom-shape draw:style-name="gr113" draw:text-style-name="P134" svg:width="0.532cm" svg:height="0.389cm" svg:x="4.062cm" svg:y="0.006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4.062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4.591cm" svg:y="0.41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4.062cm" svg:y="0.819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4.593cm" svg:y="0.817cm"><text:p/><draw:enhanced-geometry svg:viewBox="0 0 21600 21600" draw:mirror-horizontal="false" draw:mirror-vertical="false" draw:type="rectangle" draw:enhanced-path="M 0 0 L 21600 0 21600 21600 0 21600 0 0 Z N"/></draw:custom-shape><draw:custom-shape draw:style-name="gr113" draw:text-style-name="P134" svg:width="0.532cm" svg:height="0.389cm" svg:x="5.122cm" svg:y="0.819cm"><text:p/><draw:enhanced-geometry svg:viewBox="0 0 21600 21600" draw:mirror-horizontal="false" draw:mirror-vertical="false" draw:type="rectangle" draw:enhanced-path="M 0 0 L 21600 0 21600 21600 0 21600 0 0 Z N"/></draw:custom-shape><draw:g draw:style-name="gr8"><draw:line draw:style-name="gr114" draw:text-style-name="P137" svg:x1="4.086cm" svg:y1="-0.013cm" svg:x2="4.617cm" svg:y2="-0.013cm"><text:p/></draw:line><draw:line draw:style-name="gr114" draw:text-style-name="P137" svg:x1="4.086cm" svg:y1="0.388cm" svg:x2="5.146cm" svg:y2="0.388cm"><text:p/></draw:line><draw:line draw:style-name="gr114" draw:text-style-name="P137" svg:x1="4.086cm" svg:y1="0.792cm" svg:x2="5.677cm" svg:y2="0.792cm"><text:p/></draw:line><draw:line draw:style-name="gr114" draw:text-style-name="P137" svg:x1="4.086cm" svg:y1="1.186cm" svg:x2="4.086cm" svg:y2="-0.013cm"><text:p/></draw:line><draw:line draw:style-name="gr114" draw:text-style-name="P137" svg:x1="4.617cm" svg:y1="1.186cm" svg:x2="4.617cm" svg:y2="-0.013cm"><text:p/></draw:line><draw:line draw:style-name="gr114" draw:text-style-name="P137" svg:x1="4.086cm" svg:y1="1.187cm" svg:x2="5.677cm" svg:y2="1.187cm"><text:p/></draw:line><draw:line draw:style-name="gr114" draw:text-style-name="P137" svg:x1="5.146cm" svg:y1="1.189cm" svg:x2="5.146cm" svg:y2="0.388cm"><text:p/></draw:line><draw:line draw:style-name="gr114" draw:text-style-name="P137" svg:x1="5.677cm" svg:y1="1.191cm" svg:x2="5.677cm" svg:y2="0.792cm"><text:p/></draw:line></draw:g><draw:g draw:style-name="gr8"><draw:line draw:style-name="gr114" draw:text-style-name="P137" svg:x1="5.677cm" svg:y1="0cm" svg:x2="6.206cm" svg:y2="0cm"><text:p/></draw:line><draw:line draw:style-name="gr114" draw:text-style-name="P137" svg:x1="5.677cm" svg:y1="0.399cm" svg:x2="6.737cm" svg:y2="0.399cm"><text:p/></draw:line><draw:line draw:style-name="gr114" draw:text-style-name="P137" svg:x1="5.677cm" svg:y1="0.803cm" svg:x2="7.266cm" svg:y2="0.803cm"><text:p/></draw:line><draw:line draw:style-name="gr114" draw:text-style-name="P137" svg:x1="5.677cm" svg:y1="1.199cm" svg:x2="5.677cm" svg:y2="0cm"><text:p/></draw:line><draw:line draw:style-name="gr114" draw:text-style-name="P137" svg:x1="6.206cm" svg:y1="1.199cm" svg:x2="6.206cm" svg:y2="0cm"><text:p/></draw:line><draw:line draw:style-name="gr114" draw:text-style-name="P137" svg:x1="5.677cm" svg:y1="1.198cm" svg:x2="7.266cm" svg:y2="1.198cm"><text:p/></draw:line><draw:line draw:style-name="gr114" draw:text-style-name="P137" svg:x1="6.737cm" svg:y1="1.2cm" svg:x2="6.737cm" svg:y2="0.399cm"><text:p/></draw:line><draw:line draw:style-name="gr114" draw:text-style-name="P137" svg:x1="7.267cm" svg:y1="1.202cm" svg:x2="7.267cm" svg:y2="0.803cm"><text:p/></draw:line></draw:g></draw:g><text:span text:style-name="_5f_Caractères"/></text:h>
      <text:h text:style-name="_5f_Paragraphe" text:outline-level="1"/>
      <text:h text:style-name="_5f_Paragraphe" text:outline-level="1"/>
      <text:section text:style-name="Sect1" text:name="Section2">
        <text:h text:style-name="_5f_Paragraphe" text:outline-level="1"><text:span text:style-name="_5f_Caractères"/></text:h>
        <text:h text:style-name="_5f_Paragraphe" text:outline-level="1"><draw:g text:anchor-type="paragraph" draw:z-index="322" draw:name="Forme14" draw:style-name="gr6"><draw:custom-shape draw:style-name="gr110" draw:text-style-name="P134" svg:width="1.168cm" svg:height="1.165cm" svg:x="0.848cm" svg:y="0.055cm"><text:p/><draw:enhanced-geometry svg:viewBox="0 0 21600 21600" draw:mirror-horizontal="false" draw:mirror-vertical="false" draw:type="rectangle" draw:enhanced-path="M 0 0 L 21600 0 21600 21600 0 21600 0 0 Z N"/></draw:custom-shape><draw:custom-shape draw:style-name="gr110" draw:text-style-name="P134" svg:width="1.168cm" svg:height="1.165cm" svg:x="0.855cm" svg:y="1.215cm"><text:p/><draw:enhanced-geometry svg:viewBox="0 0 21600 21600" draw:mirror-horizontal="false" draw:mirror-vertical="false" draw:type="rectangle" draw:enhanced-path="M 0 0 L 21600 0 21600 21600 0 21600 0 0 Z N"/></draw:custom-shape><draw:custom-shape draw:style-name="gr111" draw:text-style-name="P134" svg:width="1.17cm" svg:height="1.165cm" svg:x="2.016cm" svg:y="0.055cm"><text:p/><draw:enhanced-geometry svg:viewBox="0 0 21600 21600" draw:mirror-horizontal="false" draw:mirror-vertical="false" draw:type="rectangle" draw:enhanced-path="M 0 0 L 21600 0 21600 21600 0 21600 0 0 Z N"/></draw:custom-shape><draw:g draw:style-name="gr8"><draw:rect draw:style-name="gr112" draw:text-style-name="P136" svg:width="2.341cm" svg:height="2.35cm" svg:x="0.85cm" svg:y="0.046cm"><text:p/></draw:rect><draw:line draw:style-name="gr108" draw:text-style-name="P135" svg:x1="0.849cm" svg:y1="0.045cm" svg:x2="3.19cm" svg:y2="2.395cm"><text:p/></draw:line><draw:line draw:style-name="gr108" draw:text-style-name="P135" svg:x1="0.849cm" svg:y1="2.395cm" svg:x2="3.19cm" svg:y2="0.045cm"><text:p/></draw:line><draw:line draw:style-name="gr108" draw:text-style-name="P135" svg:x1="0.849cm" svg:y1="1.224cm" svg:x2="3.19cm" svg:y2="1.224cm"><text:p/></draw:line><draw:line draw:style-name="gr108" draw:text-style-name="P135" svg:x1="2.018cm" svg:y1="2.395cm" svg:x2="2.018cm" svg:y2="0.045cm"><text:p/></draw:line></draw:g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/></text:h>
        <text:h text:style-name="_5f_Paragraphe" text:outline-level="1"><draw:g text:anchor-type="paragraph" draw:z-index="323" draw:name="Forme15" draw:style-name="gr6"><draw:line draw:style-name="gr103" draw:text-style-name="P132" svg:x1="1.899cm" svg:y1="0.74cm" svg:x2="2.698cm" svg:y2="1.539cm"><text:p/></draw:line><draw:custom-shape draw:style-name="gr104" draw:text-style-name="P133" svg:width="0.802cm" svg:height="0.784cm" svg:x="1.898cm" svg:y="1.14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5" draw:text-style-name="P134" svg:width="0.782cm" svg:height="0.809cm" svg:x="1.905cm" svg:y="1.54cm"><text:p/><draw:enhanced-geometry svg:viewBox="0 0 21600 21600" draw:mirror-horizontal="false" draw:mirror-vertical="false" draw:type="rectangle" draw:enhanced-path="M 0 0 L 21600 0 21600 21600 0 21600 0 0 Z N"/></draw:custom-shape><draw:custom-shape draw:style-name="gr106" draw:text-style-name="P133" svg:width="0.8cm" svg:height="0.784cm" svg:x="1.501cm" svg:y="0.76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5" draw:text-style-name="P134" svg:width="0.782cm" svg:height="0.809cm" svg:x="1.099cm" svg:y="0.741cm"><text:p/><draw:enhanced-geometry svg:viewBox="0 0 21600 21600" draw:mirror-horizontal="false" draw:mirror-vertical="false" draw:type="rectangle" draw:enhanced-path="M 0 0 L 21600 0 21600 21600 0 21600 0 0 Z N"/></draw:custom-shape><draw:custom-shape draw:style-name="gr107" draw:text-style-name="P133" svg:width="0.802cm" svg:height="0.786cm" svg:x="2.323cm" svg:y="0.77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05" draw:text-style-name="P134" svg:width="0.784cm" svg:height="0.809cm" svg:x="2.717cm" svg:y="0.741cm"><text:p/><draw:enhanced-geometry svg:viewBox="0 0 21600 21600" draw:mirror-horizontal="false" draw:mirror-vertical="false" draw:type="rectangle" draw:enhanced-path="M 0 0 L 21600 0 21600 21600 0 21600 0 0 Z N"/></draw:custom-shape><draw:g draw:style-name="gr8"><draw:line draw:style-name="gr108" draw:text-style-name="P135" svg:x1="1.893cm" svg:y1="-0.059cm" svg:x2="1.893cm" svg:y2="0.742cm"><text:p/></draw:line><draw:line draw:style-name="gr108" draw:text-style-name="P135" svg:x1="1.893cm" svg:y1="-0.059cm" svg:x2="2.692cm" svg:y2="-0.059cm"><text:p/></draw:line><draw:line draw:style-name="gr108" draw:text-style-name="P135" svg:x1="2.692cm" svg:y1="-0.059cm" svg:x2="2.692cm" svg:y2="0.742cm"><text:p/></draw:line><draw:line draw:style-name="gr108" draw:text-style-name="P135" svg:x1="1.893cm" svg:y1="1.545cm" svg:x2="1.893cm" svg:y2="2.346cm"><text:p/></draw:line><draw:line draw:style-name="gr108" draw:text-style-name="P135" svg:x1="2.692cm" svg:y1="1.545cm" svg:x2="2.692cm" svg:y2="2.346cm"><text:p/></draw:line><draw:line draw:style-name="gr108" draw:text-style-name="P135" svg:x1="1.092cm" svg:y1="0.746cm" svg:x2="1.893cm" svg:y2="0.746cm"><text:p/></draw:line><draw:line draw:style-name="gr108" draw:text-style-name="P135" svg:x1="2.692cm" svg:y1="0.746cm" svg:x2="3.493cm" svg:y2="0.746cm"><text:p/></draw:line><draw:line draw:style-name="gr108" draw:text-style-name="P135" svg:x1="1.092cm" svg:y1="1.545cm" svg:x2="1.893cm" svg:y2="1.545cm"><text:p/></draw:line><draw:line draw:style-name="gr108" draw:text-style-name="P135" svg:x1="2.692cm" svg:y1="1.545cm" svg:x2="3.493cm" svg:y2="1.545cm"><text:p/></draw:line><draw:line draw:style-name="gr108" draw:text-style-name="P135" svg:x1="1.092cm" svg:y1="0.746cm" svg:x2="1.092cm" svg:y2="1.545cm"><text:p/></draw:line><draw:line draw:style-name="gr108" draw:text-style-name="P135" svg:x1="3.493cm" svg:y1="0.746cm" svg:x2="3.493cm" svg:y2="1.545cm"><text:p/></draw:line><draw:line draw:style-name="gr108" draw:text-style-name="P135" svg:x1="1.893cm" svg:y1="2.344cm" svg:x2="2.692cm" svg:y2="2.344cm"><text:p/></draw:line></draw:g><draw:line draw:style-name="gr109" draw:text-style-name="P132" svg:x1="1.866cm" svg:y1="0.717cm" svg:x2="2.683cm" svg:y2="1.535cm"><text:p/></draw:line><draw:line draw:style-name="gr109" draw:text-style-name="P132" svg:x1="1.898cm" svg:y1="1.575cm" svg:x2="2.697cm" svg:y2="0.776cm"><text:p/></draw:lin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list xml:id="list110351237227930" text:continue-numbering="true" text:style-name="_5f_Numérotation_20_des_20_exercices">
        <text:list-item>
          <text:h text:style-name="P110" text:outline-level="1"><text:span text:style-name="_5f_Caractères">Écris une fraction décimale ou la somme d'un entier et d'une fraction décimale corres­pondant à la partie coloriée, en considérant chaque grand carré comme l’unité.</text:span></text:h>
        </text:list-item>
      </text:list>
      <text:h text:style-name="_5f_Paragraphe" text:outline-level="1"><draw:g text:anchor-type="char" draw:z-index="271" draw:name="DrawObject6" draw:style-name="gr203"><draw:g draw:name="Shape6_0" draw:style-name="gr8"><draw:rect draw:style-name="gr204" draw:text-style-name="P144" svg:width="0.2cm" svg:height="2.005cm" svg:x="0.422cm" svg:y="0.083cm"><text:p/></draw:rect><draw:rect draw:style-name="gr61" draw:text-style-name="P129" svg:width="2.005cm" svg:height="2.005cm" svg:x="0.422cm" svg:y="0.083cm"><text:p/></draw:rect><draw:line draw:style-name="gr62" draw:text-style-name="P130" svg:x1="1.42cm" svg:y1="0.08cm" svg:x2="1.42cm" svg:y2="2.084cm"><text:p/></draw:line><draw:line draw:style-name="gr62" draw:text-style-name="P130" svg:x1="1.621cm" svg:y1="0.08cm" svg:x2="1.621cm" svg:y2="2.084cm"><text:p/></draw:line><draw:line draw:style-name="gr62" draw:text-style-name="P130" svg:x1="1.823cm" svg:y1="0.08cm" svg:x2="1.823cm" svg:y2="2.084cm"><text:p/></draw:line><draw:line draw:style-name="gr62" draw:text-style-name="P130" svg:x1="2.019cm" svg:y1="0.08cm" svg:x2="2.019cm" svg:y2="2.084cm"><text:p/></draw:line><draw:line draw:style-name="gr62" draw:text-style-name="P130" svg:x1="2.219cm" svg:y1="0.08cm" svg:x2="2.219cm" svg:y2="2.084cm"><text:p/></draw:line><draw:line draw:style-name="gr62" draw:text-style-name="P130" svg:x1="0.621cm" svg:y1="0.08cm" svg:x2="0.621cm" svg:y2="2.084cm"><text:p/></draw:line><draw:line draw:style-name="gr62" draw:text-style-name="P130" svg:x1="0.822cm" svg:y1="0.08cm" svg:x2="0.822cm" svg:y2="2.084cm"><text:p/></draw:line><draw:line draw:style-name="gr62" draw:text-style-name="P130" svg:x1="1.023cm" svg:y1="0.08cm" svg:x2="1.023cm" svg:y2="2.084cm"><text:p/></draw:line><draw:line draw:style-name="gr62" draw:text-style-name="P130" svg:x1="1.226cm" svg:y1="0.08cm" svg:x2="1.226cm" svg:y2="2.084cm"><text:p/></draw:line></draw:g><draw:g draw:name="Shape5_0" draw:style-name="gr8"><draw:rect draw:style-name="gr204" draw:text-style-name="P144" svg:width="0.802cm" svg:height="2.001cm" svg:x="3.205cm" svg:y="0.081cm"><text:p/></draw:rect><draw:rect draw:style-name="gr61" draw:text-style-name="P129" svg:width="2.001cm" svg:height="2.001cm" svg:x="3.205cm" svg:y="0.081cm"><text:p/></draw:rect><draw:line draw:style-name="gr62" draw:text-style-name="P130" svg:x1="4.201cm" svg:y1="0.079cm" svg:x2="4.201cm" svg:y2="2.079cm"><text:p/></draw:line><draw:line draw:style-name="gr62" draw:text-style-name="P130" svg:x1="4.402cm" svg:y1="0.079cm" svg:x2="4.402cm" svg:y2="2.079cm"><text:p/></draw:line><draw:line draw:style-name="gr62" draw:text-style-name="P130" svg:x1="4.605cm" svg:y1="0.079cm" svg:x2="4.605cm" svg:y2="2.079cm"><text:p/></draw:line><draw:line draw:style-name="gr62" draw:text-style-name="P130" svg:x1="4.806cm" svg:y1="0.079cm" svg:x2="4.806cm" svg:y2="2.079cm"><text:p/></draw:line><draw:line draw:style-name="gr62" draw:text-style-name="P130" svg:x1="5cm" svg:y1="0.079cm" svg:x2="5cm" svg:y2="2.079cm"><text:p/></draw:line><draw:line draw:style-name="gr62" draw:text-style-name="P130" svg:x1="3.402cm" svg:y1="0.079cm" svg:x2="3.402cm" svg:y2="2.079cm"><text:p/></draw:line><draw:line draw:style-name="gr62" draw:text-style-name="P130" svg:x1="3.603cm" svg:y1="0.079cm" svg:x2="3.603cm" svg:y2="2.079cm"><text:p/></draw:line><draw:line draw:style-name="gr62" draw:text-style-name="P130" svg:x1="3.803cm" svg:y1="0.079cm" svg:x2="3.803cm" svg:y2="2.079cm"><text:p/></draw:line><draw:line draw:style-name="gr62" draw:text-style-name="P130" svg:x1="4.007cm" svg:y1="0.079cm" svg:x2="4.007cm" svg:y2="2.079cm"><text:p/></draw:line><draw:line draw:style-name="gr62" draw:text-style-name="P130" svg:x1="5.205cm" svg:y1="1.076cm" svg:x2="3.205cm" svg:y2="1.076cm"><text:p/></draw:line><draw:line draw:style-name="gr62" draw:text-style-name="P130" svg:x1="5.205cm" svg:y1="1.277cm" svg:x2="3.205cm" svg:y2="1.277cm"><text:p/></draw:line><draw:line draw:style-name="gr62" draw:text-style-name="P130" svg:x1="5.205cm" svg:y1="1.48cm" svg:x2="3.205cm" svg:y2="1.48cm"><text:p/></draw:line><draw:line draw:style-name="gr62" draw:text-style-name="P130" svg:x1="5.205cm" svg:y1="1.679cm" svg:x2="3.205cm" svg:y2="1.679cm"><text:p/></draw:line><draw:line draw:style-name="gr62" draw:text-style-name="P130" svg:x1="5.205cm" svg:y1="1.875cm" svg:x2="3.205cm" svg:y2="1.875cm"><text:p/></draw:line><draw:line draw:style-name="gr62" draw:text-style-name="P130" svg:x1="5.205cm" svg:y1="0.277cm" svg:x2="3.205cm" svg:y2="0.277cm"><text:p/></draw:line><draw:line draw:style-name="gr62" draw:text-style-name="P130" svg:x1="5.205cm" svg:y1="0.478cm" svg:x2="3.205cm" svg:y2="0.478cm"><text:p/></draw:line><draw:line draw:style-name="gr62" draw:text-style-name="P130" svg:x1="5.205cm" svg:y1="0.679cm" svg:x2="3.205cm" svg:y2="0.679cm"><text:p/></draw:line><draw:line draw:style-name="gr62" draw:text-style-name="P130" svg:x1="5.205cm" svg:y1="0.88cm" svg:x2="3.205cm" svg:y2="0.88cm"><text:p/></draw:line></draw:g><draw:g draw:name="Shape7_0" draw:style-name="gr8"><draw:rect draw:style-name="gr204" draw:text-style-name="P144" svg:width="0.205cm" svg:height="1.209cm" svg:x="6.227cm" svg:y="0.107cm"><text:p/></draw:rect><draw:rect draw:style-name="gr204" draw:text-style-name="P144" svg:width="0.202cm" svg:height="2.017cm" svg:x="6.026cm" svg:y="0.107cm"><text:p/></draw:rect><draw:rect draw:style-name="gr61" draw:text-style-name="P129" svg:width="2.017cm" svg:height="2.017cm" svg:x="6.026cm" svg:y="0.107cm"><text:p/></draw:rect><draw:line draw:style-name="gr62" draw:text-style-name="P130" svg:x1="7.03cm" svg:y1="0.104cm" svg:x2="7.03cm" svg:y2="2.119cm"><text:p/></draw:line><draw:line draw:style-name="gr62" draw:text-style-name="P130" svg:x1="7.232cm" svg:y1="0.104cm" svg:x2="7.232cm" svg:y2="2.119cm"><text:p/></draw:line><draw:line draw:style-name="gr62" draw:text-style-name="P130" svg:x1="7.437cm" svg:y1="0.104cm" svg:x2="7.437cm" svg:y2="2.119cm"><text:p/></draw:line><draw:line draw:style-name="gr62" draw:text-style-name="P130" svg:x1="7.636cm" svg:y1="0.104cm" svg:x2="7.636cm" svg:y2="2.119cm"><text:p/></draw:line><draw:line draw:style-name="gr62" draw:text-style-name="P130" svg:x1="7.831cm" svg:y1="0.104cm" svg:x2="7.831cm" svg:y2="2.119cm"><text:p/></draw:line><draw:line draw:style-name="gr62" draw:text-style-name="P130" svg:x1="6.223cm" svg:y1="0.104cm" svg:x2="6.223cm" svg:y2="2.119cm"><text:p/></draw:line><draw:line draw:style-name="gr62" draw:text-style-name="P130" svg:x1="6.425cm" svg:y1="0.104cm" svg:x2="6.425cm" svg:y2="2.119cm"><text:p/></draw:line><draw:line draw:style-name="gr62" draw:text-style-name="P130" svg:x1="6.628cm" svg:y1="0.104cm" svg:x2="6.628cm" svg:y2="2.119cm"><text:p/></draw:line><draw:line draw:style-name="gr62" draw:text-style-name="P130" svg:x1="6.836cm" svg:y1="0.104cm" svg:x2="6.836cm" svg:y2="2.119cm"><text:p/></draw:line><draw:line draw:style-name="gr62" draw:text-style-name="P130" svg:x1="8.039cm" svg:y1="1.111cm" svg:x2="6.024cm" svg:y2="1.111cm"><text:p/></draw:line><draw:line draw:style-name="gr62" draw:text-style-name="P130" svg:x1="8.039cm" svg:y1="1.313cm" svg:x2="6.024cm" svg:y2="1.313cm"><text:p/></draw:line><draw:line draw:style-name="gr62" draw:text-style-name="P130" svg:x1="8.039cm" svg:y1="1.517cm" svg:x2="6.024cm" svg:y2="1.517cm"><text:p/></draw:line><draw:line draw:style-name="gr62" draw:text-style-name="P130" svg:x1="8.039cm" svg:y1="1.718cm" svg:x2="6.024cm" svg:y2="1.718cm"><text:p/></draw:line><draw:line draw:style-name="gr62" draw:text-style-name="P130" svg:x1="8.039cm" svg:y1="1.912cm" svg:x2="6.024cm" svg:y2="1.912cm"><text:p/></draw:line><draw:line draw:style-name="gr62" draw:text-style-name="P130" svg:x1="8.039cm" svg:y1="0.307cm" svg:x2="6.024cm" svg:y2="0.307cm"><text:p/></draw:line><draw:line draw:style-name="gr62" draw:text-style-name="P130" svg:x1="8.039cm" svg:y1="0.508cm" svg:x2="6.024cm" svg:y2="0.508cm"><text:p/></draw:line><draw:line draw:style-name="gr62" draw:text-style-name="P130" svg:x1="8.039cm" svg:y1="0.709cm" svg:x2="6.024cm" svg:y2="0.709cm"><text:p/></draw:line><draw:line draw:style-name="gr62" draw:text-style-name="P130" svg:x1="8.039cm" svg:y1="0.915cm" svg:x2="6.024cm" svg:y2="0.915cm"><text:p/></draw:line></draw:g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6"/></text:span><text:span text:style-name="_5f_Caractères"><draw:frame draw:style-name="fr8" draw:name="Object1" text:anchor-type="as-char" svg:width="0.815cm" svg:height="0.968cm" draw:z-index="27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<text:s text:c="14"/></text:span><text:span text:style-name="_5f_Caractères"><draw:frame draw:style-name="fr7" draw:name="Object2" text:anchor-type="as-char" svg:y="-0.483cm" svg:width="1.039cm" svg:height="0.968cm" draw:z-index="27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=</text:span><text:span text:style-name="_5f_Caractères"><draw:frame draw:style-name="fr7" draw:name="Object3" text:anchor-type="as-char" svg:y="-0.483cm" svg:width="0.815cm" svg:height="0.968cm" draw:z-index="27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 <text:s text:c="11"/></text:span><draw:frame draw:style-name="fr5" draw:name="Object4" text:anchor-type="as-char" svg:y="-0.483cm" svg:width="1.039cm" svg:height="0.968cm" draw:z-index="279"><draw:object xlink:href="./Object 22" xlink:type="simple" xlink:show="embed" xlink:actuate="onLoad"/><draw:image xlink:href="./ObjectReplacements/Object 22" xlink:type="simple" xlink:show="embed" xlink:actuate="onLoad"/><svg:desc>formula</svg:desc></draw:frame></text:h>
      <text:h text:style-name="_5f_Paragraphe" text:outline-level="1"><draw:g text:anchor-type="paragraph" draw:z-index="272" draw:name="Shape8_0" draw:style-name="gr179"><draw:rect draw:style-name="gr180" draw:text-style-name="P143" svg:width="1.618cm" svg:height="1.62cm" svg:x="0.192cm" svg:y="0.208cm"><text:p/></draw:rect><draw:rect draw:style-name="gr181" draw:text-style-name="P127" svg:width="1.618cm" svg:height="1.62cm" svg:x="0.192cm" svg:y="0.208cm"><text:p/></draw:rect><draw:line draw:style-name="gr182" draw:text-style-name="P128" svg:x1="1.001cm" svg:y1="0.208cm" svg:x2="1.001cm" svg:y2="1.827cm"><text:p/></draw:line><draw:line draw:style-name="gr183" draw:text-style-name="P128" svg:x1="1.163cm" svg:y1="0.208cm" svg:x2="1.163cm" svg:y2="1.827cm"><text:p/></draw:line><draw:line draw:style-name="gr184" draw:text-style-name="P128" svg:x1="1.323cm" svg:y1="0.208cm" svg:x2="1.323cm" svg:y2="1.827cm"><text:p/></draw:line><draw:line draw:style-name="gr185" draw:text-style-name="P128" svg:x1="1.487cm" svg:y1="0.208cm" svg:x2="1.487cm" svg:y2="1.827cm"><text:p/></draw:line><draw:line draw:style-name="gr186" draw:text-style-name="P128" svg:x1="1.644cm" svg:y1="0.208cm" svg:x2="1.644cm" svg:y2="1.827cm"><text:p/></draw:line><draw:line draw:style-name="gr187" draw:text-style-name="P128" svg:x1="0.353cm" svg:y1="0.208cm" svg:x2="0.353cm" svg:y2="1.827cm"><text:p/></draw:line><draw:line draw:style-name="gr188" draw:text-style-name="P128" svg:x1="0.516cm" svg:y1="0.208cm" svg:x2="0.516cm" svg:y2="1.827cm"><text:p/></draw:line><draw:line draw:style-name="gr189" draw:text-style-name="P128" svg:x1="0.679cm" svg:y1="0.208cm" svg:x2="0.679cm" svg:y2="1.827cm"><text:p/></draw:line><draw:line draw:style-name="gr190" draw:text-style-name="P128" svg:x1="0.842cm" svg:y1="0.208cm" svg:x2="0.842cm" svg:y2="1.827cm"><text:p/></draw:line><draw:rect draw:style-name="gr191" draw:text-style-name="P143" svg:width="0.65cm" svg:height="1.622cm" svg:x="1.97cm" svg:y="0.212cm"><text:p/></draw:rect><draw:rect draw:style-name="gr192" draw:text-style-name="P127" svg:width="1.622cm" svg:height="1.622cm" svg:x="1.97cm" svg:y="0.212cm"><text:p/></draw:rect><draw:line draw:style-name="gr193" draw:text-style-name="P128" svg:x1="2.78cm" svg:y1="0.211cm" svg:x2="2.78cm" svg:y2="1.83cm"><text:p/></draw:line><draw:line draw:style-name="gr194" draw:text-style-name="P128" svg:x1="2.942cm" svg:y1="0.211cm" svg:x2="2.942cm" svg:y2="1.83cm"><text:p/></draw:line><draw:line draw:style-name="gr195" draw:text-style-name="P128" svg:x1="3.101cm" svg:y1="0.211cm" svg:x2="3.101cm" svg:y2="1.83cm"><text:p/></draw:line><draw:line draw:style-name="gr196" draw:text-style-name="P128" svg:x1="3.265cm" svg:y1="0.211cm" svg:x2="3.265cm" svg:y2="1.83cm"><text:p/></draw:line><draw:line draw:style-name="gr197" draw:text-style-name="P128" svg:x1="3.428cm" svg:y1="0.211cm" svg:x2="3.428cm" svg:y2="1.83cm"><text:p/></draw:line><draw:line draw:style-name="gr198" draw:text-style-name="P128" svg:x1="1.973cm" svg:y1="0.208cm" svg:x2="1.973cm" svg:y2="1.827cm"><text:p/></draw:line><draw:line draw:style-name="gr199" draw:text-style-name="P128" svg:x1="2.295cm" svg:y1="0.211cm" svg:x2="2.295cm" svg:y2="1.83cm"><text:p/></draw:line><draw:line draw:style-name="gr200" draw:text-style-name="P128" svg:x1="2.457cm" svg:y1="0.211cm" svg:x2="2.457cm" svg:y2="1.83cm"><text:p/></draw:line><draw:line draw:style-name="gr201" draw:text-style-name="P128" svg:x1="2.619cm" svg:y1="0.211cm" svg:x2="2.619cm" svg:y2="1.83cm"><text:p/></draw:line><draw:line draw:style-name="gr202" draw:text-style-name="P128" svg:x1="2.136cm" svg:y1="0.208cm" svg:x2="2.136cm" svg:y2="1.827cm"><text:p/></draw:line></draw:g><draw:g text:anchor-type="char" draw:z-index="273" draw:name="Shape9_0" draw:style-name="gr137"><draw:rect draw:style-name="gr138" draw:text-style-name="P143" svg:width="1.609cm" svg:height="1.564cm" svg:x="5.105cm" svg:y="0.302cm"><text:p/></draw:rect><draw:rect draw:style-name="gr139" draw:text-style-name="P127" svg:width="1.609cm" svg:height="1.564cm" svg:x="5.105cm" svg:y="0.302cm"><text:p/></draw:rect><draw:line draw:style-name="gr140" draw:text-style-name="P128" svg:x1="5.91cm" svg:y1="0.302cm" svg:x2="5.91cm" svg:y2="1.864cm"><text:p/></draw:line><draw:line draw:style-name="gr141" draw:text-style-name="P128" svg:x1="6.067cm" svg:y1="0.302cm" svg:x2="6.067cm" svg:y2="1.864cm"><text:p/></draw:line><draw:line draw:style-name="gr142" draw:text-style-name="P128" svg:x1="6.234cm" svg:y1="0.302cm" svg:x2="6.234cm" svg:y2="1.864cm"><text:p/></draw:line><draw:line draw:style-name="gr143" draw:text-style-name="P128" svg:x1="6.392cm" svg:y1="0.302cm" svg:x2="6.392cm" svg:y2="1.864cm"><text:p/></draw:line><draw:line draw:style-name="gr144" draw:text-style-name="P128" svg:x1="6.553cm" svg:y1="0.302cm" svg:x2="6.553cm" svg:y2="1.864cm"><text:p/></draw:line><draw:line draw:style-name="gr145" draw:text-style-name="P128" svg:x1="5.265cm" svg:y1="0.302cm" svg:x2="5.265cm" svg:y2="1.864cm"><text:p/></draw:line><draw:line draw:style-name="gr146" draw:text-style-name="P128" svg:x1="5.423cm" svg:y1="0.302cm" svg:x2="5.423cm" svg:y2="1.864cm"><text:p/></draw:line><draw:line draw:style-name="gr147" draw:text-style-name="P128" svg:x1="5.586cm" svg:y1="0.302cm" svg:x2="5.586cm" svg:y2="1.864cm"><text:p/></draw:line><draw:line draw:style-name="gr148" draw:text-style-name="P128" svg:x1="5.748cm" svg:y1="0.302cm" svg:x2="5.748cm" svg:y2="1.864cm"><text:p/></draw:line><draw:line draw:style-name="gr149" draw:text-style-name="P128" svg:x1="6.715cm" svg:y1="1.077cm" svg:x2="5.103cm" svg:y2="1.077cm"><text:p/></draw:line><draw:line draw:style-name="gr150" draw:text-style-name="P128" svg:x1="6.715cm" svg:y1="1.234cm" svg:x2="5.103cm" svg:y2="1.234cm"><text:p/></draw:line><draw:line draw:style-name="gr151" draw:text-style-name="P128" svg:x1="6.715cm" svg:y1="1.392cm" svg:x2="5.103cm" svg:y2="1.392cm"><text:p/></draw:line><draw:line draw:style-name="gr152" draw:text-style-name="P128" svg:x1="6.715cm" svg:y1="1.549cm" svg:x2="5.103cm" svg:y2="1.549cm"><text:p/></draw:line><draw:line draw:style-name="gr153" draw:text-style-name="P128" svg:x1="6.715cm" svg:y1="1.702cm" svg:x2="5.103cm" svg:y2="1.702cm"><text:p/></draw:line><draw:line draw:style-name="gr154" draw:text-style-name="P128" svg:x1="6.715cm" svg:y1="0.457cm" svg:x2="5.103cm" svg:y2="0.457cm"><text:p/></draw:line><draw:line draw:style-name="gr155" draw:text-style-name="P128" svg:x1="6.715cm" svg:y1="0.61cm" svg:x2="5.103cm" svg:y2="0.61cm"><text:p/></draw:line><draw:line draw:style-name="gr156" draw:text-style-name="P128" svg:x1="6.715cm" svg:y1="0.767cm" svg:x2="5.103cm" svg:y2="0.767cm"><text:p/></draw:line><draw:line draw:style-name="gr157" draw:text-style-name="P128" svg:x1="6.715cm" svg:y1="0.925cm" svg:x2="5.103cm" svg:y2="0.925cm"><text:p/></draw:line><draw:rect draw:style-name="gr158" draw:text-style-name="P143" svg:width="0.648cm" svg:height="0.936cm" svg:x="7.034cm" svg:y="0.3cm"><text:p/></draw:rect><draw:rect draw:style-name="gr159" draw:text-style-name="P143" svg:width="0.646cm" svg:height="1.564cm" svg:x="6.876cm" svg:y="0.3cm"><text:p/></draw:rect><draw:rect draw:style-name="gr160" draw:text-style-name="P127" svg:width="1.613cm" svg:height="1.564cm" svg:x="6.876cm" svg:y="0.3cm"><text:p/></draw:rect><draw:line draw:style-name="gr161" draw:text-style-name="P128" svg:x1="7.679cm" svg:y1="0.299cm" svg:x2="7.679cm" svg:y2="1.861cm"><text:p/></draw:line><draw:line draw:style-name="gr162" draw:text-style-name="P128" svg:x1="7.842cm" svg:y1="0.299cm" svg:x2="7.842cm" svg:y2="1.861cm"><text:p/></draw:line><draw:line draw:style-name="gr163" draw:text-style-name="P128" svg:x1="8.003cm" svg:y1="0.299cm" svg:x2="8.003cm" svg:y2="1.861cm"><text:p/></draw:line><draw:line draw:style-name="gr164" draw:text-style-name="P128" svg:x1="8.16cm" svg:y1="0.299cm" svg:x2="8.16cm" svg:y2="1.861cm"><text:p/></draw:line><draw:line draw:style-name="gr165" draw:text-style-name="P128" svg:x1="8.324cm" svg:y1="0.299cm" svg:x2="8.324cm" svg:y2="1.861cm"><text:p/></draw:line><draw:line draw:style-name="gr166" draw:text-style-name="P128" svg:x1="7.035cm" svg:y1="0.299cm" svg:x2="7.035cm" svg:y2="1.861cm"><text:p/></draw:line><draw:line draw:style-name="gr167" draw:text-style-name="P128" svg:x1="7.197cm" svg:y1="0.299cm" svg:x2="7.197cm" svg:y2="1.861cm"><text:p/></draw:line><draw:line draw:style-name="gr168" draw:text-style-name="P128" svg:x1="7.358cm" svg:y1="0.299cm" svg:x2="7.358cm" svg:y2="1.861cm"><text:p/></draw:line><draw:line draw:style-name="gr169" draw:text-style-name="P128" svg:x1="7.517cm" svg:y1="0.299cm" svg:x2="7.517cm" svg:y2="1.861cm"><text:p/></draw:line><draw:line draw:style-name="gr170" draw:text-style-name="P128" svg:x1="8.485cm" svg:y1="1.077cm" svg:x2="6.873cm" svg:y2="1.077cm"><text:p/></draw:line><draw:line draw:style-name="gr171" draw:text-style-name="P128" svg:x1="8.485cm" svg:y1="1.234cm" svg:x2="6.873cm" svg:y2="1.234cm"><text:p/></draw:line><draw:line draw:style-name="gr172" draw:text-style-name="P128" svg:x1="8.485cm" svg:y1="1.392cm" svg:x2="6.873cm" svg:y2="1.392cm"><text:p/></draw:line><draw:line draw:style-name="gr173" draw:text-style-name="P128" svg:x1="8.485cm" svg:y1="1.549cm" svg:x2="6.873cm" svg:y2="1.549cm"><text:p/></draw:line><draw:line draw:style-name="gr174" draw:text-style-name="P128" svg:x1="8.485cm" svg:y1="1.702cm" svg:x2="6.873cm" svg:y2="1.702cm"><text:p/></draw:line><draw:line draw:style-name="gr175" draw:text-style-name="P128" svg:x1="8.485cm" svg:y1="0.453cm" svg:x2="6.873cm" svg:y2="0.453cm"><text:p/></draw:line><draw:line draw:style-name="gr176" draw:text-style-name="P128" svg:x1="8.485cm" svg:y1="0.61cm" svg:x2="6.873cm" svg:y2="0.61cm"><text:p/></draw:line><draw:line draw:style-name="gr177" draw:text-style-name="P128" svg:x1="8.485cm" svg:y1="0.767cm" svg:x2="6.873cm" svg:y2="0.767cm"><text:p/></draw:line><draw:line draw:style-name="gr178" draw:text-style-name="P128" svg:x1="8.485cm" svg:y1="0.925cm" svg:x2="6.873cm" svg:y2="0.925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frame draw:style-name="fr5" draw:name="Object5" text:anchor-type="as-char" svg:y="-0.483cm" svg:width="0.815cm" svg:height="0.968cm" draw:z-index="280"><draw:object xlink:href="./Object 23" xlink:type="simple" xlink:show="embed" xlink:actuate="onLoad"/><draw:image xlink:href="./ObjectReplacements/Object 23" xlink:type="simple" xlink:show="embed" xlink:actuate="onLoad"/><svg:desc>formula</svg:desc></draw:frame>= 1 + <draw:frame draw:style-name="fr5" draw:name="Object6" text:anchor-type="as-char" svg:y="-0.483cm" svg:width="0.815cm" svg:height="0.968cm" draw:z-index="281"><draw:object xlink:href="./Object 24" xlink:type="simple" xlink:show="embed" xlink:actuate="onLoad"/><draw:image xlink:href="./ObjectReplacements/Object 24" xlink:type="simple" xlink:show="embed" xlink:actuate="onLoad"/><svg:desc>formula</svg:desc></draw:frame><text:s text:c="20"/><draw:frame draw:style-name="fr5" draw:name="Object7" text:anchor-type="as-char" svg:y="-0.607cm" svg:width="1.041cm" svg:height="0.97cm" draw:z-index="282"><draw:object xlink:href="./Object 25" xlink:type="simple" xlink:show="embed" xlink:actuate="onLoad"/><draw:image xlink:href="./ObjectReplacements/Object 25" xlink:type="simple" xlink:show="embed" xlink:actuate="onLoad"/><svg:desc>formula</svg:desc></draw:frame>= <text:span text:style-name="_5f_Caractères_5f_correction">1 </text:span>+ <draw:frame draw:style-name="fr5" draw:name="Objet32" text:anchor-type="as-char" svg:y="-0.586cm" svg:width="1.041cm" svg:height="0.97cm" draw:z-index="283"><draw:object xlink:href="./Object 26" xlink:type="simple" xlink:show="embed" xlink:actuate="onLoad"/><draw:image xlink:href="./ObjectReplacements/Object 26" xlink:type="simple" xlink:show="embed" xlink:actuate="onLoad"/><svg:desc>formula</svg:desc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10352283241208" text:continue-numbering="true" text:style-name="_5f_Numérotation_20_des_20_exercices">
        <text:list-item>
          <text:h text:style-name="P110" text:outline-level="1"><text:span text:style-name="_5f_Caractères">L'aire totale d'un grand carré vaut 1. Colorie l'aire correspondant à la fraction décimale ou au nombre décimal indiqués. </text:span></text:h>
        </text:list-item>
      </text:list>
      <text:h text:style-name="_5f_Paragraphe" text:outline-level="1"><text:span text:style-name="_5f_Caractères"/></text:h>
      <text:h text:style-name="_5f_Paragraphe" text:outline-level="1"><draw:g text:anchor-type="paragraph" draw:z-index="324" draw:name="Forme1" draw:style-name="gr6"><draw:polygon draw:style-name="gr21" draw:text-style-name="P125" svg:width="1.591cm" svg:height="2.013cm" svg:x="0.525cm" svg:y="-0.551cm" svg:viewBox="0 0 1592 2014" draw:points="23,34 0,2014 1579,1984 1592,25 1358,0 1232,15"><text:p text:style-name="P124"><text:span text:style-name="T188"><text:tab/></text:span></text:p></draw:polygon><draw:g draw:name="Shape22_0" draw:style-name="gr8"><draw:rect draw:style-name="gr61" draw:text-style-name="P129" svg:width="1.98cm" svg:height="1.983cm" svg:x="0.528cm" svg:y="-0.539cm"><text:p/></draw:rect><draw:line draw:style-name="gr62" draw:text-style-name="P130" svg:x1="1.514cm" svg:y1="-0.538cm" svg:x2="1.514cm" svg:y2="1.441cm"><text:p/></draw:line><draw:line draw:style-name="gr62" draw:text-style-name="P130" svg:x1="1.708cm" svg:y1="-0.538cm" svg:x2="1.708cm" svg:y2="1.441cm"><text:p/></draw:line><draw:line draw:style-name="gr62" draw:text-style-name="P130" svg:x1="1.911cm" svg:y1="-0.538cm" svg:x2="1.911cm" svg:y2="1.441cm"><text:p/></draw:line><draw:line draw:style-name="gr62" draw:text-style-name="P130" svg:x1="2.116cm" svg:y1="-0.538cm" svg:x2="2.116cm" svg:y2="1.441cm"><text:p/></draw:line><draw:line draw:style-name="gr62" draw:text-style-name="P130" svg:x1="2.301cm" svg:y1="-0.538cm" svg:x2="2.301cm" svg:y2="1.441cm"><text:p/></draw:line><draw:line draw:style-name="gr62" draw:text-style-name="P130" svg:x1="0.726cm" svg:y1="-0.538cm" svg:x2="0.726cm" svg:y2="1.441cm"><text:p/></draw:line><draw:line draw:style-name="gr62" draw:text-style-name="P130" svg:x1="0.92cm" svg:y1="-0.538cm" svg:x2="0.92cm" svg:y2="1.441cm"><text:p/></draw:line><draw:line draw:style-name="gr62" draw:text-style-name="P130" svg:x1="1.121cm" svg:y1="-0.538cm" svg:x2="1.121cm" svg:y2="1.441cm"><text:p/></draw:line><draw:line draw:style-name="gr62" draw:text-style-name="P130" svg:x1="1.324cm" svg:y1="-0.538cm" svg:x2="1.324cm" svg:y2="1.441cm"><text:p/></draw:line><draw:line draw:style-name="gr62" draw:text-style-name="P130" svg:x1="2.505cm" svg:y1="0.45cm" svg:x2="0.526cm" svg:y2="0.45cm"><text:p/></draw:line><draw:line draw:style-name="gr62" draw:text-style-name="P130" svg:x1="2.505cm" svg:y1="0.645cm" svg:x2="0.526cm" svg:y2="0.645cm"><text:p/></draw:line><draw:line draw:style-name="gr62" draw:text-style-name="P130" svg:x1="2.505cm" svg:y1="0.852cm" svg:x2="0.526cm" svg:y2="0.852cm"><text:p/></draw:line><draw:line draw:style-name="gr62" draw:text-style-name="P130" svg:x1="2.505cm" svg:y1="1.046cm" svg:x2="0.526cm" svg:y2="1.046cm"><text:p/></draw:line><draw:line draw:style-name="gr62" draw:text-style-name="P130" svg:x1="2.505cm" svg:y1="1.24cm" svg:x2="0.526cm" svg:y2="1.24cm"><text:p/></draw:line><draw:line draw:style-name="gr62" draw:text-style-name="P130" svg:x1="2.505cm" svg:y1="-0.336cm" svg:x2="0.526cm" svg:y2="-0.336cm"><text:p/></draw:line><draw:line draw:style-name="gr62" draw:text-style-name="P130" svg:x1="2.505cm" svg:y1="-0.141cm" svg:x2="0.526cm" svg:y2="-0.141cm"><text:p/></draw:line><draw:line draw:style-name="gr62" draw:text-style-name="P130" svg:x1="2.505cm" svg:y1="0.06cm" svg:x2="0.526cm" svg:y2="0.06cm"><text:p/></draw:line><draw:line draw:style-name="gr62" draw:text-style-name="P130" svg:x1="2.505cm" svg:y1="0.256cm" svg:x2="0.526cm" svg:y2="0.256cm"><text:p/></draw:line></draw:g><draw:polygon draw:style-name="gr102" draw:text-style-name="P131" svg:width="1.411cm" svg:height="2.028cm" svg:x="3.476cm" svg:y="-0.564cm" svg:viewBox="0 0 1412 2029" draw:points="0,0 0,2016 1399,2029 1412,1424 1223,1412 1210,26"><text:p/></draw:polygon><draw:g draw:name="Shape22_1" draw:style-name="gr8"><draw:rect draw:style-name="gr61" draw:text-style-name="P129" svg:width="2.008cm" svg:height="2.006cm" svg:x="3.491cm" svg:y="-0.552cm"><text:p/></draw:rect><draw:line draw:style-name="gr62" draw:text-style-name="P130" svg:x1="4.488cm" svg:y1="-0.552cm" svg:x2="4.488cm" svg:y2="1.452cm"><text:p/></draw:line><draw:line draw:style-name="gr62" draw:text-style-name="P130" svg:x1="4.691cm" svg:y1="-0.552cm" svg:x2="4.691cm" svg:y2="1.452cm"><text:p/></draw:line><draw:line draw:style-name="gr62" draw:text-style-name="P130" svg:x1="4.895cm" svg:y1="-0.552cm" svg:x2="4.895cm" svg:y2="1.452cm"><text:p/></draw:line><draw:line draw:style-name="gr62" draw:text-style-name="P130" svg:x1="5.098cm" svg:y1="-0.552cm" svg:x2="5.098cm" svg:y2="1.452cm"><text:p/></draw:line><draw:line draw:style-name="gr62" draw:text-style-name="P130" svg:x1="5.292cm" svg:y1="-0.552cm" svg:x2="5.292cm" svg:y2="1.452cm"><text:p/></draw:line><draw:line draw:style-name="gr62" draw:text-style-name="P130" svg:x1="3.691cm" svg:y1="-0.552cm" svg:x2="3.691cm" svg:y2="1.452cm"><text:p/></draw:line><draw:line draw:style-name="gr62" draw:text-style-name="P130" svg:x1="3.894cm" svg:y1="-0.552cm" svg:x2="3.894cm" svg:y2="1.452cm"><text:p/></draw:line><draw:line draw:style-name="gr62" draw:text-style-name="P130" svg:x1="4.095cm" svg:y1="-0.552cm" svg:x2="4.095cm" svg:y2="1.452cm"><text:p/></draw:line><draw:line draw:style-name="gr62" draw:text-style-name="P130" svg:x1="4.298cm" svg:y1="-0.552cm" svg:x2="4.298cm" svg:y2="1.452cm"><text:p/></draw:line><draw:line draw:style-name="gr62" draw:text-style-name="P130" svg:x1="5.496cm" svg:y1="0.442cm" svg:x2="3.492cm" svg:y2="0.442cm"><text:p/></draw:line><draw:line draw:style-name="gr62" draw:text-style-name="P130" svg:x1="5.496cm" svg:y1="0.645cm" svg:x2="3.492cm" svg:y2="0.645cm"><text:p/></draw:line><draw:line draw:style-name="gr62" draw:text-style-name="P130" svg:x1="5.496cm" svg:y1="0.852cm" svg:x2="3.492cm" svg:y2="0.852cm"><text:p/></draw:line><draw:line draw:style-name="gr62" draw:text-style-name="P130" svg:x1="5.496cm" svg:y1="1.05cm" svg:x2="3.492cm" svg:y2="1.05cm"><text:p/></draw:line><draw:line draw:style-name="gr62" draw:text-style-name="P130" svg:x1="5.496cm" svg:y1="1.248cm" svg:x2="3.492cm" svg:y2="1.248cm"><text:p/></draw:line><draw:line draw:style-name="gr62" draw:text-style-name="P130" svg:x1="5.496cm" svg:y1="-0.352cm" svg:x2="3.492cm" svg:y2="-0.352cm"><text:p/></draw:line><draw:line draw:style-name="gr62" draw:text-style-name="P130" svg:x1="5.496cm" svg:y1="-0.154cm" svg:x2="3.492cm" svg:y2="-0.154cm"><text:p/></draw:line><draw:line draw:style-name="gr62" draw:text-style-name="P130" svg:x1="5.496cm" svg:y1="0.047cm" svg:x2="3.492cm" svg:y2="0.047cm"><text:p/></draw:line><draw:line draw:style-name="gr62" draw:text-style-name="P130" svg:x1="5.496cm" svg:y1="0.248cm" svg:x2="3.492cm" svg:y2="0.248cm"><text:p/></draw:line></draw:g><draw:polygon draw:style-name="gr102" draw:text-style-name="P131" svg:width="1.789cm" svg:height="1.996cm" svg:x="6.409cm" svg:y="-0.551cm" svg:viewBox="0 0 1790 1997" draw:points="1,0 0,1997 1790,1995 1787,211 1600,203 1608,2"><text:p/></draw:polygon><draw:g draw:name="Shape22_2" draw:style-name="gr8"><draw:rect draw:style-name="gr61" draw:text-style-name="P129" svg:width="2.024cm" svg:height="2.022cm" svg:x="6.389cm" svg:y="-0.552cm"><text:p/></draw:rect><draw:line draw:style-name="gr62" draw:text-style-name="P130" svg:x1="7.4cm" svg:y1="-0.552cm" svg:x2="7.4cm" svg:y2="1.469cm"><text:p/></draw:line><draw:line draw:style-name="gr62" draw:text-style-name="P130" svg:x1="7.603cm" svg:y1="-0.552cm" svg:x2="7.603cm" svg:y2="1.469cm"><text:p/></draw:line><draw:line draw:style-name="gr62" draw:text-style-name="P130" svg:x1="7.808cm" svg:y1="-0.552cm" svg:x2="7.808cm" svg:y2="1.469cm"><text:p/></draw:line><draw:line draw:style-name="gr62" draw:text-style-name="P130" svg:x1="8.011cm" svg:y1="-0.552cm" svg:x2="8.011cm" svg:y2="1.469cm"><text:p/></draw:line><draw:line draw:style-name="gr62" draw:text-style-name="P130" svg:x1="8.209cm" svg:y1="-0.552cm" svg:x2="8.209cm" svg:y2="1.469cm"><text:p/></draw:line><draw:line draw:style-name="gr62" draw:text-style-name="P130" svg:x1="6.596cm" svg:y1="-0.552cm" svg:x2="6.596cm" svg:y2="1.469cm"><text:p/></draw:line><draw:line draw:style-name="gr62" draw:text-style-name="P130" svg:x1="6.795cm" svg:y1="-0.552cm" svg:x2="6.795cm" svg:y2="1.469cm"><text:p/></draw:line><draw:line draw:style-name="gr62" draw:text-style-name="P130" svg:x1="6.999cm" svg:y1="-0.552cm" svg:x2="6.999cm" svg:y2="1.469cm"><text:p/></draw:line><draw:line draw:style-name="gr62" draw:text-style-name="P130" svg:x1="7.204cm" svg:y1="-0.552cm" svg:x2="7.204cm" svg:y2="1.469cm"><text:p/></draw:line><draw:line draw:style-name="gr62" draw:text-style-name="P130" svg:x1="8.412cm" svg:y1="0.45cm" svg:x2="6.391cm" svg:y2="0.45cm"><text:p/></draw:line><draw:line draw:style-name="gr62" draw:text-style-name="P130" svg:x1="8.412cm" svg:y1="0.657cm" svg:x2="6.391cm" svg:y2="0.657cm"><text:p/></draw:line><draw:line draw:style-name="gr62" draw:text-style-name="P130" svg:x1="8.412cm" svg:y1="0.862cm" svg:x2="6.391cm" svg:y2="0.862cm"><text:p/></draw:line><draw:line draw:style-name="gr62" draw:text-style-name="P130" svg:x1="8.412cm" svg:y1="1.061cm" svg:x2="6.391cm" svg:y2="1.061cm"><text:p/></draw:line><draw:line draw:style-name="gr62" draw:text-style-name="P130" svg:x1="8.412cm" svg:y1="1.263cm" svg:x2="6.391cm" svg:y2="1.263cm"><text:p/></draw:line><draw:line draw:style-name="gr62" draw:text-style-name="P130" svg:x1="8.412cm" svg:y1="-0.352cm" svg:x2="6.391cm" svg:y2="-0.352cm"><text:p/></draw:line><draw:line draw:style-name="gr62" draw:text-style-name="P130" svg:x1="8.412cm" svg:y1="-0.154cm" svg:x2="6.391cm" svg:y2="-0.154cm"><text:p/></draw:line><draw:line draw:style-name="gr62" draw:text-style-name="P130" svg:x1="8.412cm" svg:y1="0.053cm" svg:x2="6.391cm" svg:y2="0.053cm"><text:p/></draw:line><draw:line draw:style-name="gr62" draw:text-style-name="P130" svg:x1="8.412cm" svg:y1="0.256cm" svg:x2="6.391cm" svg:y2="0.256cm"><text:p/></draw:line></draw:g></draw:g></text:h>
      <text:h text:style-name="_5f_Paragraphe" text:outline-level="1"/>
      <text:h text:style-name="_5f_Paragraphe" text:outline-level="1"/>
      <text:h text:style-name="_5f_Paragraphe" text:outline-level="1"><text:span text:style-name="_5f_Caractères"><text:s text:c="10"/></text:span><text:span text:style-name="_5f_Caractères"><draw:frame draw:style-name="fr6" draw:name="Object8" text:anchor-type="as-char" svg:y="-0.512cm" svg:width="0.663cm" svg:height="0.781cm" draw:z-index="28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<text:s text:c="15"/></text:span><text:span text:style-name="_5f_Caractères"><draw:frame draw:style-name="fr6" draw:name="Object9" text:anchor-type="as-char" svg:y="-0.512cm" svg:width="0.864cm" svg:height="0.781cm" draw:z-index="28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<text:s text:c="17"/>0,89</text:span></text:h>
      <text:h text:style-name="_5f_Paragraphe" text:outline-level="1"><draw:g text:anchor-type="paragraph" draw:z-index="325" draw:name="Forme2" draw:style-name="gr6"><draw:polygon draw:style-name="gr21" draw:text-style-name="P125" svg:width="1.145cm" svg:height="1.894cm" svg:x="2.301cm" svg:y="0.113cm" svg:viewBox="0 0 1146 1895" draw:points="0,23 8,1895 1141,1880 1146,25 939,0 768,10"><text:p text:style-name="P124"><text:span text:style-name="T188"><text:tab/></text:span></text:p></draw:polygon><draw:polygon draw:style-name="gr21" draw:text-style-name="P125" svg:width="1.872cm" svg:height="1.915cm" svg:x="0.218cm" svg:y="0.103cm" svg:viewBox="0 0 1873 1916" draw:points="0,34 8,1906 1868,1916 1873,16 1335,0 1209,15"><text:p text:style-name="P124"><text:span text:style-name="T188"><text:tab/></text:span></text:p></draw:polygon><draw:g draw:name="Shape23_0" draw:style-name="gr8"><draw:rect draw:style-name="gr63" draw:text-style-name="P127" svg:width="1.9cm" svg:height="1.9cm" svg:x="0.212cm" svg:y="0.12cm"><text:p/></draw:rect><draw:line draw:style-name="gr64" draw:text-style-name="P128" svg:x1="1.164cm" svg:y1="0.119cm" svg:x2="1.164cm" svg:y2="2.018cm"><text:p/></draw:line><draw:line draw:style-name="gr65" draw:text-style-name="P128" svg:x1="1.351cm" svg:y1="0.119cm" svg:x2="1.351cm" svg:y2="2.018cm"><text:p/></draw:line><draw:line draw:style-name="gr66" draw:text-style-name="P128" svg:x1="1.545cm" svg:y1="0.119cm" svg:x2="1.545cm" svg:y2="2.018cm"><text:p/></draw:line><draw:line draw:style-name="gr67" draw:text-style-name="P128" svg:x1="1.732cm" svg:y1="0.119cm" svg:x2="1.732cm" svg:y2="2.018cm"><text:p/></draw:line><draw:line draw:style-name="gr68" draw:text-style-name="P128" svg:x1="1.919cm" svg:y1="0.119cm" svg:x2="1.919cm" svg:y2="2.018cm"><text:p/></draw:line><draw:line draw:style-name="gr69" draw:text-style-name="P128" svg:x1="0.402cm" svg:y1="0.119cm" svg:x2="0.402cm" svg:y2="2.018cm"><text:p/></draw:line><draw:line draw:style-name="gr70" draw:text-style-name="P128" svg:x1="0.589cm" svg:y1="0.119cm" svg:x2="0.589cm" svg:y2="2.018cm"><text:p/></draw:line><draw:line draw:style-name="gr71" draw:text-style-name="P128" svg:x1="0.783cm" svg:y1="0.119cm" svg:x2="0.783cm" svg:y2="2.018cm"><text:p/></draw:line><draw:line draw:style-name="gr72" draw:text-style-name="P128" svg:x1="0.978cm" svg:y1="0.119cm" svg:x2="0.978cm" svg:y2="2.018cm"><text:p/></draw:line><draw:line draw:style-name="gr73" draw:text-style-name="P128" svg:x1="2.115cm" svg:y1="1.069cm" svg:x2="0.216cm" svg:y2="1.069cm"><text:p/></draw:line><draw:line draw:style-name="gr74" draw:text-style-name="P128" svg:x1="2.115cm" svg:y1="1.254cm" svg:x2="0.216cm" svg:y2="1.254cm"><text:p/></draw:line><draw:line draw:style-name="gr75" draw:text-style-name="P128" svg:x1="2.115cm" svg:y1="1.45cm" svg:x2="0.216cm" svg:y2="1.45cm"><text:p/></draw:line><draw:line draw:style-name="gr76" draw:text-style-name="P128" svg:x1="2.115cm" svg:y1="1.635cm" svg:x2="0.216cm" svg:y2="1.635cm"><text:p/></draw:line><draw:line draw:style-name="gr77" draw:text-style-name="P128" svg:x1="2.115cm" svg:y1="1.827cm" svg:x2="0.216cm" svg:y2="1.827cm"><text:p/></draw:line><draw:line draw:style-name="gr78" draw:text-style-name="P128" svg:x1="2.115cm" svg:y1="0.307cm" svg:x2="0.216cm" svg:y2="0.307cm"><text:p/></draw:line><draw:line draw:style-name="gr79" draw:text-style-name="P128" svg:x1="2.115cm" svg:y1="0.494cm" svg:x2="0.216cm" svg:y2="0.494cm"><text:p/></draw:line><draw:line draw:style-name="gr80" draw:text-style-name="P128" svg:x1="2.115cm" svg:y1="0.685cm" svg:x2="0.216cm" svg:y2="0.685cm"><text:p/></draw:line><draw:line draw:style-name="gr81" draw:text-style-name="P128" svg:x1="2.115cm" svg:y1="0.879cm" svg:x2="0.216cm" svg:y2="0.879cm"><text:p/></draw:line><draw:rect draw:style-name="gr82" draw:text-style-name="P127" svg:width="1.9cm" svg:height="1.9cm" svg:x="2.298cm" svg:y="0.116cm"><text:p/></draw:rect><draw:line draw:style-name="gr83" draw:text-style-name="P128" svg:x1="3.256cm" svg:y1="0.116cm" svg:x2="3.256cm" svg:y2="2.015cm"><text:p/></draw:line><draw:line draw:style-name="gr84" draw:text-style-name="P128" svg:x1="3.443cm" svg:y1="0.116cm" svg:x2="3.443cm" svg:y2="2.015cm"><text:p/></draw:line><draw:line draw:style-name="gr85" draw:text-style-name="P128" svg:x1="3.63cm" svg:y1="0.116cm" svg:x2="3.63cm" svg:y2="2.015cm"><text:p/></draw:line><draw:line draw:style-name="gr86" draw:text-style-name="P128" svg:x1="3.816cm" svg:y1="0.116cm" svg:x2="3.816cm" svg:y2="2.015cm"><text:p/></draw:line><draw:line draw:style-name="gr87" draw:text-style-name="P128" svg:x1="4.003cm" svg:y1="0.116cm" svg:x2="4.003cm" svg:y2="2.015cm"><text:p/></draw:line><draw:line draw:style-name="gr88" draw:text-style-name="P128" svg:x1="2.494cm" svg:y1="0.116cm" svg:x2="2.494cm" svg:y2="2.015cm"><text:p/></draw:line><draw:line draw:style-name="gr89" draw:text-style-name="P128" svg:x1="2.681cm" svg:y1="0.116cm" svg:x2="2.681cm" svg:y2="2.015cm"><text:p/></draw:line><draw:line draw:style-name="gr90" draw:text-style-name="P128" svg:x1="2.868cm" svg:y1="0.116cm" svg:x2="2.868cm" svg:y2="2.015cm"><text:p/></draw:line><draw:line draw:style-name="gr91" draw:text-style-name="P128" svg:x1="3.062cm" svg:y1="0.116cm" svg:x2="3.062cm" svg:y2="2.015cm"><text:p/></draw:line><draw:line draw:style-name="gr92" draw:text-style-name="P128" svg:x1="4.199cm" svg:y1="1.06cm" svg:x2="2.3cm" svg:y2="1.06cm"><text:p/></draw:line><draw:line draw:style-name="gr93" draw:text-style-name="P128" svg:x1="4.199cm" svg:y1="1.254cm" svg:x2="2.3cm" svg:y2="1.254cm"><text:p/></draw:line><draw:line draw:style-name="gr94" draw:text-style-name="P128" svg:x1="4.199cm" svg:y1="1.443cm" svg:x2="2.3cm" svg:y2="1.443cm"><text:p/></draw:line><draw:line draw:style-name="gr95" draw:text-style-name="P128" svg:x1="4.199cm" svg:y1="1.634cm" svg:x2="2.3cm" svg:y2="1.634cm"><text:p/></draw:line><draw:line draw:style-name="gr96" draw:text-style-name="P128" svg:x1="4.199cm" svg:y1="1.821cm" svg:x2="2.3cm" svg:y2="1.821cm"><text:p/></draw:line><draw:line draw:style-name="gr97" draw:text-style-name="P128" svg:x1="4.199cm" svg:y1="0.304cm" svg:x2="2.3cm" svg:y2="0.304cm"><text:p/></draw:line><draw:line draw:style-name="gr98" draw:text-style-name="P128" svg:x1="4.199cm" svg:y1="0.494cm" svg:x2="2.3cm" svg:y2="0.494cm"><text:p/></draw:line><draw:line draw:style-name="gr99" draw:text-style-name="P128" svg:x1="4.199cm" svg:y1="0.685cm" svg:x2="2.3cm" svg:y2="0.685cm"><text:p/></draw:line><draw:line draw:style-name="gr100" draw:text-style-name="P128" svg:x1="4.199cm" svg:y1="0.875cm" svg:x2="2.3cm" svg:y2="0.875cm"><text:p/></draw:line></draw:g><draw:custom-shape draw:name="Shape62_1" draw:style-name="gr101" draw:text-style-name="P126" svg:width="0.369cm" svg:height="4.336cm" draw:transform="rotate (1.5707963267949) translate (0cm 2.33009722222222cm)"><text:p/><draw:enhanced-geometry svg:viewBox="0 0 21600 21600" draw:mirror-horizontal="true" draw:mirror-vertical="fals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draw:g text:anchor-type="paragraph" draw:z-index="326" draw:name="Forme3" draw:style-name="gr6"><draw:polygon draw:style-name="gr21" draw:text-style-name="P125" svg:width="0.565cm" svg:height="1.886cm" svg:x="6.968cm" svg:y="0.127cm" svg:viewBox="0 0 566 1887" draw:points="0,8 8,1880 389,1887 363,573 566,564 548,0"><text:p text:style-name="P124"><text:span text:style-name="T188"><text:tab/></text:span></text:p></draw:polygon><draw:polygon draw:style-name="gr21" draw:text-style-name="P125" svg:width="1.872cm" svg:height="1.915cm" svg:x="4.885cm" svg:y="0.103cm" svg:viewBox="0 0 1873 1916" draw:points="0,34 8,1906 1868,1916 1873,16 1335,0 1209,15"><text:p text:style-name="P124"><text:span text:style-name="T188"><text:tab/></text:span></text:p></draw:polygon><draw:rect draw:style-name="gr63" draw:text-style-name="P127" svg:width="1.9cm" svg:height="1.9cm" svg:x="4.879cm" svg:y="0.12cm"><text:p/></draw:rect><draw:line draw:style-name="gr64" draw:text-style-name="P128" svg:x1="5.831cm" svg:y1="0.119cm" svg:x2="5.831cm" svg:y2="2.018cm"><text:p/></draw:line><draw:line draw:style-name="gr65" draw:text-style-name="P128" svg:x1="6.018cm" svg:y1="0.119cm" svg:x2="6.018cm" svg:y2="2.018cm"><text:p/></draw:line><draw:line draw:style-name="gr66" draw:text-style-name="P128" svg:x1="6.212cm" svg:y1="0.119cm" svg:x2="6.212cm" svg:y2="2.018cm"><text:p/></draw:line><draw:line draw:style-name="gr67" draw:text-style-name="P128" svg:x1="6.399cm" svg:y1="0.119cm" svg:x2="6.399cm" svg:y2="2.018cm"><text:p/></draw:line><draw:line draw:style-name="gr68" draw:text-style-name="P128" svg:x1="6.586cm" svg:y1="0.119cm" svg:x2="6.586cm" svg:y2="2.018cm"><text:p/></draw:line><draw:line draw:style-name="gr69" draw:text-style-name="P128" svg:x1="5.069cm" svg:y1="0.119cm" svg:x2="5.069cm" svg:y2="2.018cm"><text:p/></draw:line><draw:line draw:style-name="gr70" draw:text-style-name="P128" svg:x1="5.256cm" svg:y1="0.119cm" svg:x2="5.256cm" svg:y2="2.018cm"><text:p/></draw:line><draw:line draw:style-name="gr71" draw:text-style-name="P128" svg:x1="5.45cm" svg:y1="0.119cm" svg:x2="5.45cm" svg:y2="2.018cm"><text:p/></draw:line><draw:line draw:style-name="gr72" draw:text-style-name="P128" svg:x1="5.645cm" svg:y1="0.119cm" svg:x2="5.645cm" svg:y2="2.018cm"><text:p/></draw:line><draw:line draw:style-name="gr73" draw:text-style-name="P128" svg:x1="6.782cm" svg:y1="1.069cm" svg:x2="4.883cm" svg:y2="1.069cm"><text:p/></draw:line><draw:line draw:style-name="gr74" draw:text-style-name="P128" svg:x1="6.782cm" svg:y1="1.254cm" svg:x2="4.883cm" svg:y2="1.254cm"><text:p/></draw:line><draw:line draw:style-name="gr75" draw:text-style-name="P128" svg:x1="6.782cm" svg:y1="1.45cm" svg:x2="4.883cm" svg:y2="1.45cm"><text:p/></draw:line><draw:line draw:style-name="gr76" draw:text-style-name="P128" svg:x1="6.782cm" svg:y1="1.635cm" svg:x2="4.883cm" svg:y2="1.635cm"><text:p/></draw:line><draw:line draw:style-name="gr77" draw:text-style-name="P128" svg:x1="6.782cm" svg:y1="1.827cm" svg:x2="4.883cm" svg:y2="1.827cm"><text:p/></draw:line><draw:line draw:style-name="gr78" draw:text-style-name="P128" svg:x1="6.782cm" svg:y1="0.307cm" svg:x2="4.883cm" svg:y2="0.307cm"><text:p/></draw:line><draw:line draw:style-name="gr79" draw:text-style-name="P128" svg:x1="6.782cm" svg:y1="0.494cm" svg:x2="4.883cm" svg:y2="0.494cm"><text:p/></draw:line><draw:line draw:style-name="gr80" draw:text-style-name="P128" svg:x1="6.782cm" svg:y1="0.685cm" svg:x2="4.883cm" svg:y2="0.685cm"><text:p/></draw:line><draw:line draw:style-name="gr81" draw:text-style-name="P128" svg:x1="6.782cm" svg:y1="0.879cm" svg:x2="4.883cm" svg:y2="0.879cm"><text:p/></draw:line><draw:rect draw:style-name="gr82" draw:text-style-name="P127" svg:width="1.9cm" svg:height="1.9cm" svg:x="6.965cm" svg:y="0.116cm"><text:p/></draw:rect><draw:line draw:style-name="gr83" draw:text-style-name="P128" svg:x1="7.923cm" svg:y1="0.116cm" svg:x2="7.923cm" svg:y2="2.015cm"><text:p/></draw:line><draw:line draw:style-name="gr84" draw:text-style-name="P128" svg:x1="8.11cm" svg:y1="0.116cm" svg:x2="8.11cm" svg:y2="2.015cm"><text:p/></draw:line><draw:line draw:style-name="gr85" draw:text-style-name="P128" svg:x1="8.297cm" svg:y1="0.116cm" svg:x2="8.297cm" svg:y2="2.015cm"><text:p/></draw:line><draw:line draw:style-name="gr86" draw:text-style-name="P128" svg:x1="8.481cm" svg:y1="0.116cm" svg:x2="8.481cm" svg:y2="2.015cm"><text:p/></draw:line><draw:line draw:style-name="gr87" draw:text-style-name="P128" svg:x1="8.668cm" svg:y1="0.116cm" svg:x2="8.668cm" svg:y2="2.015cm"><text:p/></draw:line><draw:line draw:style-name="gr88" draw:text-style-name="P128" svg:x1="7.161cm" svg:y1="0.116cm" svg:x2="7.161cm" svg:y2="2.015cm"><text:p/></draw:line><draw:line draw:style-name="gr89" draw:text-style-name="P128" svg:x1="7.348cm" svg:y1="0.116cm" svg:x2="7.348cm" svg:y2="2.015cm"><text:p/></draw:line><draw:line draw:style-name="gr90" draw:text-style-name="P128" svg:x1="7.535cm" svg:y1="0.116cm" svg:x2="7.535cm" svg:y2="2.015cm"><text:p/></draw:line><draw:line draw:style-name="gr91" draw:text-style-name="P128" svg:x1="7.729cm" svg:y1="0.116cm" svg:x2="7.729cm" svg:y2="2.015cm"><text:p/></draw:line><draw:line draw:style-name="gr92" draw:text-style-name="P128" svg:x1="8.866cm" svg:y1="1.06cm" svg:x2="6.967cm" svg:y2="1.06cm"><text:p/></draw:line><draw:line draw:style-name="gr93" draw:text-style-name="P128" svg:x1="8.866cm" svg:y1="1.254cm" svg:x2="6.967cm" svg:y2="1.254cm"><text:p/></draw:line><draw:line draw:style-name="gr94" draw:text-style-name="P128" svg:x1="8.866cm" svg:y1="1.443cm" svg:x2="6.967cm" svg:y2="1.443cm"><text:p/></draw:line><draw:line draw:style-name="gr95" draw:text-style-name="P128" svg:x1="8.866cm" svg:y1="1.634cm" svg:x2="6.967cm" svg:y2="1.634cm"><text:p/></draw:line><draw:line draw:style-name="gr96" draw:text-style-name="P128" svg:x1="8.866cm" svg:y1="1.821cm" svg:x2="6.967cm" svg:y2="1.821cm"><text:p/></draw:line><draw:line draw:style-name="gr97" draw:text-style-name="P128" svg:x1="8.866cm" svg:y1="0.304cm" svg:x2="6.967cm" svg:y2="0.304cm"><text:p/></draw:line><draw:line draw:style-name="gr98" draw:text-style-name="P128" svg:x1="8.866cm" svg:y1="0.494cm" svg:x2="6.967cm" svg:y2="0.494cm"><text:p/></draw:line><draw:line draw:style-name="gr99" draw:text-style-name="P128" svg:x1="8.866cm" svg:y1="0.685cm" svg:x2="6.967cm" svg:y2="0.685cm"><text:p/></draw:line><draw:line draw:style-name="gr100" draw:text-style-name="P128" svg:x1="8.866cm" svg:y1="0.875cm" svg:x2="6.967cm" svg:y2="0.875cm"><text:p/></draw:line><draw:custom-shape draw:name="Shape62_1" draw:style-name="gr101" draw:text-style-name="P126" svg:width="0.369cm" svg:height="4.336cm" draw:transform="rotate (1.5707963267949) translate (4.66725cm 2.33009722222222cm)"><text:p/><draw:enhanced-geometry svg:viewBox="0 0 21600 21600" draw:mirror-horizontal="true" draw:mirror-vertical="fals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18"/>1,6 <text:s text:c="33"/>1,23</text:span></text:h>
      <text:h text:style-name="_5f_Paragraphe" text:outline-level="1"/>
      <text:h text:style-name="_5f_Paragraphe" text:outline-level="1"><draw:g text:anchor-type="paragraph" draw:z-index="327" draw:name="Forme4" draw:style-name="gr6"><draw:polygon draw:style-name="gr21" draw:text-style-name="P125" svg:width="1.622cm" svg:height="2.016cm" svg:x="5.195cm" svg:y="0.14cm" svg:viewBox="0 0 1623 2017" draw:points="0,16 8,2017 1623,1992 1619,1199 1411,1187 1406,0"><text:p text:style-name="P124"><text:span text:style-name="T188"><text:tab/></text:span></text:p></draw:polygon><draw:polygon draw:style-name="gr21" draw:text-style-name="P125" svg:width="1.999cm" svg:height="2.02cm" svg:x="3.071cm" svg:y="0.138cm" svg:viewBox="0 0 2000 2021" draw:points="12,25 0,2005 1980,2021 2000,0 1479,26 1174,13"><text:p text:style-name="P124"><text:span text:style-name="T188"><text:tab/></text:span></text:p></draw:polygon><draw:polygon draw:style-name="gr21" draw:text-style-name="P125" svg:width="2.019cm" svg:height="1.992cm" svg:x="0.845cm" svg:y="0.137cm" svg:viewBox="0 0 2020 1993" draw:points="36,17 0,1975 2020,1993 1994,0 1473,26 1173,35"><text:p text:style-name="P124"><text:span text:style-name="T188"><text:tab/></text:span></text:p></draw:polygon><draw:custom-shape draw:name="Shape62_1" draw:style-name="gr22" draw:text-style-name="P126" svg:width="0.369cm" svg:height="6.818cm" draw:transform="rotate (1.5707963267949) translate (0.583847222222222cm 2.62290277777778cm)"><text:p/><draw:enhanced-geometry svg:viewBox="0 0 21600 21600" draw:mirror-horizontal="true" draw:mirror-vertical="false" draw:glue-points="21600 0 0 10800 21600 21600" draw:text-areas="13800 ?f9 21600 ?f10" draw:type="left-brace" draw:modifiers="1529.20353982301 11023.0088495575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g draw:name="Shape25_0" draw:style-name="gr7"><draw:g draw:style-name="gr8"><draw:rect draw:style-name="gr23" draw:text-style-name="P127" svg:width="2.001cm" svg:height="2.003cm" svg:x="0.859cm" svg:y="0.147cm"><text:p/></draw:rect><draw:line draw:style-name="gr24" draw:text-style-name="P128" svg:x1="1.86cm" svg:y1="0.147cm" svg:x2="1.86cm" svg:y2="2.147cm"><text:p/></draw:line><draw:line draw:style-name="gr25" draw:text-style-name="P128" svg:x1="2.059cm" svg:y1="0.147cm" svg:x2="2.059cm" svg:y2="2.147cm"><text:p/></draw:line><draw:line draw:style-name="gr26" draw:text-style-name="P128" svg:x1="2.262cm" svg:y1="0.147cm" svg:x2="2.262cm" svg:y2="2.147cm"><text:p/></draw:line><draw:line draw:style-name="gr27" draw:text-style-name="P128" svg:x1="2.463cm" svg:y1="0.147cm" svg:x2="2.463cm" svg:y2="2.147cm"><text:p/></draw:line><draw:line draw:style-name="gr28" draw:text-style-name="P128" svg:x1="2.659cm" svg:y1="0.147cm" svg:x2="2.659cm" svg:y2="2.147cm"><text:p/></draw:line><draw:line draw:style-name="gr29" draw:text-style-name="P128" svg:x1="1.059cm" svg:y1="0.147cm" svg:x2="1.059cm" svg:y2="2.147cm"><text:p/></draw:line><draw:line draw:style-name="gr30" draw:text-style-name="P128" svg:x1="1.26cm" svg:y1="0.147cm" svg:x2="1.26cm" svg:y2="2.147cm"><text:p/></draw:line><draw:line draw:style-name="gr31" draw:text-style-name="P128" svg:x1="1.459cm" svg:y1="0.147cm" svg:x2="1.459cm" svg:y2="2.147cm"><text:p/></draw:line><draw:line draw:style-name="gr32" draw:text-style-name="P128" svg:x1="1.664cm" svg:y1="0.147cm" svg:x2="1.664cm" svg:y2="2.147cm"><text:p/></draw:line><draw:line draw:style-name="gr33" draw:text-style-name="P128" svg:x1="2.859cm" svg:y1="1.145cm" svg:x2="0.859cm" svg:y2="1.145cm"><text:p/></draw:line><draw:line draw:style-name="gr34" draw:text-style-name="P128" svg:x1="2.859cm" svg:y1="1.344cm" svg:x2="0.859cm" svg:y2="1.344cm"><text:p/></draw:line><draw:line draw:style-name="gr35" draw:text-style-name="P128" svg:x1="2.859cm" svg:y1="1.544cm" svg:x2="0.859cm" svg:y2="1.544cm"><text:p/></draw:line><draw:line draw:style-name="gr36" draw:text-style-name="P128" svg:x1="2.859cm" svg:y1="1.745cm" svg:x2="0.859cm" svg:y2="1.745cm"><text:p/></draw:line><draw:line draw:style-name="gr37" draw:text-style-name="P128" svg:x1="2.859cm" svg:y1="1.944cm" svg:x2="0.859cm" svg:y2="1.944cm"><text:p/></draw:line><draw:line draw:style-name="gr38" draw:text-style-name="P128" svg:x1="2.859cm" svg:y1="0.341cm" svg:x2="0.859cm" svg:y2="0.341cm"><text:p/></draw:line><draw:line draw:style-name="gr39" draw:text-style-name="P128" svg:x1="2.859cm" svg:y1="0.54cm" svg:x2="0.859cm" svg:y2="0.54cm"><text:p/></draw:line><draw:line draw:style-name="gr40" draw:text-style-name="P128" svg:x1="2.859cm" svg:y1="0.742cm" svg:x2="0.859cm" svg:y2="0.742cm"><text:p/></draw:line><draw:line draw:style-name="gr41" draw:text-style-name="P128" svg:x1="2.859cm" svg:y1="0.946cm" svg:x2="0.859cm" svg:y2="0.946cm"><text:p/></draw:line><draw:rect draw:style-name="gr42" draw:text-style-name="P127" svg:width="2.005cm" svg:height="2.003cm" svg:x="3.055cm" svg:y="0.143cm"><text:p/></draw:rect><draw:line draw:style-name="gr43" draw:text-style-name="P128" svg:x1="4.061cm" svg:y1="0.142cm" svg:x2="4.061cm" svg:y2="2.142cm"><text:p/></draw:line><draw:line draw:style-name="gr44" draw:text-style-name="P128" svg:x1="4.258cm" svg:y1="0.142cm" svg:x2="4.258cm" svg:y2="2.142cm"><text:p/></draw:line><draw:line draw:style-name="gr45" draw:text-style-name="P128" svg:x1="4.459cm" svg:y1="0.142cm" svg:x2="4.459cm" svg:y2="2.142cm"><text:p/></draw:line><draw:line draw:style-name="gr46" draw:text-style-name="P128" svg:x1="4.659cm" svg:y1="0.142cm" svg:x2="4.659cm" svg:y2="2.142cm"><text:p/></draw:line><draw:line draw:style-name="gr47" draw:text-style-name="P128" svg:x1="4.856cm" svg:y1="0.142cm" svg:x2="4.856cm" svg:y2="2.142cm"><text:p/></draw:line><draw:line draw:style-name="gr48" draw:text-style-name="P128" svg:x1="3.262cm" svg:y1="0.142cm" svg:x2="3.262cm" svg:y2="2.142cm"><text:p/></draw:line><draw:line draw:style-name="gr49" draw:text-style-name="P128" svg:x1="3.459cm" svg:y1="0.142cm" svg:x2="3.459cm" svg:y2="2.142cm"><text:p/></draw:line><draw:line draw:style-name="gr50" draw:text-style-name="P128" svg:x1="3.659cm" svg:y1="0.142cm" svg:x2="3.659cm" svg:y2="2.142cm"><text:p/></draw:line><draw:line draw:style-name="gr51" draw:text-style-name="P128" svg:x1="3.86cm" svg:y1="0.142cm" svg:x2="3.86cm" svg:y2="2.142cm"><text:p/></draw:line><draw:line draw:style-name="gr52" draw:text-style-name="P128" svg:x1="5.061cm" svg:y1="1.14cm" svg:x2="3.061cm" svg:y2="1.14cm"><text:p/></draw:line><draw:line draw:style-name="gr53" draw:text-style-name="P128" svg:x1="5.061cm" svg:y1="1.344cm" svg:x2="3.061cm" svg:y2="1.344cm"><text:p/></draw:line><draw:line draw:style-name="gr54" draw:text-style-name="P128" svg:x1="5.061cm" svg:y1="1.544cm" svg:x2="3.061cm" svg:y2="1.544cm"><text:p/></draw:line><draw:line draw:style-name="gr55" draw:text-style-name="P128" svg:x1="5.061cm" svg:y1="1.742cm" svg:x2="3.061cm" svg:y2="1.742cm"><text:p/></draw:line><draw:line draw:style-name="gr56" draw:text-style-name="P128" svg:x1="5.061cm" svg:y1="1.937cm" svg:x2="3.061cm" svg:y2="1.937cm"><text:p/></draw:line><draw:line draw:style-name="gr57" draw:text-style-name="P128" svg:x1="5.061cm" svg:y1="0.341cm" svg:x2="3.061cm" svg:y2="0.341cm"><text:p/></draw:line><draw:line draw:style-name="gr58" draw:text-style-name="P128" svg:x1="5.061cm" svg:y1="0.54cm" svg:x2="3.061cm" svg:y2="0.54cm"><text:p/></draw:line><draw:line draw:style-name="gr59" draw:text-style-name="P128" svg:x1="5.061cm" svg:y1="0.742cm" svg:x2="3.061cm" svg:y2="0.742cm"><text:p/></draw:line><draw:line draw:style-name="gr60" draw:text-style-name="P128" svg:x1="5.061cm" svg:y1="0.943cm" svg:x2="3.061cm" svg:y2="0.943cm"><text:p/></draw:line></draw:g><draw:g draw:style-name="gr8"><draw:rect draw:style-name="gr61" draw:text-style-name="P129" svg:width="2.001cm" svg:height="2.001cm" svg:x="5.213cm" svg:y="0.138cm"><text:p/></draw:rect><draw:line draw:style-name="gr62" draw:text-style-name="P130" svg:x1="6.213cm" svg:y1="0.135cm" svg:x2="6.213cm" svg:y2="2.135cm"><text:p/></draw:line><draw:line draw:style-name="gr62" draw:text-style-name="P130" svg:x1="6.412cm" svg:y1="0.135cm" svg:x2="6.412cm" svg:y2="2.135cm"><text:p/></draw:line><draw:line draw:style-name="gr62" draw:text-style-name="P130" svg:x1="6.617cm" svg:y1="0.135cm" svg:x2="6.617cm" svg:y2="2.135cm"><text:p/></draw:line><draw:line draw:style-name="gr62" draw:text-style-name="P130" svg:x1="6.818cm" svg:y1="0.135cm" svg:x2="6.818cm" svg:y2="2.135cm"><text:p/></draw:line><draw:line draw:style-name="gr62" draw:text-style-name="P130" svg:x1="7.012cm" svg:y1="0.135cm" svg:x2="7.012cm" svg:y2="2.135cm"><text:p/></draw:line><draw:line draw:style-name="gr62" draw:text-style-name="P130" svg:x1="5.414cm" svg:y1="0.135cm" svg:x2="5.414cm" svg:y2="2.135cm"><text:p/></draw:line><draw:line draw:style-name="gr62" draw:text-style-name="P130" svg:x1="5.615cm" svg:y1="0.135cm" svg:x2="5.615cm" svg:y2="2.135cm"><text:p/></draw:line><draw:line draw:style-name="gr62" draw:text-style-name="P130" svg:x1="5.812cm" svg:y1="0.135cm" svg:x2="5.812cm" svg:y2="2.135cm"><text:p/></draw:line><draw:line draw:style-name="gr62" draw:text-style-name="P130" svg:x1="6.019cm" svg:y1="0.135cm" svg:x2="6.019cm" svg:y2="2.135cm"><text:p/></draw:line><draw:line draw:style-name="gr62" draw:text-style-name="P130" svg:x1="7.213cm" svg:y1="1.133cm" svg:x2="5.213cm" svg:y2="1.133cm"><text:p/></draw:line><draw:line draw:style-name="gr62" draw:text-style-name="P130" svg:x1="7.213cm" svg:y1="1.332cm" svg:x2="5.213cm" svg:y2="1.332cm"><text:p/></draw:line><draw:line draw:style-name="gr62" draw:text-style-name="P130" svg:x1="7.213cm" svg:y1="1.537cm" svg:x2="5.213cm" svg:y2="1.537cm"><text:p/></draw:line><draw:line draw:style-name="gr62" draw:text-style-name="P130" svg:x1="7.213cm" svg:y1="1.735cm" svg:x2="5.213cm" svg:y2="1.735cm"><text:p/></draw:line><draw:line draw:style-name="gr62" draw:text-style-name="P130" svg:x1="7.213cm" svg:y1="1.932cm" svg:x2="5.213cm" svg:y2="1.932cm"><text:p/></draw:line><draw:line draw:style-name="gr62" draw:text-style-name="P130" svg:x1="7.213cm" svg:y1="0.334cm" svg:x2="5.213cm" svg:y2="0.334cm"><text:p/></draw:line><draw:line draw:style-name="gr62" draw:text-style-name="P130" svg:x1="7.213cm" svg:y1="0.535cm" svg:x2="5.213cm" svg:y2="0.535cm"><text:p/></draw:line><draw:line draw:style-name="gr62" draw:text-style-name="P130" svg:x1="7.213cm" svg:y1="0.734cm" svg:x2="5.213cm" svg:y2="0.734cm"><text:p/></draw:line><draw:line draw:style-name="gr62" draw:text-style-name="P130" svg:x1="7.213cm" svg:y1="0.936cm" svg:x2="5.213cm" svg:y2="0.936cm"><text:p/></draw:line></draw:g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<text:s text:c="31"/>2,74</text:span></text:h>
      <text:list xml:id="list110351446851817" text:continue-numbering="true" text:style-name="_5f_Numérotation_20_des_20_exercices">
        <text:list-item>
          <text:h text:style-name="P110" text:outline-level="1"><text:span text:style-name="_5f_Caractères">Voici un puzzle de 5 pièces.</text:span></text:h>
        </text:list-item>
      </text:list>
      <text:h text:style-name="_5f_Paragraphe" text:outline-level="1"><draw:g text:anchor-type="paragraph" draw:z-index="337" draw:name="Forme5" draw:style-name="gr6"><draw:g draw:name="Shape4" draw:style-name="gr7"><draw:g draw:style-name="gr8"><draw:line draw:style-name="gr9" draw:text-style-name="P114" svg:x1="0.981cm" svg:y1="0.423cm" svg:x2="0.981cm" svg:y2="4.444cm"><text:p/></draw:line><draw:line draw:style-name="gr9" draw:text-style-name="P114" svg:x1="1.485cm" svg:y1="0.423cm" svg:x2="1.485cm" svg:y2="4.444cm"><text:p/></draw:line><draw:line draw:style-name="gr9" draw:text-style-name="P114" svg:x1="1.986cm" svg:y1="0.423cm" svg:x2="1.986cm" svg:y2="4.444cm"><text:p/></draw:line><draw:line draw:style-name="gr9" draw:text-style-name="P114" svg:x1="2.488cm" svg:y1="0.423cm" svg:x2="2.488cm" svg:y2="4.444cm"><text:p/></draw:line><draw:line draw:style-name="gr9" draw:text-style-name="P114" svg:x1="2.989cm" svg:y1="0.423cm" svg:x2="2.989cm" svg:y2="4.444cm"><text:p/></draw:line><draw:line draw:style-name="gr9" draw:text-style-name="P114" svg:x1="3.49cm" svg:y1="0.423cm" svg:x2="3.49cm" svg:y2="4.444cm"><text:p/></draw:line><draw:line draw:style-name="gr9" draw:text-style-name="P114" svg:x1="3.991cm" svg:y1="0.423cm" svg:x2="3.991cm" svg:y2="4.444cm"><text:p/></draw:line><draw:line draw:style-name="gr9" draw:text-style-name="P114" svg:x1="4.493cm" svg:y1="0.423cm" svg:x2="4.493cm" svg:y2="4.444cm"><text:p/></draw:line><draw:line draw:style-name="gr9" draw:text-style-name="P114" svg:x1="4.997cm" svg:y1="0.423cm" svg:x2="4.997cm" svg:y2="4.444cm"><text:p/></draw:line><draw:line draw:style-name="gr9" draw:text-style-name="P114" svg:x1="5.499cm" svg:y1="0.423cm" svg:x2="5.499cm" svg:y2="4.444cm"><text:p/></draw:line><draw:line draw:style-name="gr9" draw:text-style-name="P114" svg:x1="5.999cm" svg:y1="0.423cm" svg:x2="5.999cm" svg:y2="4.444cm"><text:p/></draw:line><draw:line draw:style-name="gr9" draw:text-style-name="P114" svg:x1="6.5cm" svg:y1="0.423cm" svg:x2="6.5cm" svg:y2="4.444cm"><text:p/></draw:line><draw:line draw:style-name="gr9" draw:text-style-name="P114" svg:x1="7.002cm" svg:y1="0.423cm" svg:x2="7.002cm" svg:y2="4.444cm"><text:p/></draw:line><draw:line draw:style-name="gr9" draw:text-style-name="P114" svg:x1="0.981cm" svg:y1="0.423cm" svg:x2="7.002cm" svg:y2="0.423cm"><text:p/></draw:line><draw:line draw:style-name="gr9" draw:text-style-name="P114" svg:x1="0.981cm" svg:y1="0.925cm" svg:x2="7.002cm" svg:y2="0.925cm"><text:p/></draw:line><draw:line draw:style-name="gr9" draw:text-style-name="P114" svg:x1="0.981cm" svg:y1="1.425cm" svg:x2="7.002cm" svg:y2="1.425cm"><text:p/></draw:line><draw:line draw:style-name="gr9" draw:text-style-name="P114" svg:x1="0.981cm" svg:y1="1.927cm" svg:x2="7.002cm" svg:y2="1.927cm"><text:p/></draw:line><draw:line draw:style-name="gr9" draw:text-style-name="P114" svg:x1="0.981cm" svg:y1="2.428cm" svg:x2="7.002cm" svg:y2="2.428cm"><text:p/></draw:line><draw:line draw:style-name="gr9" draw:text-style-name="P114" svg:x1="0.981cm" svg:y1="2.934cm" svg:x2="7.002cm" svg:y2="2.934cm"><text:p/></draw:line><draw:line draw:style-name="gr9" draw:text-style-name="P114" svg:x1="0.981cm" svg:y1="3.435cm" svg:x2="7.002cm" svg:y2="3.435cm"><text:p/></draw:line><draw:line draw:style-name="gr9" draw:text-style-name="P114" svg:x1="0.981cm" svg:y1="3.939cm" svg:x2="7.002cm" svg:y2="3.939cm"><text:p/></draw:line><draw:line draw:style-name="gr9" draw:text-style-name="P114" svg:x1="0.981cm" svg:y1="4.444cm" svg:x2="7.002cm" svg:y2="4.444cm"><text:p/></draw:line></draw:g><draw:g draw:style-name="gr8"><draw:polygon draw:style-name="gr10" draw:text-style-name="P115" svg:width="2.006cm" svg:height="2.01cm" svg:x="0.981cm" svg:y="0.423cm" svg:viewBox="0 0 2007 2011" draw:points="0,0 2007,0 2007,2011 0,2011"><text:p/></draw:polygon><draw:polygon draw:style-name="gr11" draw:text-style-name="P116" svg:width="4.013cm" svg:height="2.01cm" svg:x="0.981cm" svg:y="2.428cm" svg:viewBox="0 0 4014 2011" draw:points="0,0 2007,0 4014,2011 0,2011"><text:p/></draw:polygon><draw:polygon draw:style-name="gr12" draw:text-style-name="P117" svg:width="2.006cm" svg:height="4.022cm" svg:x="2.989cm" svg:y="0.423cm" svg:viewBox="0 0 2007 4023" draw:points="0,2011 0,0 2007,2011 2007,4023"><text:p/></draw:polygon><draw:polygon draw:style-name="gr13" draw:text-style-name="P118" svg:width="4.013cm" svg:height="4.022cm" svg:x="2.989cm" svg:y="0.423cm" svg:viewBox="0 0 4014 4023" draw:points="0,0 4014,0 4014,4023 2007,2011"><text:p/></draw:polygon><draw:polygon draw:style-name="gr14" draw:text-style-name="P119" svg:width="2.006cm" svg:height="2.01cm" svg:x="4.997cm" svg:y="2.428cm" svg:viewBox="0 0 2007 2011" draw:points="0,2011 0,0 2007,2011"><text:p/></draw:polygon></draw:g><draw:frame draw:style-name="gr15" draw:text-style-name="P121" svg:width="0.89cm" svg:height="0.729cm" svg:x="1.553cm" svg:y="1.076cm"><draw:text-box><text:p text:style-name="P120"><text:span text:style-name="T186"></text:span></text:p></draw:text-box></draw:frame><draw:frame draw:style-name="gr16" draw:text-style-name="P122" svg:width="0.893cm" svg:height="0.724cm" svg:x="3.551cm" svg:y="2.085cm"><draw:text-box><text:p text:style-name="P120"><text:span text:style-name="T187"></text:span></text:p></draw:text-box></draw:frame><draw:frame draw:style-name="gr17" draw:text-style-name="P121" svg:width="0.886cm" svg:height="0.729cm" svg:x="1.54cm" svg:y="3.088cm"><draw:text-box><text:p text:style-name="P120"><text:span text:style-name="T186"></text:span></text:p></draw:text-box></draw:frame><draw:frame draw:style-name="gr17" draw:text-style-name="P121" svg:width="0.886cm" svg:height="0.729cm" svg:x="5.31cm" svg:y="3.589cm"><draw:text-box><text:p text:style-name="P120"><text:span text:style-name="T186"></text:span></text:p></draw:text-box></draw:frame><draw:frame draw:style-name="gr18" draw:text-style-name="P121" svg:width="0.893cm" svg:height="0.729cm" svg:x="5.555cm" svg:y="1.578cm"><draw:text-box><text:p text:style-name="P120"><text:span text:style-name="T186"></text:span></text:p></draw:text-box></draw:frame></draw:g><draw:line draw:style-name="gr19" draw:text-style-name="P123" svg:x1="0.668cm" svg:y1="2.42cm" svg:x2="7.333cm" svg:y2="2.433cm"><text:p/></draw:line><draw:line draw:style-name="gr19" draw:text-style-name="P123" svg:x1="2.998cm" svg:y1="0.102cm" svg:x2="2.961cm" svg:y2="4.701cm"><text:p/></draw:line><draw:line draw:style-name="gr19" draw:text-style-name="P123" svg:x1="4.964cm" svg:y1="0.103cm" svg:x2="5.027cm" svg:y2="4.613cm"><text:p/></draw:line><draw:line draw:style-name="gr20" draw:text-style-name="P123" svg:x1="4.84cm" svg:y1="0.291cm" svg:x2="7.108cm" svg:y2="2.521cm"><text:p/></draw:line><draw:line draw:style-name="gr20" draw:text-style-name="P123" svg:x1="0.896cm" svg:y1="0.341cm" svg:x2="3.164cm" svg:y2="2.571cm"><text:p/></draw:line><draw:line draw:style-name="gr20" draw:text-style-name="P123" svg:x1="0.831cm" svg:y1="2.317cm" svg:x2="3.099cm" svg:y2="4.54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Quelle fraction du grand rectangle représente chaque pièce ? <text:s/></text:span></text:h>
      <text:p text:style-name="P102"><text:span text:style-name="_5f_Caractères_5f_correction"><text:span text:style-name="T183">1: </text:span></text:span><text:span text:style-name="_5f_Caractères_5f_correction"><text:span text:style-name="T183"><draw:frame draw:style-name="fr5" draw:name="Objet1" text:anchor-type="as-char" svg:y="-0.584cm" svg:width="1.752cm" svg:height="0.968cm" draw:z-index="32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aractères_5f_correction"><text:span text:style-name="T183"><text:s text:c="4"/>2:</text:span></text:span><text:span text:style-name="_5f_Caractères_5f_correction"><text:span text:style-name="T183"><draw:frame draw:style-name="fr5" draw:name="Objet2" text:anchor-type="as-char" svg:y="-0.584cm" svg:width="1.752cm" svg:height="0.968cm" draw:z-index="32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Caractères_5f_correction"><text:span text:style-name="T183"> <text:s text:c="2"/></text:span></text:span><text:span text:style-name="_5f_Caractères_5f_correction"><text:span text:style-name="T180">3</text:span></text:span><text:span text:style-name="_5f_Caractères_5f_correction"><text:span text:style-name="T183">:</text:span></text:span><text:span text:style-name="_5f_Caractères_5f_correction"><text:span text:style-name="T183"><draw:frame draw:style-name="fr5" draw:name="Objet3" text:anchor-type="as-char" svg:y="-0.584cm" svg:width="1.752cm" svg:height="0.968cm" draw:z-index="33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<text:p text:style-name="P102"><text:span text:style-name="_5f_Caractères_5f_correction"><text:span text:style-name="T180">4</text:span></text:span><text:span text:style-name="_5f_Caractères_5f_correction"><text:span text:style-name="T183">:</text:span></text:span><text:span text:style-name="_5f_Caractères_5f_correction"><text:span text:style-name="T183"><draw:frame draw:style-name="fr5" draw:name="Objet4" text:anchor-type="as-char" svg:y="-0.584cm" svg:width="1.752cm" svg:height="0.968cm" draw:z-index="33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Caractères_5f_correction"><text:span text:style-name="T183"> <text:s text:c="3"/></text:span></text:span><text:span text:style-name="_5f_Caractères_5f_correction"><text:span text:style-name="T180">5</text:span></text:span><text:span text:style-name="_5f_Caractères_5f_correction"><text:span text:style-name="T183">:</text:span></text:span><text:span text:style-name="_5f_Caractères_5f_correction"><text:span text:style-name="T183"><draw:frame draw:style-name="fr5" draw:name="Objet5" text:anchor-type="as-char" svg:y="-0.584cm" svg:width="1.976cm" svg:height="0.968cm" draw:z-index="33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<text:h text:style-name="P100" text:outline-level="1"><text:span text:style-name="_5f_Caractères">Avec quelles pièces peut-on recouvrir exactement sans chevauchement la pièce </text:span><text:span text:style-name="_5f_Caractères"><text:span text:style-name="T178"></text:span></text:span><text:span text:style-name="_5f_Caractères"><text:span text:style-name="T179"> </text:span></text:span><text:span text:style-name="_5f_Caractères">?</text:span></text:h>
      <text:p text:style-name="P101"><text:span text:style-name="_5f_Caractères_5f_correction"><text:span text:style-name="T183">Avec les pièces <text:s/>1 et 5.</text:span></text:span></text:p>
      <text:h text:style-name="_5f_Paragraphe" text:outline-level="1"><text:span text:style-name="_5f_Caractères">Quelle fraction de chaque pièce représente la pièce </text:span><text:span text:style-name="_5f_Caractères_5f_opensymbol"><text:span text:style-name="T181"></text:span></text:span><text:span text:style-name="_5f_Caractères"><text:span text:style-name="T182"> </text:span></text:span><text:span text:style-name="_5f_Caractères">? (Tu peux t'aider en faisant le dessin de chaque figure et des découpages.)</text:span></text:h>
      <text:p text:style-name="P103"><text:span text:style-name="_5f_pointillés_20_gris"><draw:frame draw:style-name="fr5" draw:name="Objet6" text:anchor-type="as-char" svg:y="-0.584cm" svg:width="1.785cm" svg:height="0.968cm" draw:z-index="33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5" draw:name="Objet7" text:anchor-type="as-char" svg:y="-0.584cm" svg:width="1.785cm" svg:height="0.968cm" draw:z-index="33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pointillés_20_gris"><text:s/></text:span><text:span text:style-name="_5f_pointillés_20_gris"><draw:frame draw:style-name="fr5" draw:name="Objet8" text:anchor-type="as-char" svg:y="-0.584cm" svg:width="1.785cm" svg:height="0.968cm" draw:z-index="33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pointillés_20_gris"><text:s text:c="2"/></text:span><text:span text:style-name="_5f_pointillés_20_gris"><draw:frame draw:style-name="fr5" draw:name="Objet9" text:anchor-type="as-char" svg:y="-0.584cm" svg:width="1.785cm" svg:height="0.968cm" draw:z-index="33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swiss" style:font-pitch="variable"/>
    <style:font-face style:name="Wingdings" svg:font-family="Wingdings"/>
    <style:font-face style:name="Wingdings1" svg:font-family="Wingdings" style:font-pitch="variable" style:font-charset="x-symbol"/>
    <style:font-face style:name="Wingdings2" svg:font-family="Wingdings" style:font-adornments="Normal" style:font-pitch="variable" style:font-charset="x-symbol"/>
  </office:font-face-decls>
  <office:styles>
    <draw:stroke-dash draw:name="Dashed_20__28_var_29__20_1" draw:display-name="Dashed (var) 1" draw:style="rect" draw:dots1="1" draw:dots1-length="0.006cm" draw:dots2="1" draw:dots2-length="0.006cm" draw:distance="0.006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3cm" draw:dots2="1" draw:dots2-length="0.003cm" draw:distance="0.003cm"/>
    <draw:stroke-dash draw:name="Dashed_20__28_var_29__20_19" draw:display-name="Dashed (var) 19" draw:style="rect" draw:dots1="1" draw:dots1-length="0.003cm" draw:dots2="1" draw:dots2-length="0.003cm" draw:distance="0.003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3cm" draw:dots2="1" draw:dots2-length="0.003cm" draw:distance="0.003cm"/>
    <draw:stroke-dash draw:name="Dashed_20__28_var_29__20_24" draw:display-name="Dashed (var) 24" draw:style="rect" draw:dots1="1" draw:dots1-length="0.002cm" draw:dots2="1" draw:dots2-length="0.002cm" draw:distance="0.002cm"/>
    <draw:stroke-dash draw:name="Dashed_20__28_var_29__20_25" draw:display-name="Dashed (var) 25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2cm" draw:dots2="1" draw:dots2-length="0.002cm" draw:distance="0.002cm"/>
    <draw:stroke-dash draw:name="Dashed_20__28_var_29__20_28" draw:display-name="Dashed (var) 28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06cm" draw:dots2="1" draw:dots2-length="0.006cm" draw:distance="0.006cm"/>
    <draw:stroke-dash draw:name="Dashed_20__28_var_29__20_5498" draw:display-name="Dashed (var) 5498" draw:style="rect" draw:dots1="1" draw:dots1-length="0.006cm" draw:dots2="1" draw:dots2-length="0.006cm" draw:distance="0.006cm"/>
    <draw:stroke-dash draw:name="Dashed_20__28_var_29__20_5499" draw:display-name="Dashed (var) 5499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06cm" draw:dots2="1" draw:dots2-length="0.006cm" draw:distance="0.006cm"/>
    <draw:stroke-dash draw:name="Dashed_20__28_var_29__20_5501" draw:display-name="Dashed (var) 5501" draw:style="rect" draw:dots1="1" draw:dots1-length="0.006cm" draw:dots2="1" draw:dots2-length="0.006cm" draw:distance="0.006cm"/>
    <draw:stroke-dash draw:name="Dashed_20__28_var_29__20_5502" draw:display-name="Dashed (var) 5502" draw:style="rect" draw:dots1="1" draw:dots1-length="0.006cm" draw:dots2="1" draw:dots2-length="0.006cm" draw:distance="0.006cm"/>
    <draw:stroke-dash draw:name="Dashed_20__28_var_29__20_5503" draw:display-name="Dashed (var) 5503" draw:style="rect" draw:dots1="1" draw:dots1-length="0.006cm" draw:dots2="1" draw:dots2-length="0.006cm" draw:distance="0.006cm"/>
    <draw:stroke-dash draw:name="Dashed_20__28_var_29__20_5504" draw:display-name="Dashed (var) 5504" draw:style="rect" draw:dots1="1" draw:dots1-length="0.006cm" draw:dots2="1" draw:dots2-length="0.006cm" draw:distance="0.006cm"/>
    <draw:stroke-dash draw:name="Dashed_20__28_var_29__20_5505" draw:display-name="Dashed (var) 5505" draw:style="rect" draw:dots1="1" draw:dots1-length="0.006cm" draw:dots2="1" draw:dots2-length="0.006cm" draw:distance="0.006cm"/>
    <draw:stroke-dash draw:name="Dashed_20__28_var_29__20_5506" draw:display-name="Dashed (var) 5506" draw:style="rect" draw:dots1="1" draw:dots1-length="0.006cm" draw:dots2="1" draw:dots2-length="0.006cm" draw:distance="0.006cm"/>
    <draw:stroke-dash draw:name="Dashed_20__28_var_29__20_5507" draw:display-name="Dashed (var) 5507" draw:style="rect" draw:dots1="1" draw:dots1-length="0.006cm" draw:dots2="1" draw:dots2-length="0.006cm" draw:distance="0.006cm"/>
    <draw:stroke-dash draw:name="Dashed_20__28_var_29__20_5508" draw:display-name="Dashed (var) 5508" draw:style="rect" draw:dots1="1" draw:dots1-length="0.006cm" draw:dots2="1" draw:dots2-length="0.006cm" draw:distance="0.006cm"/>
    <draw:stroke-dash draw:name="Dashed_20__28_var_29__20_5509" draw:display-name="Dashed (var) 5509" draw:style="rect" draw:dots1="1" draw:dots1-length="0.006cm" draw:dots2="1" draw:dots2-length="0.006cm" draw:distance="0.006cm"/>
    <draw:stroke-dash draw:name="Dashed_20__28_var_29__20_5510" draw:display-name="Dashed (var) 5510" draw:style="rect" draw:dots1="1" draw:dots1-length="0.006cm" draw:dots2="1" draw:dots2-length="0.006cm" draw:distance="0.006cm"/>
    <draw:stroke-dash draw:name="Dashed_20__28_var_29__20_5511" draw:display-name="Dashed (var) 5511" draw:style="rect" draw:dots1="1" draw:dots1-length="0.006cm" draw:dots2="1" draw:dots2-length="0.006cm" draw:distance="0.006cm"/>
    <draw:stroke-dash draw:name="Dashed_20__28_var_29__20_5512" draw:display-name="Dashed (var) 5512" draw:style="rect" draw:dots1="1" draw:dots1-length="0.006cm" draw:dots2="1" draw:dots2-length="0.006cm" draw:distance="0.006cm"/>
    <draw:stroke-dash draw:name="Dashed_20__28_var_29__20_5513" draw:display-name="Dashed (var) 5513" draw:style="rect" draw:dots1="1" draw:dots1-length="0.006cm" draw:dots2="1" draw:dots2-length="0.006cm" draw:distance="0.006cm"/>
    <draw:stroke-dash draw:name="Dashed_20__28_var_29__20_5514" draw:display-name="Dashed (var) 5514" draw:style="rect" draw:dots1="1" draw:dots1-length="0.006cm" draw:dots2="1" draw:dots2-length="0.006cm" draw:distance="0.006cm"/>
    <draw:stroke-dash draw:name="Dashed_20__28_var_29__20_5515" draw:display-name="Dashed (var) 5515" draw:style="rect" draw:dots1="1" draw:dots1-length="0.006cm" draw:dots2="1" draw:dots2-length="0.006cm" draw:distance="0.006cm"/>
    <draw:stroke-dash draw:name="Dashed_20__28_var_29__20_5516" draw:display-name="Dashed (var) 5516" draw:style="rect" draw:dots1="1" draw:dots1-length="0.006cm" draw:dots2="1" draw:dots2-length="0.006cm" draw:distance="0.006cm"/>
    <draw:stroke-dash draw:name="Dashed_20__28_var_29__20_5517" draw:display-name="Dashed (var) 5517" draw:style="rect" draw:dots1="1" draw:dots1-length="0.006cm" draw:dots2="1" draw:dots2-length="0.006cm" draw:distance="0.006cm"/>
    <draw:stroke-dash draw:name="Dashed_20__28_var_29__20_5518" draw:display-name="Dashed (var) 5518" draw:style="rect" draw:dots1="1" draw:dots1-length="0.006cm" draw:dots2="1" draw:dots2-length="0.006cm" draw:distance="0.006cm"/>
    <draw:stroke-dash draw:name="Dashed_20__28_var_29__20_5519" draw:display-name="Dashed (var) 5519" draw:style="rect" draw:dots1="1" draw:dots1-length="0.006cm" draw:dots2="1" draw:dots2-length="0.006cm" draw:distance="0.006cm"/>
    <draw:stroke-dash draw:name="Dashed_20__28_var_29__20_5520" draw:display-name="Dashed (var) 5520" draw:style="rect" draw:dots1="1" draw:dots1-length="0.006cm" draw:dots2="1" draw:dots2-length="0.006cm" draw:distance="0.006cm"/>
    <draw:stroke-dash draw:name="Dashed_20__28_var_29__20_5521" draw:display-name="Dashed (var) 5521" draw:style="rect" draw:dots1="1" draw:dots1-length="0.006cm" draw:dots2="1" draw:dots2-length="0.006cm" draw:distance="0.006cm"/>
    <draw:stroke-dash draw:name="Dashed_20__28_var_29__20_5522" draw:display-name="Dashed (var) 5522" draw:style="rect" draw:dots1="1" draw:dots1-length="0.006cm" draw:dots2="1" draw:dots2-length="0.006cm" draw:distance="0.006cm"/>
    <draw:stroke-dash draw:name="Dashed_20__28_var_29__20_5523" draw:display-name="Dashed (var) 5523" draw:style="rect" draw:dots1="1" draw:dots1-length="0.006cm" draw:dots2="1" draw:dots2-length="0.006cm" draw:distance="0.006cm"/>
    <draw:stroke-dash draw:name="Dashed_20__28_var_29__20_5524" draw:display-name="Dashed (var) 5524" draw:style="rect" draw:dots1="1" draw:dots1-length="0.006cm" draw:dots2="1" draw:dots2-length="0.006cm" draw:distance="0.006cm"/>
    <draw:stroke-dash draw:name="Dashed_20__28_var_29__20_5525" draw:display-name="Dashed (var) 5525" draw:style="rect" draw:dots1="1" draw:dots1-length="0.006cm" draw:dots2="1" draw:dots2-length="0.006cm" draw:distance="0.006cm"/>
    <draw:stroke-dash draw:name="Dashed_20__28_var_29__20_5526" draw:display-name="Dashed (var) 5526" draw:style="rect" draw:dots1="1" draw:dots1-length="0.006cm" draw:dots2="1" draw:dots2-length="0.006cm" draw:distance="0.006cm"/>
    <draw:stroke-dash draw:name="Dashed_20__28_var_29__20_5527" draw:display-name="Dashed (var) 5527" draw:style="rect" draw:dots1="1" draw:dots1-length="0.006cm" draw:dots2="1" draw:dots2-length="0.006cm" draw:distance="0.006cm"/>
    <draw:stroke-dash draw:name="Dashed_20__28_var_29__20_5528" draw:display-name="Dashed (var) 5528" draw:style="rect" draw:dots1="1" draw:dots1-length="0.006cm" draw:dots2="1" draw:dots2-length="0.006cm" draw:distance="0.006cm"/>
    <draw:stroke-dash draw:name="Dashed_20__28_var_29__20_5529" draw:display-name="Dashed (var) 5529" draw:style="rect" draw:dots1="1" draw:dots1-length="0.006cm" draw:dots2="1" draw:dots2-length="0.006cm" draw:distance="0.006cm"/>
    <draw:stroke-dash draw:name="Dashed_20__28_var_29__20_5530" draw:display-name="Dashed (var) 5530" draw:style="rect" draw:dots1="1" draw:dots1-length="0.006cm" draw:dots2="1" draw:dots2-length="0.006cm" draw:distance="0.006cm"/>
    <draw:stroke-dash draw:name="Dashed_20__28_var_29__20_5531" draw:display-name="Dashed (var) 5531" draw:style="rect" draw:dots1="1" draw:dots1-length="0.006cm" draw:dots2="1" draw:dots2-length="0.006cm" draw:distance="0.006cm"/>
    <draw:stroke-dash draw:name="Dashed_20__28_var_29__20_5532" draw:display-name="Dashed (var) 5532" draw:style="rect" draw:dots1="1" draw:dots1-length="0.006cm" draw:dots2="1" draw:dots2-length="0.006cm" draw:distance="0.006cm"/>
    <draw:stroke-dash draw:name="Dashed_20__28_var_29__20_5533" draw:display-name="Dashed (var) 5533" draw:style="rect" draw:dots1="1" draw:dots1-length="0.006cm" draw:dots2="1" draw:dots2-length="0.006cm" draw:distance="0.006cm"/>
    <draw:stroke-dash draw:name="Dashed_20__28_var_29__20_5534" draw:display-name="Dashed (var) 5534" draw:style="rect" draw:dots1="1" draw:dots1-length="0.006cm" draw:dots2="1" draw:dots2-length="0.006cm" draw:distance="0.006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789" draw:display-name="Dashed (var) 6789" draw:style="rect" draw:dots1="1" draw:dots1-length="0.006cm" draw:dots2="1" draw:dots2-length="0.006cm" draw:distance="0.006cm"/>
    <draw:stroke-dash draw:name="Dashed_20__28_var_29__20_6790" draw:display-name="Dashed (var) 6790" draw:style="rect" draw:dots1="1" draw:dots1-length="0.006cm" draw:dots2="1" draw:dots2-length="0.006cm" draw:distance="0.006cm"/>
    <draw:stroke-dash draw:name="Dashed_20__28_var_29__20_6791" draw:display-name="Dashed (var) 6791" draw:style="rect" draw:dots1="1" draw:dots1-length="0.006cm" draw:dots2="1" draw:dots2-length="0.006cm" draw:distance="0.006cm"/>
    <draw:stroke-dash draw:name="Dashed_20__28_var_29__20_6792" draw:display-name="Dashed (var) 6792" draw:style="rect" draw:dots1="1" draw:dots1-length="0.006cm" draw:dots2="1" draw:dots2-length="0.006cm" draw:distance="0.006cm"/>
    <draw:stroke-dash draw:name="Dashed_20__28_var_29__20_6793" draw:display-name="Dashed (var) 6793" draw:style="rect" draw:dots1="1" draw:dots1-length="0.006cm" draw:dots2="1" draw:dots2-length="0.006cm" draw:distance="0.006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_5f_corr" style:display-name="Form_corr" style:family="graphic" style:parent-style-name="_5f_Frame_20_G">
      <style:graphic-properties fo:background-color="#ffff00" style:background-transparency="0%" draw:fill="solid" draw:fill-color="#ffff00" draw:fill-hatch-solid="false" draw:opacity="100%" fo:padding="0.049cm" fo:border="none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268e0aa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ec296"/>
    </style:style>
    <style:style style:name="MT15" style:family="text">
      <style:text-properties officeooo:rsid="0272f9e5"/>
    </style:style>
    <style:style style:name="MT16" style:family="text">
      <style:text-properties officeooo:rsid="02757f12"/>
    </style:style>
    <style:style style:name="MT17" style:family="text">
      <style:text-properties officeooo:rsid="02735980"/>
    </style:style>
    <style:style style:name="MT1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9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2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21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23" style:family="text">
      <style:text-properties officeooo:rsid="01b6dc57"/>
    </style:style>
    <style:style style:name="MT24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26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7" style:family="text">
      <style:text-properties officeooo:rsid="00b5d2d1"/>
    </style:style>
    <style:style style:name="MT28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0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31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32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33" style:family="text">
      <style:text-properties officeooo:rsid="015f088a"/>
    </style:style>
    <style:style style:name="MT34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36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3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40" style:family="text">
      <style:text-properties officeooo:rsid="01f8729d"/>
    </style:style>
    <style:style style:name="MT41" style:family="text">
      <style:text-properties officeooo:rsid="010c4d3a"/>
    </style:style>
    <style:style style:name="MT42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3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4" style:family="text"/>
    <style:style style:name="MT45" style:family="text">
      <style:text-properties fo:font-size="16pt" style:font-size-asian="16pt" style:font-size-complex="16pt"/>
    </style:style>
    <style:style style:name="MT46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47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48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49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0" style:family="text">
      <style:text-properties officeooo:rsid="00b6801f"/>
    </style:style>
    <style:style style:name="MT5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53" style:family="text">
      <style:text-properties officeooo:rsid="0334a5be"/>
    </style:style>
    <style:style style:name="MT54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55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56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57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8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59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0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61" style:family="text">
      <style:text-properties officeooo:rsid="0315af39"/>
    </style:style>
    <style:style style:name="MT62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63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64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6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68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69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7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2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4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5" style:family="text">
      <style:text-properties officeooo:rsid="014407b5"/>
    </style:style>
    <style:style style:name="MT76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78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79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1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3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7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1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3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4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5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1" style:family="text">
      <style:text-properties officeooo:rsid="008d016c"/>
    </style:style>
    <style:style style:name="MT112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0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1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3" style:family="text">
      <style:text-properties officeooo:rsid="009e3fdd"/>
    </style:style>
    <style:style style:name="MT124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28" style:family="text">
      <style:text-properties fo:font-variant="small-caps" officeooo:rsid="0054f64f"/>
    </style:style>
    <style:style style:name="MT129" style:family="text">
      <style:text-properties fo:font-variant="small-caps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1" style:family="text">
      <style:text-properties officeooo:rsid="00a4cf55"/>
    </style:style>
    <style:style style:name="MT13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6" style:family="text">
      <style:text-properties officeooo:rsid="005a3fa8"/>
    </style:style>
    <style:style style:name="MT13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8" style:family="text">
      <style:text-properties officeooo:rsid="00415f3a"/>
    </style:style>
    <style:style style:name="MT139" style:family="text">
      <style:text-properties officeooo:rsid="00386ebd"/>
    </style:style>
    <style:style style:name="MT14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4" style:family="text">
      <style:text-properties officeooo:rsid="00a59a60"/>
    </style:style>
    <style:style style:name="MT14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48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49" style:family="text">
      <style:text-properties officeooo:rsid="01fe03f2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340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341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167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169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3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4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6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8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338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339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155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9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1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307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308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13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147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7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9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306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291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106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0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290" draw:name="Shape3_13" draw:style-name="Mgr1" draw:text-style-name="MP2" svg:x1="11.792cm" svg:y1="0.36cm" svg:x2="20.497cm" svg:y2="0.36cm"><text:p/></draw:line>Représentation géométrique</text:p>
      </style:header>
      <style:header-left>
        <text:p text:style-name="MP14"><draw:path text:anchor-type="paragraph" draw:z-index="303" draw:name="Shape1_5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304" draw:name="Shape3_21" draw:style-name="Mgr1" draw:text-style-name="MP2" svg:x1="11.815cm" svg:y1="0.36cm" svg:x2="20.497cm" svg:y2="0.36cm"><text:p/></draw:line>Représentation géométrique</text:p>
      </style:header-left>
      <style:footer>
        <text:h text:style-name="_5f_Footer_20_page_20_paire_20__28_G_29_" text:outline-level="1"><draw:frame draw:style-name="Mfr3" draw:name="Frame551" text:anchor-type="paragraph" svg:x="0.977cm" svg:y="0.044cm" draw:z-index="305"><draw:text-box fo:min-height="0.499cm" fo:min-width="7.096cm"><text:p text:style-name="MP16"><text:span text:style-name="MT12">F</text:span>ractions : Représentation géométrique</text:p></draw:text-box></draw:frame><draw:g text:anchor-type="paragraph" draw:z-index="270" draw:name="Shape4_227" draw:style-name="Mgr2"><draw:path draw:style-name="Mgr3" draw:text-style-name="MP5" svg:width="0.855cm" svg:height="1.172cm" svg:x="-0.121cm" svg:y="-0.175cm" svg:viewBox="0 0 856 1173" svg:d="M856 1173h-856v-991c0-100 79-182 175-182h505c97 0 176 82 176 182z"><text:p/></draw:path></draw:g><text:page-number text:select-page="current">138</text:page-number></text:h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288" draw:name="Shape1_3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289" draw:name="Shape3_14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>
      <style:header-left>
        <text:p text:style-name="MP17"><draw:path text:anchor-type="paragraph" draw:z-index="301" draw:name="Shape1_7" draw:style-name="Mgr6" draw:text-style-name="MP15" svg:width="4.329cm" svg:height="2.238cm" svg:x="-1.8cm" svg:y="-8.982cm" svg:viewBox="0 0 4330 2239" svg:d="M0 2239l3984-288c209-15 363-167 345-342l-170-1609h-4159z"><text:p/></draw:path><draw:line text:anchor-type="paragraph" draw:z-index="302" draw:name="Shape3_23" draw:style-name="Mgr1" draw:text-style-name="MP2" svg:x1="12.876cm" svg:y1="0.392cm" svg:x2="20.496cm" svg:y2="0.36cm"><text:p/></draw:line><text:span text:style-name="MT14">Fractions</text:span> : <text:span text:style-name="MT14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02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5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6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299" draw:name="Shape3_24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>
      <style:header-left>
        <text:p text:style-name="MP19"><draw:line text:anchor-type="paragraph" draw:z-index="300" draw:name="Shape3_28" draw:style-name="Mgr1" draw:text-style-name="MP2" svg:x1="11.52cm" svg:y1="0.376cm" svg:x2="20.496cm" svg:y2="0.36cm"><text:p/></draw:line><text:span text:style-name="MT15">Fractions</text:span> : <text:span text:style-name="MT15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96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8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0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317" draw:name="Shape3_8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>
      <style:header-left>
        <text:p text:style-name="MP21"><draw:line text:anchor-type="paragraph" draw:z-index="318" draw:name="Shape3_25" draw:style-name="Mgr1" draw:text-style-name="MP2" svg:x1="17.736cm" svg:y1="0.376cm" svg:x2="20.496cm" svg:y2="0.36cm"><text:p/></draw:line><text:span text:style-name="MT16">Fractions</text:span> : <text:span text:style-name="MT16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136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3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4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313" draw:name="Shape1_4" draw:style-name="Mgr6" draw:text-style-name="MP15" svg:width="4.329cm" svg:height="2.238cm" svg:x="-1.5cm" svg:y="-7.4cm" svg:viewBox="0 0 4330 2239" svg:d="M0 2239l3984-288c209-15 363-167 345-342l-170-1609h-4159z"><text:p/></draw:path><draw:line text:anchor-type="paragraph" draw:z-index="314" draw:name="Shape3_9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>
      <style:header-left>
        <text:p text:style-name="MP23"><draw:path text:anchor-type="paragraph" draw:z-index="315" draw:name="Shape1_8" draw:style-name="Mgr6" draw:text-style-name="MP15" svg:width="4.329cm" svg:height="2.238cm" svg:x="-1.5cm" svg:y="-7.4cm" svg:viewBox="0 0 4330 2239" svg:d="M0 2239l3984-288c209-15 363-167 345-342l-170-1609h-4159z"><text:p/></draw:path><draw:line text:anchor-type="paragraph" draw:z-index="316" draw:name="Shape3_26" draw:style-name="Mgr1" draw:text-style-name="MP2" svg:x1="10.37cm" svg:y1="0.365cm" svg:x2="20.496cm" svg:y2="0.36cm"><text:p/></draw:line><text:span text:style-name="MT17">Fractions</text:span> : <text:span text:style-name="MT17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131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6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7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8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286" draw:name="Shape1_3" draw:style-name="Mgr6" draw:text-style-name="MP15" svg:width="4.329cm" svg:height="2.238cm" svg:x="-1.5cm" svg:y="-1.001cm" svg:viewBox="0 0 4330 2239" svg:d="M0 2239l3984-288c209-15 363-167 345-342l-170-1609h-4159z"><text:p/></draw:path><draw:line text:anchor-type="paragraph" draw:z-index="287" draw:name="Shape3_15" draw:style-name="Mgr1" draw:text-style-name="MP2" svg:x1="10.308cm" svg:y1="0.388cm" svg:x2="20.496cm" svg:y2="0.36cm"><text:p/></draw:line><text:span text:style-name="MT18">Fractions</text:span><text:span text:style-name="MT1"> : </text:span><text:span text:style-name="MT19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1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line text:anchor-type="paragraph" draw:z-index="309" draw:name="Shape3_10" draw:style-name="Mgr1" draw:text-style-name="MP2" svg:x1="10.308cm" svg:y1="0.388cm" svg:x2="20.496cm" svg:y2="0.36cm"><text:p/></draw:line><draw:path text:anchor-type="paragraph" draw:z-index="310" draw:name="Shape1_6" draw:style-name="Mgr6" draw:text-style-name="MP15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>
      <style:header-left>
        <text:p text:style-name="MP27"><draw:line text:anchor-type="paragraph" draw:z-index="311" draw:name="Shape3_27" draw:style-name="Mgr1" draw:text-style-name="MP2" svg:x1="10.308cm" svg:y1="0.388cm" svg:x2="20.496cm" svg:y2="0.36cm"><text:p/></draw:line><draw:path text:anchor-type="paragraph" draw:z-index="312" draw:name="Shape1_9" draw:style-name="Mgr6" draw:text-style-name="MP15" svg:width="4.329cm" svg:height="2.238cm" svg:x="-1.5cm" svg:y="-1.001cm" svg:viewBox="0 0 4330 2239" svg:d="M0 2239l3984-288c209-15 363-167 345-342l-170-1609h-4159z"><text:p/></draw:path><text:span text:style-name="MT18">Fractions</text:span><text:span text:style-name="MT1"> : </text:span><text:span text:style-name="MT19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124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18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9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1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17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0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7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14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1">Multiplier</text:span> </text:p>
      </style:header>
      <style:header-left>
        <text:p text:style-name="MP29">Calculer : <text:span text:style-name="MT21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241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22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22">Multiplier</text:span></text:p></draw:text-box></draw:frame><draw:g text:anchor-type="paragraph" draw:z-index="243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8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3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3">Calculer : </text:span><text:span text:style-name="MT24">Diviser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24">Diviser</text:span><text:span text:style-name="MT23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23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25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25">diviser</text:span></text:p></draw:text-box></draw:frame><draw:g text:anchor-type="paragraph" draw:z-index="226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6">G</text:span>éométrie plane : Parallèles, perpendiculaires,<text:line-break/> distances</text:p>
      </style:header>
      <style:header-left>
        <text:p text:style-name="MP33"><text:s/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0">Géométrie plane : </text:span><text:span text:style-name="MT31">parallèles, perpendiculaires, </text:span><text:span text:style-name="MT32">distances</text:span></text:h></draw:text-box></draw:frame><draw:g text:anchor-type="paragraph" draw:z-index="217" draw:name="Shape4_59" draw:style-name="Mgr2"><draw:path draw:style-name="Mgr7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3">G</text:span>éométrie plane : Parallèles, perpendiculaires, distances</text:h></draw:text-box></draw:frame><draw:g text:anchor-type="paragraph" draw:z-index="220" draw:name="Shape4_62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4">Critères de divisibilité</text:span><text:span text:style-name="MT23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10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5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35">critères de divisibilité</text:span></text:p></draw:text-box></draw:frame><draw:g text:anchor-type="paragraph" draw:z-index="213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6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1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3">Calculer : </text:span><text:span text:style-name="MT36">Distributivité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6">Distributivité</text:span><text:span text:style-name="MT23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193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7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8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>
      <style:header-left>
        <text:p text:style-name="_5f_Header_20_N_20_page_20_impaire_20__28_D_29_"><text:span text:style-name="MT23">Calculer : </text:span><text:span text:style-name="MT38">Priorités opératoires</text:span><text:span text:style-name="MT23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176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0"> : </text:span><text:span text:style-name="MT39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0"> : </text:span><text:span text:style-name="MT39">priorités opératoires</text:span></text:p></draw:text-box></draw:frame><draw:g text:anchor-type="paragraph" draw:z-index="178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0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2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2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6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175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179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1">Utilis</text:span><text:span text:style-name="MT42">er des</text:span><text:span text:style-name="MT41"> données </text:span>: <text:span text:style-name="MT43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5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165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48">représenter</text:span><text:span text:style-name="MT8"> </text:span></text:p></draw:text-box></draw:frame><draw:g text:anchor-type="paragraph" draw:z-index="168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49">Repères du plan : Se repérer</text:span> </text:p>
      </style:header>
      <style:header-left>
        <text:p text:style-name="MP39"><text:span text:style-name="MT49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157" draw:name="Shape4_11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159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>
      <style:header-left>
        <text:p text:style-name="_5f_Header_20_D_20_page_20_paire_20__28_G_29_"><text:tab/> <text:span text:style-name="MT41">Utilis</text:span><text:span text:style-name="MT42">er des</text:span><text:span text:style-name="MT41"> données </text:span>: <text:span text:style-name="MT51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150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6">Utilis</text:span><text:span text:style-name="MT47">er</text:span><text:span text:style-name="MT46"> de</text:span><text:span text:style-name="MT47">s</text:span><text:span text:style-name="MT46"> données</text:span><text:span text:style-name="MT8"> : </text:span><text:span text:style-name="MT52">Organiser</text:span><text:span text:style-name="MT8"> </text:span></text:p></draw:text-box></draw:frame><draw:g text:anchor-type="paragraph" draw:z-index="153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49">Repères du plan : Se repérer</text:span> </text:p>
      </style:header>
      <style:header-left>
        <text:p text:style-name="MP39"><text:span text:style-name="MT49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145" draw:name="Shape4_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148" draw:name="Shape4_7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7" draw:name="Shape3_7" draw:style-name="Mgr8" draw:text-style-name="MP2" svg:x1="15.12cm" svg:y1="0.36cm" svg:x2="20.496cm" svg:y2="0.36cm"><text:p/></draw:line><text:s/><text:span text:style-name="MT53">Angles : </text:span>Angles : <text:span text:style-name="MT54">Comprendre la notion d’angle</text:span></text:p>
      </style:header>
      <style:header-left>
        <text:p text:style-name="MP41"><draw:line text:anchor-type="paragraph" draw:z-index="358" draw:name="Shape3_29" draw:style-name="Mgr8" draw:text-style-name="MP2" svg:x1="15.12cm" svg:y1="0.36cm" svg:x2="20.496cm" svg:y2="0.36cm"><text:p/></draw:line>Angles : <text:span text:style-name="MT54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5">Angles : </text:span><text:span text:style-name="MT57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8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356" draw:name="Shape3_33" draw:style-name="Mgr8" draw:text-style-name="MP2" svg:x1="15.12cm" svg:y1="0.36cm" svg:x2="20.496cm" svg:y2="0.36cm"><text:p/></draw:line><text:s/><text:span text:style-name="MT59">Angles</text:span> : <text:span text:style-name="MT54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0">Angles</text:span><text:span text:style-name="MT8"> : </text:span><text:span text:style-name="MT6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9" draw:name="Shape3_35" draw:style-name="Mgr8" draw:text-style-name="MP2" svg:x1="11.344cm" svg:y1="0.358cm" svg:x2="20.497cm" svg:y2="0.36cm"><text:p/></draw:line><text:span text:style-name="MT61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5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0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1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60" draw:name="Shape3_30" draw:style-name="Mgr8" draw:text-style-name="MP2" svg:x1="11.435cm" svg:y1="0.388cm" svg:x2="20.496cm" svg:y2="0.36cm"><text:p/></draw:line><text:span text:style-name="MT62">Angles</text:span> : <text:span text:style-name="MT62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2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3">Angles </text:span><text:span text:style-name="MT8">: </text:span><text:span text:style-name="MT63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1" draw:name="Shape3_31" draw:style-name="Mgr8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2" draw:name="Shape3_32" draw:style-name="Mgr8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4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3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4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3" draw:name="Shape3_34" draw:style-name="Mgr8" draw:text-style-name="MP2" svg:x1="15.448cm" svg:y1="0.365cm" svg:x2="20.496cm" svg:y2="0.36cm"><text:p/></draw:line><text:span text:style-name="MT65">Angles</text:span><text:span text:style-name="MT66"> : </text:span><text:span text:style-name="MT67">Calculer des mesures d’angle</text:span></text:p>
      </style:header>
      <style:header-left>
        <text:p text:style-name="_5f_Header_20_G_20_page_20_paire_20__28_G_29_"><draw:line text:anchor-type="paragraph" draw:z-index="364" draw:name="Shape3_36" draw:style-name="Mgr8" draw:text-style-name="MP2" svg:x1="15.448cm" svg:y1="0.365cm" svg:x2="20.496cm" svg:y2="0.36cm"><text:p/></draw:line><text:span text:style-name="MT65">Angles : </text:span><text:span text:style-name="MT67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56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8">Calculer des </text:span><text:span text:style-name="MT64">Mesure</text:span><text:span text:style-name="MT68">s</text:span><text:span text:style-name="MT64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5">Angles : </text:span><text:span text:style-name="MT69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42" draw:name="Shape3_0" draw:style-name="Mgr9" draw:text-style-name="MP2" svg:x1="12.104cm" svg:y1="0.392cm" svg:x2="20.497cm" svg:y2="0.36cm"><text:p/></draw:line><text:span text:style-name="MT70">Périmètre</text:span> : <text:span text:style-name="MT71">Coder et calculer</text:span></text:p>
      </style:header>
      <style:header-left>
        <text:p text:style-name="_5f_Header_20_M_20_page_20_impaire_20__28_D_29_"><draw:line text:anchor-type="paragraph" draw:z-index="343" draw:name="Shape3_18" draw:style-name="Mgr9" draw:text-style-name="MP2" svg:x1="12.104cm" svg:y1="0.392cm" svg:x2="20.497cm" svg:y2="0.36cm"><text:p/></draw:line><text:span text:style-name="MT70">Périmètre</text:span> : <text:span text:style-name="MT71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194" draw:name="Shape4_10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3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7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8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183" draw:name="Shape4_22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185" draw:name="Shape4_8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5">P</text:span>roportionnalité </text:p>
      </style:header>
      <style:header-left>
        <text:p text:style-name="_5f_Header_20_D_20_page_20_paire_20__28_G_29_"><text:span text:style-name="MT74"><text:tab/>Proportionnalité et pourcentage</text:span><text:span text:style-name="MT41"> </text:span>: <text:span text:style-name="MT74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180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181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>
      <style:header-left>
        <text:p text:style-name="Header"><text:span text:style-name="MT74">Proportionnalité et pourcentages</text:span><text:span text:style-name="MT41"> </text:span>: <text:span text:style-name="MT74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50" draw:name="Shape4_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69" draw:name="Shape4_9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>
      <style:header-left>
        <text:p text:style-name="_5f_Header_20_D_20_page_20_impaire_20__28_D_29_"><text:span text:style-name="MT74">Proportionnalité et pourcentage</text:span><text:span text:style-name="MT41"> </text:span>: <text:span text:style-name="MT76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141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7">Proportionnalité et pourcentage : </text:span><text:span text:style-name="MT78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79">Proportionnalité et pourcentages : </text:span><text:span text:style-name="MT78">pourcentages</text:span></text:p></draw:text-box></draw:frame><draw:g text:anchor-type="paragraph" draw:z-index="240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2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0">Périmètre</text:span> : <text:span text:style-name="MT70">Calculs sur une figure</text:span></text:p>
      </style:header>
      <style:header-left>
        <text:p text:style-name="_5f_Header_20_M_20_page_20_paire_20__28_G_29_"><text:span text:style-name="MT70">Périmètre</text:span> : <text:span text:style-name="MT70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11" draw:name="Shape4_9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68" draw:name="Shape4_9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67" draw:name="Shape4_96" draw:style-name="Mgr2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1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0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96" draw:name="Shape3_11" draw:style-name="Mgr9" draw:text-style-name="MP2" svg:x1="12.45cm" svg:y1="0.362cm" svg:x2="20.497cm" svg:y2="0.36cm"><text:p/></draw:line><text:span text:style-name="MT70">Périmètre</text:span> : <text:span text:style-name="MT80">Mesurer, reporter</text:span></text:p>
      </style:header>
      <style:header-left>
        <text:p text:style-name="_5f_Header_20_M_20_page_20_impaire_20__28_D_29_"><draw:line text:anchor-type="paragraph" draw:z-index="295" draw:name="Shape3_20" draw:style-name="Mgr9" draw:text-style-name="MP2" svg:x1="12.45cm" svg:y1="0.362cm" svg:x2="20.497cm" svg:y2="0.36cm"><text:p/></draw:line><text:span text:style-name="MT70">Périmètre</text:span> : <text:span text:style-name="MT80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05" draw:name="Shape4_11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81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6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5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98" draw:name="Shape3_16" draw:style-name="Mgr9" draw:text-style-name="MP2" svg:x1="12.726cm" svg:y1="0.399cm" svg:x2="20.496cm" svg:y2="0.36cm"><text:p/></draw:line><text:span text:style-name="MT70">Périmètre</text:span> : <text:span text:style-name="MT82">Périmètres et unités</text:span></text:p>
      </style:header>
      <style:header-left>
        <text:p text:style-name="MP54"><draw:line text:anchor-type="paragraph" draw:z-index="297" draw:name="Shape3_17" draw:style-name="Mgr9" draw:text-style-name="MP2" svg:x1="16.083cm" svg:y1="0.383cm" svg:x2="20.496cm" svg:y2="0.36cm"><text:p/></draw:line><text:span text:style-name="MT70">Périmètre</text:span> : <text:span text:style-name="MT82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97" draw:name="Shape4_10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83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0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8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23" draw:name="Shape4_10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84">Problèmes</text:span></text:p></draw:text-box></draw:frame></text:p>
      </style:footer>
      <style:footer-left>
        <text:p text:style-name="MP55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2">Périmètre : </text:span><text:span text:style-name="MT84">Problèmes</text:span></text:p></draw:text-box></draw:frame><draw:g text:anchor-type="paragraph" draw:z-index="61" draw:name="Shape4_122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6">Volume</text:span><text:span text:style-name="MT8"> </text:span></text:p></draw:text-box></draw:frame><draw:g text:anchor-type="paragraph" draw:z-index="204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199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02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03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7">Conversions d’unités : longueurs</text:span></text:p>
      </style:header>
      <style:header-left>
        <text:p text:style-name="_5f_Header_20_N_20_page_20_impaire_20__28_D_29_"><text:s/><text:span text:style-name="MT87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longueurs</text:span><text:span text:style-name="MT8"> </text:span></text:p></draw:text-box></draw:frame><draw:g text:anchor-type="paragraph" draw:z-index="195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7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88">masses</text:span></text:p>
      </style:header>
      <style:header-left>
        <text:p text:style-name="_5f_Header_20_N_20_page_20_impaire_20__28_D_29_"><text:s/><text:span text:style-name="MT87">Conversions d’unités : </text:span><text:span text:style-name="MT88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89">masses</text:span><text:span text:style-name="MT8"> </text:span></text:p></draw:text-box></draw:frame><draw:g text:anchor-type="paragraph" draw:z-index="63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2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22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>
      <style:header-left>
        <text:p text:style-name="_5f_Header_20_N_20_page_20_impaire_20__28_D_29_"><text:span text:style-name="MT88"><text:s/></text:span><text:span text:style-name="MT87">Conversions d’unités : </text:span><text:span text:style-name="MT88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0">Masses</text:span><text:span text:style-name="MT8"> </text:span></text:p></draw:text-box></draw:frame><draw:g text:anchor-type="paragraph" draw:z-index="224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231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15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92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7">Conversions d’unités : </text:span><text:span text:style-name="MT93">Capacités</text:span></text:p>
      </style:header>
      <style:header-left>
        <text:p text:style-name="Header"><text:s/><text:span text:style-name="MT87">Conversions d’unités : </text:span><text:span text:style-name="MT93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4">capacités</text:span><text:span text:style-name="MT8"> </text:span></text:p></draw:text-box></draw:frame><draw:g text:anchor-type="paragraph" draw:z-index="66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5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3">Capacités</text:span></text:p>
      </style:header>
      <style:header-left>
        <text:p text:style-name="_5f_Header_20_N_20_page_20_impaire_20__28_D_29_"><text:span text:style-name="MT95">Conversions d’unités : </text:span><text:span text:style-name="MT93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6">Capacités</text:span><text:span text:style-name="MT8"> </text:span></text:p></draw:text-box></draw:frame><draw:g text:anchor-type="paragraph" draw:z-index="192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7">Conversions d’unités : </text:span><text:span text:style-name="MT97">Temps et d</text:span><text:span text:style-name="MT98">urées</text:span></text:p>
      </style:header>
      <style:header-left>
        <text:p text:style-name="Header"><text:s/><text:span text:style-name="MT87">Conversions d’unités : </text:span><text:span text:style-name="MT97">Temps et d</text:span><text:span text:style-name="MT98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87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>
      <style:header-left>
        <text:p text:style-name="_5f_Header_20_N_20_page_20_impaire_20__28_D_29_"><text:span text:style-name="MT95">Conversions d’unités : </text:span><text:span text:style-name="MT97">Temps et d</text:span><text:span text:style-name="MT98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99">temps et </text:span><text:span text:style-name="MT100">durées</text:span><text:span text:style-name="MT8"> </text:span></text:p></draw:text-box></draw:frame><draw:g text:anchor-type="paragraph" draw:z-index="154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79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99">temps et </text:span><text:span text:style-name="MT100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1">Temps et durées</text:span></text:p>
      </style:header>
      <style:header-left>
        <text:p text:style-name="_5f_Header_20_N_20_page_20_impaire_20__28_D_29_"><text:s/><text:span text:style-name="MT87">Conversions d’unités : </text:span><text:span text:style-name="MT101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2">Temps et </text:span><text:span text:style-name="MT103">Durée</text:span><text:span text:style-name="MT8"> </text:span></text:p></draw:text-box></draw:frame><draw:g text:anchor-type="paragraph" draw:z-index="83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0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46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5">Conversions d’unités : </text:span><text:span text:style-name="MT104">Vitesse</text:span></text:p>
      </style:header>
      <style:header-left>
        <text:p text:style-name="_5f_Header_20_N_20_page_20_impaire_20__28_D_29_"><text:span text:style-name="MT95">Conversions d’unités : </text:span><text:span text:style-name="MT104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5">vitesse</text:span><text:span text:style-name="MT8"> </text:span></text:p></draw:text-box></draw:frame><draw:g text:anchor-type="paragraph" draw:z-index="230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82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1">Conversions d’unités : </text:span><text:span text:style-name="MT105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7">Conversions d’unités : </text:span><text:span text:style-name="MT106">Aires</text:span></text:p>
      </style:header>
      <style:header-left>
        <text:p text:style-name="Header"><text:s/><text:span text:style-name="MT87">Conversions d’unités : </text:span><text:span text:style-name="MT106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7">aires</text:span></text:p></draw:text-box></draw:frame><draw:g text:anchor-type="paragraph" draw:z-index="32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6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5">Conversions d’unités : </text:span><text:span text:style-name="MT106">Aires</text:span></text:p>
      </style:header>
      <style:header-left>
        <text:p text:style-name="_5f_Header_20_N_20_page_20_paire_20__28_G_29_"><text:span text:style-name="MT95">Conversions d’unités : </text:span><text:span text:style-name="MT106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5">Conversions d’unités : </text:span><text:span text:style-name="MT107">Aires</text:span></text:h></draw:text-box></draw:frame><draw:g text:anchor-type="paragraph" draw:z-index="34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7">Conversions d’unités : </text:span><text:span text:style-name="MT108">Problèmes</text:span></text:p>
      </style:header>
      <style:header-left>
        <text:p text:style-name="_5f_Header_20_N_20_page_20_paire_20__28_G_29_"><text:s/><text:span text:style-name="MT87">Conversions d’unités : </text:span><text:span text:style-name="MT108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37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0">Conversions d’unités </text:span><text:span text:style-name="MT8">: </text:span><text:span text:style-name="MT110">problèmes</text:span></text:p></draw:text-box></draw:frame><draw:g text:anchor-type="paragraph" draw:z-index="36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5">Conversions d’unités : </text:span><text:span text:style-name="MT108">Problèmes</text:span></text:p>
      </style:header>
      <style:header-left>
        <text:p text:style-name="MP62"><text:span text:style-name="MT95">Conversions d’unités : </text:span><text:span text:style-name="MT108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5">Conversions d’unités : </text:span><text:span text:style-name="MT109">problèmes</text:span></text:p></draw:text-box></draw:frame><draw:g text:anchor-type="paragraph" draw:z-index="98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1">Conversions d’unités : </text:span><text:span text:style-name="MT109">problèmes</text:span></text:p></draw:text-box></draw:frame><draw:g text:anchor-type="paragraph" draw:z-index="39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1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0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1"><text:s text:c="15"/>A</text:span>ires : Aire et unité</text:p>
      </style:header>
      <style:header-left>
        <text:p text:style-name="MP63"><text:span text:style-name="MT111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268" draw:name="Shape4_15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13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4">Géométrie plane, </text:span><text:span text:style-name="MT115">partie 1</text:span><text:span text:style-name="MT114"> : </text:span><text:span text:style-name="MT116">assembler et décomposer</text:span></text:p></draw:text-box></draw:frame><draw:g text:anchor-type="paragraph" draw:z-index="258" draw:name="Shape4_216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259" draw:name="Shape4_21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, </text:span><text:span text:style-name="MT115">partie 1</text:span><text:span text:style-name="MT30"> : </text:span><text:span text:style-name="MT11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7">Géométrie plane</text:span><text:span text:style-name="MT118"> : </text:span><text:span text:style-name="MT119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56" draw:name="Shape4_21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257" draw:name="Shape4_21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6">Géométrie plane, </text:span><text:span text:style-name="MT112">partie 1</text:span> : <text:span text:style-name="MT121">coder</text:span></text:p>
      </style:header>
      <style:footer>
        <text:p text:style-name="MP3"><draw:g text:anchor-type="paragraph" draw:z-index="139" draw:name="Shape4_211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4">Géométrie plane, </text:span><text:span text:style-name="MT115">partie 1</text:span><text:span text:style-name="MT114"> : </text:span><text:span text:style-name="MT122">coder</text:span></text:p></draw:text-box></draw:frame></text:p>
      </style:footer>
      <style:footer-left>
        <text:p text:style-name="MP7"><draw:g text:anchor-type="paragraph" draw:z-index="112" draw:name="Shape4_212" draw:style-name="Mgr2"><draw:path draw:style-name="Mgr7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0">Géométrie plane, </text:span><text:span text:style-name="MT115">partie 1</text:span><text:span text:style-name="MT30"> : </text:span><text:span text:style-name="MT122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7">Géométrie plane</text:span><text:span text:style-name="MT118"> : </text:span><text:span text:style-name="MT119">Vocabulaire</text:span></text:p>
      </style:header>
      <style:header-left>
        <text:p text:style-name="MP67"><text:span text:style-name="MT117">Géométrie plane</text:span><text:span text:style-name="MT118"> : </text:span><text:span text:style-name="MT119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177" draw:name="Shape4_20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0">Géométrie plane : </text:span><text:span text:style-name="MT120">vocabulaire</text:span></text:p></draw:text-box></draw:frame><draw:g text:anchor-type="paragraph" draw:z-index="161" draw:name="Shape4_21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6">Géométrie plane</text:span> : <text:span text:style-name="MT27">P</text:span><text:span text:style-name="MT28">arallèles, perpendiculaires,<text:line-break/> </text:span><text:span text:style-name="MT29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130" draw:name="Shape4_20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Géométrie plane : </text:span><text:span text:style-name="MT31">Parallèles, perpendiculaires, </text:span><text:span text:style-name="MT32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draw:g text:anchor-type="paragraph" draw:z-index="249" draw:name="Shape4_206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62" draw:name="Shape4_20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104" draw:name="Shape4_15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6">Géométrie plane</text:span> : <text:span text:style-name="MT124">Milieu, alignement, </text:span><text:span text:style-name="MT125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251" draw:name="Shape4_15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Géométrie plane : </text:span><text:span text:style-name="MT126">milieu, Alignement, </text:span><text:span text:style-name="MT127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00" draw:name="Shape4_15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126">milieu, alignement, </text:span><text:span text:style-name="MT12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29" draw:name="Shape4_14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20" draw:name="Shape4_15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6">Géométrie plane</text:span> : <text:span text:style-name="MT26">Points, droites </text:span><text:span text:style-name="MT130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00" draw:name="Shape4_20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1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143" draw:name="Shape4_20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74" draw:name="Shape4_20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44" draw:name="Shape4_201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49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08" draw:name="Shape4_19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189" draw:name="Shape4_19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2">R</text:span><text:span text:style-name="MT133">epères du plan : Se </text:span><text:span text:style-name="MT134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5">déplacer</text:span></text:p></draw:text-box></draw:frame><draw:g text:anchor-type="paragraph" draw:z-index="252" draw:name="Shape4_192" draw:style-name="Mgr2"><draw:path draw:style-name="Mgr7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5">déplacer</text:span></text:p></draw:text-box></draw:frame><draw:g text:anchor-type="paragraph" draw:z-index="225" draw:name="Shape4_193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49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92" draw:name="Shape4_19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93" draw:name="Shape4_19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0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0">R</text:span>epères du plan : Se repérer</text:p>
      </style:header>
      <style:header-left>
        <text:p text:style-name="_5f_Header_20_G_20_page_20_paire_20__28_G_29_"><text:span text:style-name="MT50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266" draw:name="Shape4_117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267" draw:name="Shape4_18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254" draw:name="Shape4_17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50" draw:name="Shape7_8" draw:style-name="Mgr9" draw:text-style-name="MP2" svg:x1="9.042cm" svg:y1="0.36cm" svg:x2="20.461cm" svg:y2="0.36cm"><text:p/></draw:line><draw:path text:anchor-type="paragraph" draw:z-index="351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52" draw:name="Shape6_2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>
      <style:header-left>
        <text:p text:style-name="MP77"><draw:line text:anchor-type="paragraph" draw:z-index="353" draw:name="Shape7_9" draw:style-name="Mgr9" draw:text-style-name="MP2" svg:x1="9.042cm" svg:y1="0.36cm" svg:x2="20.461cm" svg:y2="0.36cm"><text:p/></draw:line><draw:path text:anchor-type="paragraph" draw:z-index="354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55" draw:name="Shape6_5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T<text:span text:style-name="MT138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253" draw:name="Shape8_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9">Angles</text:span> • <text:span text:style-name="MT13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1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248" draw:name="Shape4_178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4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5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6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0"><text:s text:c="15"/>A</text:span><text:span text:style-name="MT140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242" draw:name="Shape4_16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6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8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2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34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1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229" draw:name="Shape4_17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344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45" draw:name="Shape6_3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346" draw:name="Shape7_6" draw:style-name="Mgr9" draw:text-style-name="MP2" svg:x1="9.042cm" svg:y1="0.36cm" svg:x2="20.461cm" svg:y2="0.36cm"><text:p/></draw:line>T<text:span text:style-name="MT138">itre de la série</text:span></text:p>
      </style:header>
      <style:header-left>
        <text:p text:style-name="MP77"><draw:path text:anchor-type="paragraph" draw:z-index="347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48" draw:name="Shape6_4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349" draw:name="Shape7_3" draw:style-name="Mgr9" draw:text-style-name="MP2" svg:x1="9.042cm" svg:y1="0.36cm" svg:x2="20.461cm" svg:y2="0.36cm"><text:p/></draw:line>T<text:span text:style-name="MT138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227" draw:name="Shape8_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39">Angles</text:span> • <text:span text:style-name="MT13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1">Volumes : </text:span><text:span text:style-name="MT142">Calculs et conversions</text:span></text:p>
      </style:header>
      <style:header-left>
        <text:p text:style-name="_5f_Header_20_M_20_page_20_paire_20__28_G_29_"><text:span text:style-name="MT141">Volumes : </text:span><text:span text:style-name="MT142">Calculs et conversions</text:span></text:p>
      </style:header-left>
      <style:footer>
        <text:list xml:id="list1234794873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6">Volumes : </text:span><text:span text:style-name="MT143">Calculs et conversions</text:span> </text:p></draw:text-box></draw:frame><draw:g text:anchor-type="paragraph" draw:z-index="221" draw:name="Shape4_174" draw:style-name="Mgr2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0351143009308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6">Volumes : </text:span><text:span text:style-name="MT143">Calculs et conversions</text:span> </text:p></draw:text-box></draw:frame><draw:g text:anchor-type="paragraph" draw:z-index="222" draw:name="Shape4_175" draw:style-name="Mgr2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18" draw:name="Shape4_19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19" draw:name="Shape4_19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6">Géométrie plane</text:span> : <text:span text:style-name="MT144">D</text:span><text:span text:style-name="MT26">roites, </text:span><text:span text:style-name="MT145">demi-droites </text:span><text:span text:style-name="MT146">&amp; </text:span><text:span text:style-name="MT145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15" draw:name="Shape4_19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4">Géométrie plane : </text:span><text:span text:style-name="MT30">droites, </text:span><text:span text:style-name="MT147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16" draw:name="Shape4_19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droites, </text:span><text:span text:style-name="MT147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1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12" draw:name="Shape4_16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8">Aires</text:span><text:span text:style-name="MT72"> <text:s/>: </text:span><text:span text:style-name="MT148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6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7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9">Aires </text:span>: <text:span text:style-name="MT149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3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2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2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1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24" draw:name="Shape4_161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0">Constructions géométriques : </text:span><text:span text:style-name="MT151">Reproduire</text:span></text:p>
      </style:header>
      <style:header-left>
        <text:p text:style-name="MP92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28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26" draw:name="Shape10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52" draw:name="Shape4_20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31" draw:name="Shape4_20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294" draw:name="Shape7" draw:style-name="Mgr13" draw:text-style-name="MP98" svg:width="4.329cm" svg:height="2.24cm" svg:x="-1.499cm" svg:y="-1cm" svg:viewBox="0 0 4330 2241" svg:d="M0 2241l3984-288c209-15 363-168 345-342l-170-1611h-4159z"><text:p/></draw:path><draw:frame text:anchor-type="paragraph" draw:z-index="293" draw:name="Shape8" draw:style-name="Mgr12" draw:text-style-name="MP79" svg:width="2.703cm" svg:height="0.715cm" draw:transform="rotate (0.0872664625997165) translate (-0.172861111111111cm 0.218722222222222cm)"><draw:text-box><text:p text:style-name="MP2"><text:span text:style-name="MT137">Série 1</text:span></text:p></draw:text-box></draw:frame><draw:line text:anchor-type="paragraph" draw:z-index="292" draw:name="Shape9" draw:style-name="Mgr8" draw:text-style-name="MP2" svg:x1="11.559cm" svg:y1="0.36cm" svg:x2="20.5cm" svg:y2="0.36cm"><text:p/></draw:line>T<text:span text:style-name="MT157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94" draw:name="Shape1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57" draw:name="Shape4_21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1"><text:span text:style-name="MT150">Constructions géométriques : </text:span><text:span text:style-name="MT151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18" draw:style-name="Mgr2"><draw:path draw:style-name="Mgr7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43" draw:name="Shape4_21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/text:span><text:span text:style-name="MT153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42" draw:name="Shape4_22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0">Constructions géométriques : </text:span><text:span text:style-name="MT151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45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44" draw:name="Shape10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47" draw:name="Shape4_22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49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48" draw:name="Shape4_0" draw:style-name="Mgr2"><draw:path draw:style-name="Mgr7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8">S</text:span><text:span text:style-name="MT129">olides</text:span> : <text:span text:style-name="MT128">Vocabulaire, nature</text:span></text:p>
      </style:header>
      <style:header-left>
        <text:p text:style-name="MP69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11" draw:name="Shape4_22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50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46" draw:name="Shape4_22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51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8">Solides : </text:span><text:span text:style-name="MT167">Patrons</text:span></text:p>
      </style:header>
      <style:header-left>
        <text:p text:style-name="_5f_Header_20_G_20_page_20_paire_20__28_G_29_"><text:span text:style-name="MT128">Solides : </text:span><text:span text:style-name="MT167">Patrons</text:span></text:p>
      </style:header-left>
      <style:footer>
        <text:h text:style-name="_5f_Footer_20_page_20_impaire_20__28_D_29_" text:outline-level="1"><draw:g text:anchor-type="paragraph" draw:z-index="10" draw:name="Shape4_2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8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58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54" draw:name="Shape4_22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55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>
      <style:header-left>
        <text:p text:style-name="_5f_Header_20_G_20_page_20_impaire_20__28_D_29_"><text:span text:style-name="MT128">S</text:span><text:span text:style-name="MT129">olides</text:span> : <text:span text:style-name="MT128">Vocabulaire, nature</text:span></text:p>
      </style:header-left>
      <style:footer>
        <text:p text:style-name="MP7"><draw:g text:anchor-type="paragraph" draw:z-index="88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53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29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30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5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21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0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27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56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38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9"> : </text:span><text:span text:style-name="MT174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33" draw:name="Shape4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35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90" draw:name="Shape4_22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73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0">S</text:span><text:span text:style-name="MT29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84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0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81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header-left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-left>
      <style:footer>
        <text:p text:style-name="MP7"><draw:g text:anchor-type="paragraph" draw:z-index="91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64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8">Symétrie axiale</text:span><text:span text:style-name="MT29"> : </text:span><text:span text:style-name="MT179">Axes de symétrie de figures</text:span></text:p>
      </style:header>
      <style:header-left>
        <text:p text:style-name="MP108"><text:span text:style-name="MT178">Symétrie axiale</text:span><text:span text:style-name="MT29"> : </text:span><text:span text:style-name="MT179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74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0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77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69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72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0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9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0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89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1">Géométrie plane</text:span><text:span text:style-name="MT128"> : </text:span><text:span text:style-name="MT172">Parallèles, perpendiculaires,<text:line-break/> </text:span><text:span text:style-name="MT173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4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3">Géométrie plane : </text:span><text:span text:style-name="MT27">parallèles, perpendiculaires, </text:span><text:span text:style-name="MT50">distances</text:span></text:p></draw:text-box></draw:frame><draw:g text:anchor-type="paragraph" draw:z-index="5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0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2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0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0">Géométrie plane : </text:span><text:span text:style-name="MT31">parallèles, perpendiculaires, </text:span><text:span text:style-name="MT32">distanc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4H4M46S</meta:editing-duration>
    <meta:editing-cycles>301</meta:editing-cycles>
    <meta:generator>LibreOffice/7.5.4.2$Windows_X86_64 LibreOffice_project/36ccfdc35048b057fd9854c757a8b67ec53977b6</meta:generator>
    <dc:date>2024-03-21T11:03:48.225000000</dc:date>
    <meta:document-statistic meta:table-count="0" meta:image-count="0" meta:object-count="19" meta:page-count="1" meta:paragraph-count="741" meta:word-count="2724" meta:character-count="18171" meta:non-whitespace-character-count="15605"/>
    <meta:template xlink:type="simple" xlink:actuate="onRequest" xlink:title="Modele_cahier_numerique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row>
        <mfrac>
          <mn>16</mn>
          <mn>96</mn>
        </mfrac>
        <mrow>
          <mspace width="2em"/>
          <mo stretchy="false">=</mo>
          <mspace width="2em"/>
        </mrow>
        <mfrac>
          <mn>1</mn>
          <mn>6</mn>
        </mfrac>
      </mrow>
    </mstyle>
    <annotation encoding="StarMath 5.0"> size 10 {{16 over 96 }~=~{1  over 6 }}</annotation>
  </semantics>
</math>
</file>

<file path=Object 19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 size 10 {1  over 10 }</annotation>
  </semantics>
</math>
</file>

<file path=Object 2/content.xml><?xml version="1.0" encoding="utf-8"?>
<math xmlns="http://www.w3.org/1998/Math/MathML" display="block">
  <semantics>
    <mstyle mathsize="10pt">
      <mrow>
        <mfrac>
          <mn>24</mn>
          <mn>96</mn>
        </mfrac>
        <mrow>
          <mspace width="2em"/>
          <mo stretchy="false">=</mo>
          <mspace width="2em"/>
        </mrow>
        <mfrac>
          <mn>1</mn>
          <mn>4</mn>
        </mfrac>
      </mrow>
    </mstyle>
    <annotation encoding="StarMath 5.0"> size 10 {{24 over 96 }~=~{1  over 4}}</annotation>
  </semantics>
</math>
</file>

<file path=Object 20/content.xml><?xml version="1.0" encoding="utf-8"?>
<math xmlns="http://www.w3.org/1998/Math/MathML" display="block">
  <semantics>
    <mstyle mathsize="10pt">
      <mfrac>
        <mn>40</mn>
        <mn>100</mn>
      </mfrac>
    </mstyle>
    <annotation encoding="StarMath 5.0"> size 10 {40 over 100 }</annotation>
  </semantics>
</math>
</file>

<file path=Object 21/content.xml><?xml version="1.0" encoding="utf-8"?>
<math xmlns="http://www.w3.org/1998/Math/MathML" display="block">
  <semantics>
    <mstyle mathsize="10pt">
      <mfrac>
        <mn>4</mn>
        <mn>10</mn>
      </mfrac>
    </mstyle>
    <annotation encoding="StarMath 5.0"> size 10 {4  over 10 }</annotation>
  </semantics>
</math>
</file>

<file path=Object 22/content.xml><?xml version="1.0" encoding="utf-8"?>
<math xmlns="http://www.w3.org/1998/Math/MathML" display="block">
  <semantics>
    <mstyle mathsize="10pt">
      <mfrac>
        <mn>16</mn>
        <mn>100</mn>
      </mfrac>
    </mstyle>
    <annotation encoding="StarMath 5.0"> size 10 {16  over 100 }</annotation>
  </semantics>
</math>
</file>

<file path=Object 23/content.xml><?xml version="1.0" encoding="utf-8"?>
<math xmlns="http://www.w3.org/1998/Math/MathML" display="block">
  <semantics>
    <mstyle mathsize="10pt">
      <mfrac>
        <mn>14</mn>
        <mn>10</mn>
      </mfrac>
    </mstyle>
    <annotation encoding="StarMath 5.0"> size 10 {14  over 10 }</annotation>
  </semantics>
</math>
</file>

<file path=Object 24/content.xml><?xml version="1.0" encoding="utf-8"?>
<math xmlns="http://www.w3.org/1998/Math/MathML" display="block">
  <semantics>
    <mstyle mathsize="10pt">
      <mfrac>
        <mn>4</mn>
        <mn>10</mn>
      </mfrac>
    </mstyle>
    <annotation encoding="StarMath 5.0"> size 10 {4  over 10 }</annotation>
  </semantics>
</math>
</file>

<file path=Object 25/content.xml><?xml version="1.0" encoding="utf-8"?>
<math xmlns="http://www.w3.org/1998/Math/MathML" display="block">
  <semantics>
    <mstyle mathsize="10pt">
      <mfrac>
        <mn>146</mn>
        <mn>100</mn>
      </mfrac>
    </mstyle>
    <annotation encoding="StarMath 5.0"> size 10 {146  over 100 }</annotation>
  </semantics>
</math>
</file>

<file path=Object 26/content.xml><?xml version="1.0" encoding="utf-8"?>
<math xmlns="http://www.w3.org/1998/Math/MathML" display="block">
  <semantics>
    <mstyle mathsize="10pt">
      <mfrac>
        <mn>46</mn>
        <mn>100</mn>
      </mfrac>
    </mstyle>
    <annotation encoding="StarMath 5.0"> size 10 {46  over 100 }</annotation>
  </semantics>
</math>
</file>

<file path=Object 27/content.xml><?xml version="1.0" encoding="utf-8"?>
<math xmlns="http://www.w3.org/1998/Math/MathML" display="block">
  <semantics>
    <mstyle mathsize="9pt">
      <mfrac>
        <mn>8</mn>
        <mn>10</mn>
      </mfrac>
    </mstyle>
    <annotation encoding="StarMath 5.0"> size 9 {{8}  over {10} }</annotation>
  </semantics>
</math>
</file>

<file path=Object 28/content.xml><?xml version="1.0" encoding="utf-8"?>
<math xmlns="http://www.w3.org/1998/Math/MathML" display="block">
  <semantics>
    <mstyle mathsize="9pt">
      <mfrac>
        <mn>63</mn>
        <mn>100</mn>
      </mfrac>
    </mstyle>
    <annotation encoding="StarMath 5.0"> size 9 {{63}  over {100} }</annotation>
  </semantics>
</math>
</file>

<file path=Object 3/content.xml><?xml version="1.0" encoding="utf-8"?>
<math xmlns="http://www.w3.org/1998/Math/MathML" display="block">
  <semantics>
    <mstyle mathsize="10pt">
      <mrow>
        <mfrac>
          <mn>16</mn>
          <mn>96</mn>
        </mfrac>
        <mrow>
          <mspace width="2em"/>
          <mo stretchy="false">=</mo>
          <mspace width="2em"/>
        </mrow>
        <mfrac>
          <mn>1</mn>
          <mn>6</mn>
        </mfrac>
      </mrow>
    </mstyle>
    <annotation encoding="StarMath 5.0"> size 10 {{16 over 96 }~=~{1  over 6 }}</annotation>
  </semantics>
</math>
</file>

<file path=Object 4/content.xml><?xml version="1.0" encoding="utf-8"?>
<math xmlns="http://www.w3.org/1998/Math/MathML" display="block">
  <semantics>
    <mstyle mathsize="10pt">
      <mrow>
        <mfrac>
          <mn>32</mn>
          <mn>96</mn>
        </mfrac>
        <mrow>
          <mspace width="2em"/>
          <mo stretchy="false">=</mo>
          <mspace width="2em"/>
        </mrow>
        <mfrac>
          <mn>1</mn>
          <mn>3</mn>
        </mfrac>
      </mrow>
    </mstyle>
    <annotation encoding="StarMath 5.0"> size 10 {{32 over 96 }~=~{1  over 3 }}</annotation>
  </semantics>
</math>
</file>

<file path=Object 5/content.xml><?xml version="1.0" encoding="utf-8"?>
<math xmlns="http://www.w3.org/1998/Math/MathML" display="block">
  <semantics>
    <mstyle mathsize="10pt">
      <mrow>
        <mfrac>
          <mn>8</mn>
          <mn>96</mn>
        </mfrac>
        <mrow>
          <mspace width="2em"/>
          <mo stretchy="false">=</mo>
          <mspace width="2em"/>
        </mrow>
        <mfrac>
          <mn>1</mn>
          <mn>12</mn>
        </mfrac>
      </mrow>
    </mstyle>
    <annotation encoding="StarMath 5.0"> size 10 {{8 over 96 }~=~{1  over 12 }}</annotation>
  </semantics>
</math>
</file>

<file path=Object 6/content.xml><?xml version="1.0" encoding="utf-8"?>
<math xmlns="http://www.w3.org/1998/Math/MathML" display="block">
  <semantics>
    <mstyle mathsize="10pt">
      <mrow>
        <mfrac>
          <mn>1</mn>
          <mn>2</mn>
        </mfrac>
        <mspace width="2em"/>
        <mtext>de</mtext>
        <mspace width="2em"/>
        <mn>1.</mn>
      </mrow>
    </mstyle>
    <annotation encoding="StarMath 5.0"> size 10 {{1  over 2 } ~ "de"~1.}</annotation>
  </semantics>
</math>
</file>

<file path=Object 7/content.xml><?xml version="1.0" encoding="utf-8"?>
<math xmlns="http://www.w3.org/1998/Math/MathML" display="block">
  <semantics>
    <mstyle mathsize="10pt">
      <mrow>
        <mfrac>
          <mn>1</mn>
          <mn>3</mn>
        </mfrac>
        <mspace width="2em"/>
        <mtext>de</mtext>
        <mspace width="2em"/>
        <mn>2.</mn>
      </mrow>
    </mstyle>
    <annotation encoding="StarMath 5.0"> size 10 {{1  over 3 } ~ "de"~2.}</annotation>
  </semantics>
</math>
</file>

<file path=Object 8/content.xml><?xml version="1.0" encoding="utf-8"?>
<math xmlns="http://www.w3.org/1998/Math/MathML" display="block">
  <semantics>
    <mstyle mathsize="10pt">
      <mrow>
        <mfrac>
          <mn>1</mn>
          <mn>2</mn>
        </mfrac>
        <mspace width="2em"/>
        <mtext>de</mtext>
        <mspace width="2em"/>
        <mn>3.</mn>
      </mrow>
    </mstyle>
    <annotation encoding="StarMath 5.0"> size 10 {{1  over 2 } ~ "de"~3.}</annotation>
  </semantics>
</math>
</file>

<file path=Object 9/content.xml><?xml version="1.0" encoding="utf-8"?>
<math xmlns="http://www.w3.org/1998/Math/MathML" display="block">
  <semantics>
    <mstyle mathsize="10pt">
      <mrow>
        <mfrac>
          <mn>1</mn>
          <mn>4</mn>
        </mfrac>
        <mspace width="2em"/>
        <mtext>de</mtext>
        <mspace width="2em"/>
        <mn>4.</mn>
      </mrow>
    </mstyle>
    <annotation encoding="StarMath 5.0"> size 10 {{1  over 4 } ~ "de"~4.}</annotation>
  </semantics>
</math>
</file>